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ibc" table:style-name="ta1">
        <table:table-column table:style-name="co1" table:default-cell-style-name="ce1"/>
        <table:table-column table:style-name="co1" table:number-columns-repeated="4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omm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tr</text:p>
          </table:table-cell>
          <table:table-cell office:value-type="string" calcext:value-type="string">
            <text:p>syst-t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syst-cgro-lim</text:p>
          </table:table-cell>
          <table:table-cell office:value-type="string" calcext:value-type="string">
            <text:p>syst-cgro-slim</text:p>
          </table:table-cell>
          <table:table-cell office:value-type="string" calcext:value-type="string">
            <text:p>syst-cgro-usg</text:p>
          </table:table-cell>
          <table:table-cell office:value-type="string" calcext:value-type="string">
            <text:p>syst-cgro-kusg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hea-usd</text:p>
          </table:table-cell>
          <table:table-cell office:value-type="string" calcext:value-type="string">
            <text:p>proc-chea-free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date" office:date-value="2022-07-19T16:15:26" calcext:value-type="date">
            <text:p>2022-07-19 16:15:26</text:p>
          </table:table-cell>
          <table:table-cell office:value-type="float" office:value="60641848" calcext:value-type="float">
            <text:p>60641848</text:p>
          </table:table-cell>
          <table:table-cell office:value-type="float" office:value="11992068" calcext:value-type="float">
            <text:p>1199206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1152" calcext:value-type="float">
            <text:p>11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6230316" calcext:value-type="float">
            <text:p>16230316</text:p>
          </table:table-cell>
          <table:table-cell office:value-type="float" office:value="661896" calcext:value-type="float">
            <text:p>661896</text:p>
          </table:table-cell>
          <table:table-cell office:value-type="float" office:value="5901284" calcext:value-type="float">
            <text:p>5901284</text:p>
          </table:table-cell>
          <table:table-cell office:value-type="float" office:value="2186800" calcext:value-type="float">
            <text:p>2186800</text:p>
          </table:table-cell>
          <table:table-cell office:value-type="float" office:value="2160992" calcext:value-type="float">
            <text:p>2160992</text:p>
          </table:table-cell>
          <table:table-cell office:value-type="float" office:value="25808" calcext:value-type="float">
            <text:p>25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18" calcext:value-type="float">
            <text:p>47318</text:p>
          </table:table-cell>
          <table:table-cell office:value-type="float" office:value="3878" calcext:value-type="float">
            <text:p>38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24" calcext:value-type="float">
            <text:p>202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date" office:date-value="2022-07-19T16:15:27" calcext:value-type="date">
            <text:p>2022-07-19 16:15:27</text:p>
          </table:table-cell>
          <table:table-cell office:value-type="float" office:value="60474208" calcext:value-type="float">
            <text:p>60474208</text:p>
          </table:table-cell>
          <table:table-cell office:value-type="float" office:value="12049888" calcext:value-type="float">
            <text:p>1204988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92" calcext:value-type="float">
            <text:p>11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422424" calcext:value-type="float">
            <text:p>16422424</text:p>
          </table:table-cell>
          <table:table-cell office:value-type="float" office:value="664444" calcext:value-type="float">
            <text:p>664444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350860" calcext:value-type="float">
            <text:p>2350860</text:p>
          </table:table-cell>
          <table:table-cell office:value-type="float" office:value="2320088" calcext:value-type="float">
            <text:p>2320088</text:p>
          </table:table-cell>
          <table:table-cell office:value-type="float" office:value="30772" calcext:value-type="float">
            <text:p>30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528" calcext:value-type="float">
            <text:p>161528</text:p>
          </table:table-cell>
          <table:table-cell office:value-type="float" office:value="35120" calcext:value-type="float">
            <text:p>35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8886" calcext:value-type="float">
            <text:p>28886</text:p>
          </table:table-cell>
          <table:table-cell office:value-type="float" office:value="25261" calcext:value-type="float">
            <text:p>25261</text:p>
          </table:table-cell>
          <table:table-cell office:value-type="float" office:value="72" calcext:value-type="float">
            <text:p>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7641" calcext:value-type="float">
            <text:p>107641</text:p>
          </table:table-cell>
          <table:table-cell office:value-type="float" office:value="14336" calcext:value-type="float">
            <text:p>14336</text:p>
          </table:table-cell>
          <table:table-cell office:value-type="float" office:value="14053" calcext:value-type="float">
            <text:p>14053</text:p>
          </table:table-cell>
          <table:table-cell office:value-type="float" office:value="2048" calcext:value-type="float">
            <text:p>2048</text:p>
          </table:table-cell>
          <table:table-cell office:value-type="float" office:value="1913" calcext:value-type="float">
            <text:p>1913</text:p>
          </table:table-cell>
          <table:table-cell office:value-type="float" office:value="21504" calcext:value-type="float">
            <text:p>21504</text:p>
          </table:table-cell>
          <table:table-cell office:value-type="float" office:value="9344" calcext:value-type="float">
            <text:p>934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3001" calcext:value-type="float">
            <text:p>3001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28" calcext:value-type="date">
            <text:p>2022-07-19 16:15:28</text:p>
          </table:table-cell>
          <table:table-cell office:value-type="float" office:value="60321300" calcext:value-type="float">
            <text:p>60321300</text:p>
          </table:table-cell>
          <table:table-cell office:value-type="float" office:value="12049888" calcext:value-type="float">
            <text:p>1204988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8" calcext:value-type="float">
            <text:p>118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577824" calcext:value-type="float">
            <text:p>16577824</text:p>
          </table:table-cell>
          <table:table-cell office:value-type="float" office:value="664640" calcext:value-type="float">
            <text:p>664640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507452" calcext:value-type="float">
            <text:p>2507452</text:p>
          </table:table-cell>
          <table:table-cell office:value-type="float" office:value="2476496" calcext:value-type="float">
            <text:p>2476496</text:p>
          </table:table-cell>
          <table:table-cell office:value-type="float" office:value="30956" calcext:value-type="float">
            <text:p>3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163" calcext:value-type="float">
            <text:p>295163</text:p>
          </table:table-cell>
          <table:table-cell office:value-type="float" office:value="56941" calcext:value-type="float">
            <text:p>5694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66528" calcext:value-type="float">
            <text:p>1066528</text:p>
          </table:table-cell>
          <table:table-cell office:value-type="float" office:value="14336" calcext:value-type="float">
            <text:p>14336</text:p>
          </table:table-cell>
          <table:table-cell office:value-type="float" office:value="14054" calcext:value-type="float">
            <text:p>14054</text:p>
          </table:table-cell>
          <table:table-cell office:value-type="float" office:value="2048" calcext:value-type="float">
            <text:p>2048</text:p>
          </table:table-cell>
          <table:table-cell office:value-type="float" office:value="1913" calcext:value-type="float">
            <text:p>1913</text:p>
          </table:table-cell>
          <table:table-cell office:value-type="float" office:value="21504" calcext:value-type="float">
            <text:p>21504</text:p>
          </table:table-cell>
          <table:table-cell office:value-type="float" office:value="9408" calcext:value-type="float">
            <text:p>940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3001" calcext:value-type="float">
            <text:p>3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29" calcext:value-type="date">
            <text:p>2022-07-19 16:15:29</text:p>
          </table:table-cell>
          <table:table-cell office:value-type="float" office:value="60282520" calcext:value-type="float">
            <text:p>60282520</text:p>
          </table:table-cell>
          <table:table-cell office:value-type="float" office:value="12049916" calcext:value-type="float">
            <text:p>120499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5" calcext:value-type="float">
            <text:p>11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612884" calcext:value-type="float">
            <text:p>16612884</text:p>
          </table:table-cell>
          <table:table-cell office:value-type="float" office:value="664652" calcext:value-type="float">
            <text:p>664652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542828" calcext:value-type="float">
            <text:p>2542828</text:p>
          </table:table-cell>
          <table:table-cell office:value-type="float" office:value="2511872" calcext:value-type="float">
            <text:p>2511872</text:p>
          </table:table-cell>
          <table:table-cell office:value-type="float" office:value="30956" calcext:value-type="float">
            <text:p>3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289" calcext:value-type="float">
            <text:p>329289</text:p>
          </table:table-cell>
          <table:table-cell office:value-type="float" office:value="57655" calcext:value-type="float">
            <text:p>5765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20617" calcext:value-type="float">
            <text:p>920617</text:p>
          </table:table-cell>
          <table:table-cell office:value-type="float" office:value="14336" calcext:value-type="float">
            <text:p>14336</text:p>
          </table:table-cell>
          <table:table-cell office:value-type="float" office:value="14054" calcext:value-type="float">
            <text:p>14054</text:p>
          </table:table-cell>
          <table:table-cell office:value-type="float" office:value="2048" calcext:value-type="float">
            <text:p>2048</text:p>
          </table:table-cell>
          <table:table-cell office:value-type="float" office:value="1913" calcext:value-type="float">
            <text:p>1913</text:p>
          </table:table-cell>
          <table:table-cell office:value-type="float" office:value="21504" calcext:value-type="float">
            <text:p>21504</text:p>
          </table:table-cell>
          <table:table-cell office:value-type="float" office:value="9536" calcext:value-type="float">
            <text:p>953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3001" calcext:value-type="float">
            <text:p>3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30" calcext:value-type="date">
            <text:p>2022-07-19 16:15:30</text:p>
          </table:table-cell>
          <table:table-cell office:value-type="float" office:value="60188780" calcext:value-type="float">
            <text:p>60188780</text:p>
          </table:table-cell>
          <table:table-cell office:value-type="float" office:value="12049868" calcext:value-type="float">
            <text:p>1204986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2" calcext:value-type="float">
            <text:p>11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703376" calcext:value-type="float">
            <text:p>16703376</text:p>
          </table:table-cell>
          <table:table-cell office:value-type="float" office:value="664992" calcext:value-type="float">
            <text:p>664992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633324" calcext:value-type="float">
            <text:p>2633324</text:p>
          </table:table-cell>
          <table:table-cell office:value-type="float" office:value="2602368" calcext:value-type="float">
            <text:p>2602368</text:p>
          </table:table-cell>
          <table:table-cell office:value-type="float" office:value="30956" calcext:value-type="float">
            <text:p>3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841" calcext:value-type="float">
            <text:p>295841</text:p>
          </table:table-cell>
          <table:table-cell office:value-type="float" office:value="180359" calcext:value-type="float">
            <text:p>180359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73923" calcext:value-type="float">
            <text:p>573923</text:p>
          </table:table-cell>
          <table:table-cell office:value-type="float" office:value="14336" calcext:value-type="float">
            <text:p>14336</text:p>
          </table:table-cell>
          <table:table-cell office:value-type="float" office:value="14054" calcext:value-type="float">
            <text:p>14054</text:p>
          </table:table-cell>
          <table:table-cell office:value-type="float" office:value="2048" calcext:value-type="float">
            <text:p>2048</text:p>
          </table:table-cell>
          <table:table-cell office:value-type="float" office:value="1913" calcext:value-type="float">
            <text:p>1913</text:p>
          </table:table-cell>
          <table:table-cell office:value-type="float" office:value="21504" calcext:value-type="float">
            <text:p>21504</text:p>
          </table:table-cell>
          <table:table-cell office:value-type="float" office:value="9536" calcext:value-type="float">
            <text:p>95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3001" calcext:value-type="float">
            <text:p>3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31" calcext:value-type="date">
            <text:p>2022-07-19 16:15:31</text:p>
          </table:table-cell>
          <table:table-cell office:value-type="float" office:value="60121248" calcext:value-type="float">
            <text:p>60121248</text:p>
          </table:table-cell>
          <table:table-cell office:value-type="float" office:value="12041676" calcext:value-type="float">
            <text:p>1204167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1" calcext:value-type="float">
            <text:p>11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774700" calcext:value-type="float">
            <text:p>16774700</text:p>
          </table:table-cell>
          <table:table-cell office:value-type="float" office:value="664844" calcext:value-type="float">
            <text:p>664844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704336" calcext:value-type="float">
            <text:p>2704336</text:p>
          </table:table-cell>
          <table:table-cell office:value-type="float" office:value="2673380" calcext:value-type="float">
            <text:p>2673380</text:p>
          </table:table-cell>
          <table:table-cell office:value-type="float" office:value="30956" calcext:value-type="float">
            <text:p>3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034" calcext:value-type="float">
            <text:p>363034</text:p>
          </table:table-cell>
          <table:table-cell office:value-type="float" office:value="184426" calcext:value-type="float">
            <text:p>184426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6608" calcext:value-type="float">
            <text:p>506608</text:p>
          </table:table-cell>
          <table:table-cell office:value-type="float" office:value="14336" calcext:value-type="float">
            <text:p>14336</text:p>
          </table:table-cell>
          <table:table-cell office:value-type="float" office:value="14058" calcext:value-type="float">
            <text:p>14058</text:p>
          </table:table-cell>
          <table:table-cell office:value-type="float" office:value="2048" calcext:value-type="float">
            <text:p>2048</text:p>
          </table:table-cell>
          <table:table-cell office:value-type="float" office:value="1913" calcext:value-type="float">
            <text:p>1913</text:p>
          </table:table-cell>
          <table:table-cell office:value-type="float" office:value="21504" calcext:value-type="float">
            <text:p>21504</text:p>
          </table:table-cell>
          <table:table-cell office:value-type="float" office:value="9536" calcext:value-type="float">
            <text:p>95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3001" calcext:value-type="float">
            <text:p>3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32" calcext:value-type="date">
            <text:p>2022-07-19 16:15:32</text:p>
          </table:table-cell>
          <table:table-cell office:value-type="float" office:value="60116208" calcext:value-type="float">
            <text:p>60116208</text:p>
          </table:table-cell>
          <table:table-cell office:value-type="float" office:value="12042092" calcext:value-type="float">
            <text:p>1204209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7" calcext:value-type="float">
            <text:p>11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778816" calcext:value-type="float">
            <text:p>16778816</text:p>
          </table:table-cell>
          <table:table-cell office:value-type="float" office:value="665008" calcext:value-type="float">
            <text:p>66500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710112" calcext:value-type="float">
            <text:p>2710112</text:p>
          </table:table-cell>
          <table:table-cell office:value-type="float" office:value="2679092" calcext:value-type="float">
            <text:p>267909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934" calcext:value-type="float">
            <text:p>332934</text:p>
          </table:table-cell>
          <table:table-cell office:value-type="float" office:value="273382" calcext:value-type="float">
            <text:p>27338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4202" calcext:value-type="float">
            <text:p>354202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4" calcext:value-type="float">
            <text:p>1401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07-19T16:15:33" calcext:value-type="date">
            <text:p>2022-07-19 16:15:33</text:p>
          </table:table-cell>
          <table:table-cell office:value-type="float" office:value="60000808" calcext:value-type="float">
            <text:p>60000808</text:p>
          </table:table-cell>
          <table:table-cell office:value-type="float" office:value="12042044" calcext:value-type="float">
            <text:p>1204204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900212" calcext:value-type="float">
            <text:p>16900212</text:p>
          </table:table-cell>
          <table:table-cell office:value-type="float" office:value="666320" calcext:value-type="float">
            <text:p>666320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828328" calcext:value-type="float">
            <text:p>2828328</text:p>
          </table:table-cell>
          <table:table-cell office:value-type="float" office:value="2797308" calcext:value-type="float">
            <text:p>279730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724" calcext:value-type="float">
            <text:p>527724</text:p>
          </table:table-cell>
          <table:table-cell office:value-type="float" office:value="199624" calcext:value-type="float">
            <text:p>19962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92451" calcext:value-type="float">
            <text:p>392451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4" calcext:value-type="float">
            <text:p>1401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34" calcext:value-type="date">
            <text:p>2022-07-19 16:15:34</text:p>
          </table:table-cell>
          <table:table-cell office:value-type="float" office:value="59934280" calcext:value-type="float">
            <text:p>59934280</text:p>
          </table:table-cell>
          <table:table-cell office:value-type="float" office:value="12042036" calcext:value-type="float">
            <text:p>12042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3" calcext:value-type="float">
            <text:p>118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962768" calcext:value-type="float">
            <text:p>16962768</text:p>
          </table:table-cell>
          <table:table-cell office:value-type="float" office:value="665380" calcext:value-type="float">
            <text:p>665380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892172" calcext:value-type="float">
            <text:p>2892172</text:p>
          </table:table-cell>
          <table:table-cell office:value-type="float" office:value="2861152" calcext:value-type="float">
            <text:p>286115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614" calcext:value-type="float">
            <text:p>485614</text:p>
          </table:table-cell>
          <table:table-cell office:value-type="float" office:value="304338" calcext:value-type="float">
            <text:p>304338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46279" calcext:value-type="float">
            <text:p>446279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4" calcext:value-type="float">
            <text:p>1401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35" calcext:value-type="date">
            <text:p>2022-07-19 16:15:35</text:p>
          </table:table-cell>
          <table:table-cell office:value-type="float" office:value="59888688" calcext:value-type="float">
            <text:p>59888688</text:p>
          </table:table-cell>
          <table:table-cell office:value-type="float" office:value="12042056" calcext:value-type="float">
            <text:p>1204205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1" calcext:value-type="float">
            <text:p>11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007436" calcext:value-type="float">
            <text:p>17007436</text:p>
          </table:table-cell>
          <table:table-cell office:value-type="float" office:value="665404" calcext:value-type="float">
            <text:p>665404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937084" calcext:value-type="float">
            <text:p>2937084</text:p>
          </table:table-cell>
          <table:table-cell office:value-type="float" office:value="2906064" calcext:value-type="float">
            <text:p>290606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349" calcext:value-type="float">
            <text:p>522349</text:p>
          </table:table-cell>
          <table:table-cell office:value-type="float" office:value="312479" calcext:value-type="float">
            <text:p>312479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23155" calcext:value-type="float">
            <text:p>523155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4" calcext:value-type="float">
            <text:p>1401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36" calcext:value-type="date">
            <text:p>2022-07-19 16:15:36</text:p>
          </table:table-cell>
          <table:table-cell office:value-type="float" office:value="59881132" calcext:value-type="float">
            <text:p>59881132</text:p>
          </table:table-cell>
          <table:table-cell office:value-type="float" office:value="12042040" calcext:value-type="float">
            <text:p>1204204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0" calcext:value-type="float">
            <text:p>11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016660" calcext:value-type="float">
            <text:p>17016660</text:p>
          </table:table-cell>
          <table:table-cell office:value-type="float" office:value="666448" calcext:value-type="float">
            <text:p>66644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945960" calcext:value-type="float">
            <text:p>2945960</text:p>
          </table:table-cell>
          <table:table-cell office:value-type="float" office:value="2914940" calcext:value-type="float">
            <text:p>291494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285" calcext:value-type="float">
            <text:p>607285</text:p>
          </table:table-cell>
          <table:table-cell office:value-type="float" office:value="236067" calcext:value-type="float">
            <text:p>236067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3674" calcext:value-type="float">
            <text:p>203674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4" calcext:value-type="float">
            <text:p>1401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37" calcext:value-type="date">
            <text:p>2022-07-19 16:15:37</text:p>
          </table:table-cell>
          <table:table-cell office:value-type="float" office:value="59845340" calcext:value-type="float">
            <text:p>59845340</text:p>
          </table:table-cell>
          <table:table-cell office:value-type="float" office:value="12042040" calcext:value-type="float">
            <text:p>1204204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0" calcext:value-type="float">
            <text:p>11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051732" calcext:value-type="float">
            <text:p>17051732</text:p>
          </table:table-cell>
          <table:table-cell office:value-type="float" office:value="665472" calcext:value-type="float">
            <text:p>665472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2980760" calcext:value-type="float">
            <text:p>2980760</text:p>
          </table:table-cell>
          <table:table-cell office:value-type="float" office:value="2949740" calcext:value-type="float">
            <text:p>294974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550" calcext:value-type="float">
            <text:p>567550</text:p>
          </table:table-cell>
          <table:table-cell office:value-type="float" office:value="310810" calcext:value-type="float">
            <text:p>31081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30468" calcext:value-type="float">
            <text:p>330468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4" calcext:value-type="float">
            <text:p>1401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38" calcext:value-type="date">
            <text:p>2022-07-19 16:15:38</text:p>
          </table:table-cell>
          <table:table-cell office:value-type="float" office:value="59794460" calcext:value-type="float">
            <text:p>59794460</text:p>
          </table:table-cell>
          <table:table-cell office:value-type="float" office:value="12042040" calcext:value-type="float">
            <text:p>1204204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100712" calcext:value-type="float">
            <text:p>17100712</text:p>
          </table:table-cell>
          <table:table-cell office:value-type="float" office:value="665532" calcext:value-type="float">
            <text:p>665532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028528" calcext:value-type="float">
            <text:p>3028528</text:p>
          </table:table-cell>
          <table:table-cell office:value-type="float" office:value="2997508" calcext:value-type="float">
            <text:p>299750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644" calcext:value-type="float">
            <text:p>551644</text:p>
          </table:table-cell>
          <table:table-cell office:value-type="float" office:value="374828" calcext:value-type="float">
            <text:p>37482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5178" calcext:value-type="float">
            <text:p>485178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4" calcext:value-type="float">
            <text:p>1401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39" calcext:value-type="date">
            <text:p>2022-07-19 16:15:39</text:p>
          </table:table-cell>
          <table:table-cell office:value-type="float" office:value="59774560" calcext:value-type="float">
            <text:p>59774560</text:p>
          </table:table-cell>
          <table:table-cell office:value-type="float" office:value="12042040" calcext:value-type="float">
            <text:p>1204204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125620" calcext:value-type="float">
            <text:p>17125620</text:p>
          </table:table-cell>
          <table:table-cell office:value-type="float" office:value="666628" calcext:value-type="float">
            <text:p>66662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052552" calcext:value-type="float">
            <text:p>3052552</text:p>
          </table:table-cell>
          <table:table-cell office:value-type="float" office:value="3021532" calcext:value-type="float">
            <text:p>302153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858" calcext:value-type="float">
            <text:p>728858</text:p>
          </table:table-cell>
          <table:table-cell office:value-type="float" office:value="222598" calcext:value-type="float">
            <text:p>22259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40748" calcext:value-type="float">
            <text:p>740748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4" calcext:value-type="float">
            <text:p>1401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0" calcext:value-type="date">
            <text:p>2022-07-19 16:15:40</text:p>
          </table:table-cell>
          <table:table-cell office:value-type="float" office:value="59734468" calcext:value-type="float">
            <text:p>59734468</text:p>
          </table:table-cell>
          <table:table-cell office:value-type="float" office:value="12033848" calcext:value-type="float">
            <text:p>120338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159632" calcext:value-type="float">
            <text:p>17159632</text:p>
          </table:table-cell>
          <table:table-cell office:value-type="float" office:value="665516" calcext:value-type="float">
            <text:p>665516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089400" calcext:value-type="float">
            <text:p>3089400</text:p>
          </table:table-cell>
          <table:table-cell office:value-type="float" office:value="3058380" calcext:value-type="float">
            <text:p>305838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758" calcext:value-type="float">
            <text:p>654758</text:p>
          </table:table-cell>
          <table:table-cell office:value-type="float" office:value="330610" calcext:value-type="float">
            <text:p>33061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84728" calcext:value-type="float">
            <text:p>184728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6" calcext:value-type="float">
            <text:p>1401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1" calcext:value-type="date">
            <text:p>2022-07-19 16:15:41</text:p>
          </table:table-cell>
          <table:table-cell office:value-type="float" office:value="59708780" calcext:value-type="float">
            <text:p>59708780</text:p>
          </table:table-cell>
          <table:table-cell office:value-type="float" office:value="12033848" calcext:value-type="float">
            <text:p>120338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186396" calcext:value-type="float">
            <text:p>17186396</text:p>
          </table:table-cell>
          <table:table-cell office:value-type="float" office:value="665652" calcext:value-type="float">
            <text:p>665652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114956" calcext:value-type="float">
            <text:p>3114956</text:p>
          </table:table-cell>
          <table:table-cell office:value-type="float" office:value="3083936" calcext:value-type="float">
            <text:p>308393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798" calcext:value-type="float">
            <text:p>616798</text:p>
          </table:table-cell>
          <table:table-cell office:value-type="float" office:value="394642" calcext:value-type="float">
            <text:p>39464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2650" calcext:value-type="float">
            <text:p>252650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6" calcext:value-type="float">
            <text:p>1401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2" calcext:value-type="date">
            <text:p>2022-07-19 16:15:42</text:p>
          </table:table-cell>
          <table:table-cell office:value-type="float" office:value="59690404" calcext:value-type="float">
            <text:p>59690404</text:p>
          </table:table-cell>
          <table:table-cell office:value-type="float" office:value="12033848" calcext:value-type="float">
            <text:p>120338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06816" calcext:value-type="float">
            <text:p>17206816</text:p>
          </table:table-cell>
          <table:table-cell office:value-type="float" office:value="666592" calcext:value-type="float">
            <text:p>666592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135248" calcext:value-type="float">
            <text:p>3135248</text:p>
          </table:table-cell>
          <table:table-cell office:value-type="float" office:value="3104228" calcext:value-type="float">
            <text:p>310422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876" calcext:value-type="float">
            <text:p>801876</text:p>
          </table:table-cell>
          <table:table-cell office:value-type="float" office:value="231484" calcext:value-type="float">
            <text:p>23148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82779" calcext:value-type="float">
            <text:p>382779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6" calcext:value-type="float">
            <text:p>1401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3" calcext:value-type="date">
            <text:p>2022-07-19 16:15:43</text:p>
          </table:table-cell>
          <table:table-cell office:value-type="float" office:value="59674756" calcext:value-type="float">
            <text:p>59674756</text:p>
          </table:table-cell>
          <table:table-cell office:value-type="float" office:value="12033848" calcext:value-type="float">
            <text:p>120338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19496" calcext:value-type="float">
            <text:p>17219496</text:p>
          </table:table-cell>
          <table:table-cell office:value-type="float" office:value="665728" calcext:value-type="float">
            <text:p>66572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149188" calcext:value-type="float">
            <text:p>3149188</text:p>
          </table:table-cell>
          <table:table-cell office:value-type="float" office:value="3118168" calcext:value-type="float">
            <text:p>31181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064" calcext:value-type="float">
            <text:p>764064</text:p>
          </table:table-cell>
          <table:table-cell office:value-type="float" office:value="281848" calcext:value-type="float">
            <text:p>28184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67700" calcext:value-type="float">
            <text:p>567700</text:p>
          </table:table-cell>
          <table:table-cell office:value-type="float" office:value="14528" calcext:value-type="float">
            <text:p>14528</text:p>
          </table:table-cell>
          <table:table-cell office:value-type="float" office:value="14016" calcext:value-type="float">
            <text:p>1401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4" calcext:value-type="date">
            <text:p>2022-07-19 16:15:44</text:p>
          </table:table-cell>
          <table:table-cell office:value-type="float" office:value="59623348" calcext:value-type="float">
            <text:p>59623348</text:p>
          </table:table-cell>
          <table:table-cell office:value-type="float" office:value="12033916" calcext:value-type="float">
            <text:p>120339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71148" calcext:value-type="float">
            <text:p>17271148</text:p>
          </table:table-cell>
          <table:table-cell office:value-type="float" office:value="665748" calcext:value-type="float">
            <text:p>66574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202072" calcext:value-type="float">
            <text:p>3202072</text:p>
          </table:table-cell>
          <table:table-cell office:value-type="float" office:value="3171052" calcext:value-type="float">
            <text:p>317105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362" calcext:value-type="float">
            <text:p>698362</text:p>
          </table:table-cell>
          <table:table-cell office:value-type="float" office:value="399230" calcext:value-type="float">
            <text:p>39923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49755" calcext:value-type="float">
            <text:p>249755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0" calcext:value-type="float">
            <text:p>14020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5" calcext:value-type="date">
            <text:p>2022-07-19 16:15:45</text:p>
          </table:table-cell>
          <table:table-cell office:value-type="float" office:value="59608480" calcext:value-type="float">
            <text:p>59608480</text:p>
          </table:table-cell>
          <table:table-cell office:value-type="float" office:value="12033952" calcext:value-type="float">
            <text:p>12033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87884" calcext:value-type="float">
            <text:p>17287884</text:p>
          </table:table-cell>
          <table:table-cell office:value-type="float" office:value="666608" calcext:value-type="float">
            <text:p>66660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216812" calcext:value-type="float">
            <text:p>3216812</text:p>
          </table:table-cell>
          <table:table-cell office:value-type="float" office:value="3185792" calcext:value-type="float">
            <text:p>318579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79" calcext:value-type="float">
            <text:p>840879</text:p>
          </table:table-cell>
          <table:table-cell office:value-type="float" office:value="272225" calcext:value-type="float">
            <text:p>272225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28582" calcext:value-type="float">
            <text:p>228582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0" calcext:value-type="float">
            <text:p>14020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6" calcext:value-type="date">
            <text:p>2022-07-19 16:15:46</text:p>
          </table:table-cell>
          <table:table-cell office:value-type="float" office:value="59606476" calcext:value-type="float">
            <text:p>59606476</text:p>
          </table:table-cell>
          <table:table-cell office:value-type="float" office:value="12033952" calcext:value-type="float">
            <text:p>12033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87840" calcext:value-type="float">
            <text:p>17287840</text:p>
          </table:table-cell>
          <table:table-cell office:value-type="float" office:value="665880" calcext:value-type="float">
            <text:p>665880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217596" calcext:value-type="float">
            <text:p>3217596</text:p>
          </table:table-cell>
          <table:table-cell office:value-type="float" office:value="3186576" calcext:value-type="float">
            <text:p>318657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409" calcext:value-type="float">
            <text:p>848409</text:p>
          </table:table-cell>
          <table:table-cell office:value-type="float" office:value="265579" calcext:value-type="float">
            <text:p>265579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4382" calcext:value-type="float">
            <text:p>344382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0" calcext:value-type="float">
            <text:p>14020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7" calcext:value-type="date">
            <text:p>2022-07-19 16:15:47</text:p>
          </table:table-cell>
          <table:table-cell office:value-type="float" office:value="59562408" calcext:value-type="float">
            <text:p>59562408</text:p>
          </table:table-cell>
          <table:table-cell office:value-type="float" office:value="12033952" calcext:value-type="float">
            <text:p>12033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332260" calcext:value-type="float">
            <text:p>17332260</text:p>
          </table:table-cell>
          <table:table-cell office:value-type="float" office:value="665968" calcext:value-type="float">
            <text:p>66596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260848" calcext:value-type="float">
            <text:p>3260848</text:p>
          </table:table-cell>
          <table:table-cell office:value-type="float" office:value="3229828" calcext:value-type="float">
            <text:p>322982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435" calcext:value-type="float">
            <text:p>809435</text:p>
          </table:table-cell>
          <table:table-cell office:value-type="float" office:value="348457" calcext:value-type="float">
            <text:p>348457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8852" calcext:value-type="float">
            <text:p>488852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0" calcext:value-type="float">
            <text:p>14020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8" calcext:value-type="date">
            <text:p>2022-07-19 16:15:48</text:p>
          </table:table-cell>
          <table:table-cell office:value-type="float" office:value="59519820" calcext:value-type="float">
            <text:p>59519820</text:p>
          </table:table-cell>
          <table:table-cell office:value-type="float" office:value="12033552" calcext:value-type="float">
            <text:p>120335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0" calcext:value-type="float">
            <text:p>11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374112" calcext:value-type="float">
            <text:p>17374112</text:p>
          </table:table-cell>
          <table:table-cell office:value-type="float" office:value="666000" calcext:value-type="float">
            <text:p>666000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305740" calcext:value-type="float">
            <text:p>3305740</text:p>
          </table:table-cell>
          <table:table-cell office:value-type="float" office:value="3274720" calcext:value-type="float">
            <text:p>327472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719" calcext:value-type="float">
            <text:p>782719</text:p>
          </table:table-cell>
          <table:table-cell office:value-type="float" office:value="418489" calcext:value-type="float">
            <text:p>41848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529" calcext:value-type="float">
            <text:p>5529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1" calcext:value-type="float">
            <text:p>1402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49" calcext:value-type="date">
            <text:p>2022-07-19 16:15:49</text:p>
          </table:table-cell>
          <table:table-cell office:value-type="float" office:value="59518048" calcext:value-type="float">
            <text:p>59518048</text:p>
          </table:table-cell>
          <table:table-cell office:value-type="float" office:value="12033984" calcext:value-type="float">
            <text:p>1203398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1" calcext:value-type="float">
            <text:p>11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376364" calcext:value-type="float">
            <text:p>17376364</text:p>
          </table:table-cell>
          <table:table-cell office:value-type="float" office:value="666104" calcext:value-type="float">
            <text:p>666104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306000" calcext:value-type="float">
            <text:p>3306000</text:p>
          </table:table-cell>
          <table:table-cell office:value-type="float" office:value="3274980" calcext:value-type="float">
            <text:p>327498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912" calcext:value-type="float">
            <text:p>942912</text:p>
          </table:table-cell>
          <table:table-cell office:value-type="float" office:value="258624" calcext:value-type="float">
            <text:p>25862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14238" calcext:value-type="float">
            <text:p>214238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1" calcext:value-type="float">
            <text:p>1402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0" calcext:value-type="date">
            <text:p>2022-07-19 16:15:50</text:p>
          </table:table-cell>
          <table:table-cell office:value-type="float" office:value="59507716" calcext:value-type="float">
            <text:p>59507716</text:p>
          </table:table-cell>
          <table:table-cell office:value-type="float" office:value="12033984" calcext:value-type="float">
            <text:p>1203398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3" calcext:value-type="float">
            <text:p>11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385276" calcext:value-type="float">
            <text:p>17385276</text:p>
          </table:table-cell>
          <table:table-cell office:value-type="float" office:value="666168" calcext:value-type="float">
            <text:p>66616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315200" calcext:value-type="float">
            <text:p>3315200</text:p>
          </table:table-cell>
          <table:table-cell office:value-type="float" office:value="3284180" calcext:value-type="float">
            <text:p>328418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479" calcext:value-type="float">
            <text:p>905479</text:p>
          </table:table-cell>
          <table:table-cell office:value-type="float" office:value="305937" calcext:value-type="float">
            <text:p>305937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34135" calcext:value-type="float">
            <text:p>334135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1" calcext:value-type="float">
            <text:p>1402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1" calcext:value-type="date">
            <text:p>2022-07-19 16:15:51</text:p>
          </table:table-cell>
          <table:table-cell office:value-type="float" office:value="59459836" calcext:value-type="float">
            <text:p>59459836</text:p>
          </table:table-cell>
          <table:table-cell office:value-type="float" office:value="12033984" calcext:value-type="float">
            <text:p>1203398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3" calcext:value-type="float">
            <text:p>118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35000" calcext:value-type="float">
            <text:p>17435000</text:p>
          </table:table-cell>
          <table:table-cell office:value-type="float" office:value="666984" calcext:value-type="float">
            <text:p>666984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363988" calcext:value-type="float">
            <text:p>3363988</text:p>
          </table:table-cell>
          <table:table-cell office:value-type="float" office:value="3332968" calcext:value-type="float">
            <text:p>33329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9607" calcext:value-type="float">
            <text:p>869607</text:p>
          </table:table-cell>
          <table:table-cell office:value-type="float" office:value="391481" calcext:value-type="float">
            <text:p>391481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46353" calcext:value-type="float">
            <text:p>446353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1" calcext:value-type="float">
            <text:p>1402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2" calcext:value-type="date">
            <text:p>2022-07-19 16:15:52</text:p>
          </table:table-cell>
          <table:table-cell office:value-type="float" office:value="59438920" calcext:value-type="float">
            <text:p>59438920</text:p>
          </table:table-cell>
          <table:table-cell office:value-type="float" office:value="12033648" calcext:value-type="float">
            <text:p>120336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62" calcext:value-type="float">
            <text:p>11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55320" calcext:value-type="float">
            <text:p>17455320</text:p>
          </table:table-cell>
          <table:table-cell office:value-type="float" office:value="665788" calcext:value-type="float">
            <text:p>66578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387240" calcext:value-type="float">
            <text:p>3387240</text:p>
          </table:table-cell>
          <table:table-cell office:value-type="float" office:value="3356220" calcext:value-type="float">
            <text:p>335622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780" calcext:value-type="float">
            <text:p>1047780</text:p>
          </table:table-cell>
          <table:table-cell office:value-type="float" office:value="236205" calcext:value-type="float">
            <text:p>236205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4870" calcext:value-type="float">
            <text:p>264870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1" calcext:value-type="float">
            <text:p>1402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3" calcext:value-type="date">
            <text:p>2022-07-19 16:15:53</text:p>
          </table:table-cell>
          <table:table-cell office:value-type="float" office:value="59443220" calcext:value-type="float">
            <text:p>59443220</text:p>
          </table:table-cell>
          <table:table-cell office:value-type="float" office:value="11993236" calcext:value-type="float">
            <text:p>119932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42196" calcext:value-type="float">
            <text:p>17442196</text:p>
          </table:table-cell>
          <table:table-cell office:value-type="float" office:value="665856" calcext:value-type="float">
            <text:p>665856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388564" calcext:value-type="float">
            <text:p>3388564</text:p>
          </table:table-cell>
          <table:table-cell office:value-type="float" office:value="3357544" calcext:value-type="float">
            <text:p>335754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3512" calcext:value-type="float">
            <text:p>993512</text:p>
          </table:table-cell>
          <table:table-cell office:value-type="float" office:value="290996" calcext:value-type="float">
            <text:p>29099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8046" calcext:value-type="float">
            <text:p>78046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2" calcext:value-type="float">
            <text:p>1402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4" calcext:value-type="date">
            <text:p>2022-07-19 16:15:54</text:p>
          </table:table-cell>
          <table:table-cell office:value-type="float" office:value="59408200" calcext:value-type="float">
            <text:p>59408200</text:p>
          </table:table-cell>
          <table:table-cell office:value-type="float" office:value="11993236" calcext:value-type="float">
            <text:p>119932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81624" calcext:value-type="float">
            <text:p>17481624</text:p>
          </table:table-cell>
          <table:table-cell office:value-type="float" office:value="666716" calcext:value-type="float">
            <text:p>666716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425396" calcext:value-type="float">
            <text:p>3425396</text:p>
          </table:table-cell>
          <table:table-cell office:value-type="float" office:value="3394376" calcext:value-type="float">
            <text:p>339437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090" calcext:value-type="float">
            <text:p>954090</text:p>
          </table:table-cell>
          <table:table-cell office:value-type="float" office:value="368802" calcext:value-type="float">
            <text:p>36880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2855" calcext:value-type="float">
            <text:p>172855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2" calcext:value-type="float">
            <text:p>1402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5" calcext:value-type="date">
            <text:p>2022-07-19 16:15:55</text:p>
          </table:table-cell>
          <table:table-cell office:value-type="float" office:value="59362840" calcext:value-type="float">
            <text:p>59362840</text:p>
          </table:table-cell>
          <table:table-cell office:value-type="float" office:value="11993236" calcext:value-type="float">
            <text:p>119932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532112" calcext:value-type="float">
            <text:p>17532112</text:p>
          </table:table-cell>
          <table:table-cell office:value-type="float" office:value="666048" calcext:value-type="float">
            <text:p>66604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477388" calcext:value-type="float">
            <text:p>3477388</text:p>
          </table:table-cell>
          <table:table-cell office:value-type="float" office:value="3446368" calcext:value-type="float">
            <text:p>34463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4640" calcext:value-type="float">
            <text:p>1154640</text:p>
          </table:table-cell>
          <table:table-cell office:value-type="float" office:value="221480" calcext:value-type="float">
            <text:p>22148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9470" calcext:value-type="float">
            <text:p>259470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2" calcext:value-type="float">
            <text:p>1402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6" calcext:value-type="date">
            <text:p>2022-07-19 16:15:56</text:p>
          </table:table-cell>
          <table:table-cell office:value-type="float" office:value="59355784" calcext:value-type="float">
            <text:p>59355784</text:p>
          </table:table-cell>
          <table:table-cell office:value-type="float" office:value="11992916" calcext:value-type="float">
            <text:p>119929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57" calcext:value-type="float">
            <text:p>11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534640" calcext:value-type="float">
            <text:p>17534640</text:p>
          </table:table-cell>
          <table:table-cell office:value-type="float" office:value="665532" calcext:value-type="float">
            <text:p>665532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482384" calcext:value-type="float">
            <text:p>3482384</text:p>
          </table:table-cell>
          <table:table-cell office:value-type="float" office:value="3451364" calcext:value-type="float">
            <text:p>345136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282" calcext:value-type="float">
            <text:p>1089282</text:p>
          </table:table-cell>
          <table:table-cell office:value-type="float" office:value="289282" calcext:value-type="float">
            <text:p>289282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592" calcext:value-type="float">
            <text:p>128592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2" calcext:value-type="float">
            <text:p>1402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7" calcext:value-type="date">
            <text:p>2022-07-19 16:15:57</text:p>
          </table:table-cell>
          <table:table-cell office:value-type="float" office:value="59334616" calcext:value-type="float">
            <text:p>59334616</text:p>
          </table:table-cell>
          <table:table-cell office:value-type="float" office:value="11993236" calcext:value-type="float">
            <text:p>119932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560084" calcext:value-type="float">
            <text:p>17560084</text:p>
          </table:table-cell>
          <table:table-cell office:value-type="float" office:value="666916" calcext:value-type="float">
            <text:p>666916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504176" calcext:value-type="float">
            <text:p>3504176</text:p>
          </table:table-cell>
          <table:table-cell office:value-type="float" office:value="3473156" calcext:value-type="float">
            <text:p>347315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724" calcext:value-type="float">
            <text:p>1038724</text:p>
          </table:table-cell>
          <table:table-cell office:value-type="float" office:value="362292" calcext:value-type="float">
            <text:p>36229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31869" calcext:value-type="float">
            <text:p>1031869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4" calcext:value-type="float">
            <text:p>1402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8" calcext:value-type="date">
            <text:p>2022-07-19 16:15:58</text:p>
          </table:table-cell>
          <table:table-cell office:value-type="float" office:value="59287272" calcext:value-type="float">
            <text:p>59287272</text:p>
          </table:table-cell>
          <table:table-cell office:value-type="float" office:value="11993236" calcext:value-type="float">
            <text:p>119932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10284" calcext:value-type="float">
            <text:p>17610284</text:p>
          </table:table-cell>
          <table:table-cell office:value-type="float" office:value="666196" calcext:value-type="float">
            <text:p>666196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553648" calcext:value-type="float">
            <text:p>3553648</text:p>
          </table:table-cell>
          <table:table-cell office:value-type="float" office:value="3522628" calcext:value-type="float">
            <text:p>352262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654" calcext:value-type="float">
            <text:p>1212654</text:p>
          </table:table-cell>
          <table:table-cell office:value-type="float" office:value="238318" calcext:value-type="float">
            <text:p>23831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11312" calcext:value-type="float">
            <text:p>1111312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4" calcext:value-type="float">
            <text:p>1402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5:59" calcext:value-type="date">
            <text:p>2022-07-19 16:15:59</text:p>
          </table:table-cell>
          <table:table-cell office:value-type="float" office:value="59280724" calcext:value-type="float">
            <text:p>59280724</text:p>
          </table:table-cell>
          <table:table-cell office:value-type="float" office:value="11993236" calcext:value-type="float">
            <text:p>119932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6" calcext:value-type="float">
            <text:p>1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09600" calcext:value-type="float">
            <text:p>17609600</text:p>
          </table:table-cell>
          <table:table-cell office:value-type="float" office:value="666160" calcext:value-type="float">
            <text:p>666160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553648" calcext:value-type="float">
            <text:p>3553648</text:p>
          </table:table-cell>
          <table:table-cell office:value-type="float" office:value="3522628" calcext:value-type="float">
            <text:p>352262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180" calcext:value-type="float">
            <text:p>1188180</text:p>
          </table:table-cell>
          <table:table-cell office:value-type="float" office:value="262792" calcext:value-type="float">
            <text:p>262792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57482" calcext:value-type="float">
            <text:p>1157482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4" calcext:value-type="float">
            <text:p>1402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0" calcext:value-type="date">
            <text:p>2022-07-19 16:16:00</text:p>
          </table:table-cell>
          <table:table-cell office:value-type="float" office:value="59228596" calcext:value-type="float">
            <text:p>59228596</text:p>
          </table:table-cell>
          <table:table-cell office:value-type="float" office:value="11993044" calcext:value-type="float">
            <text:p>1199304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63" calcext:value-type="float">
            <text:p>11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64748" calcext:value-type="float">
            <text:p>17664748</text:p>
          </table:table-cell>
          <table:table-cell office:value-type="float" office:value="667048" calcext:value-type="float">
            <text:p>66704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609476" calcext:value-type="float">
            <text:p>3609476</text:p>
          </table:table-cell>
          <table:table-cell office:value-type="float" office:value="3578456" calcext:value-type="float">
            <text:p>357845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805" calcext:value-type="float">
            <text:p>1144805</text:p>
          </table:table-cell>
          <table:table-cell office:value-type="float" office:value="361135" calcext:value-type="float">
            <text:p>361135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61510" calcext:value-type="float">
            <text:p>1261510</text:p>
          </table:table-cell>
          <table:table-cell office:value-type="float" office:value="14528" calcext:value-type="float">
            <text:p>14528</text:p>
          </table:table-cell>
          <table:table-cell office:value-type="float" office:value="14024" calcext:value-type="float">
            <text:p>14024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28" calcext:value-type="float">
            <text:p>972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1" calcext:value-type="date">
            <text:p>2022-07-19 16:16:01</text:p>
          </table:table-cell>
          <table:table-cell office:value-type="float" office:value="59209428" calcext:value-type="float">
            <text:p>59209428</text:p>
          </table:table-cell>
          <table:table-cell office:value-type="float" office:value="11993300" calcext:value-type="float">
            <text:p>119933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6" calcext:value-type="float">
            <text:p>1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86808" calcext:value-type="float">
            <text:p>17686808</text:p>
          </table:table-cell>
          <table:table-cell office:value-type="float" office:value="666204" calcext:value-type="float">
            <text:p>666204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631504" calcext:value-type="float">
            <text:p>3631504</text:p>
          </table:table-cell>
          <table:table-cell office:value-type="float" office:value="3600484" calcext:value-type="float">
            <text:p>360048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0278" calcext:value-type="float">
            <text:p>1260278</text:p>
          </table:table-cell>
          <table:table-cell office:value-type="float" office:value="268150" calcext:value-type="float">
            <text:p>26815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00662" calcext:value-type="float">
            <text:p>900662</text:p>
          </table:table-cell>
          <table:table-cell office:value-type="float" office:value="14528" calcext:value-type="float">
            <text:p>14528</text:p>
          </table:table-cell>
          <table:table-cell office:value-type="float" office:value="14039" calcext:value-type="float">
            <text:p>14039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2" calcext:value-type="date">
            <text:p>2022-07-19 16:16:02</text:p>
          </table:table-cell>
          <table:table-cell office:value-type="float" office:value="59204188" calcext:value-type="float">
            <text:p>59204188</text:p>
          </table:table-cell>
          <table:table-cell office:value-type="float" office:value="11993300" calcext:value-type="float">
            <text:p>119933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80" calcext:value-type="float">
            <text:p>11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88768" calcext:value-type="float">
            <text:p>17688768</text:p>
          </table:table-cell>
          <table:table-cell office:value-type="float" office:value="666404" calcext:value-type="float">
            <text:p>666404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632560" calcext:value-type="float">
            <text:p>3632560</text:p>
          </table:table-cell>
          <table:table-cell office:value-type="float" office:value="3601540" calcext:value-type="float">
            <text:p>360154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0744" calcext:value-type="float">
            <text:p>1270744</text:p>
          </table:table-cell>
          <table:table-cell office:value-type="float" office:value="259204" calcext:value-type="float">
            <text:p>25920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61516" calcext:value-type="float">
            <text:p>1061516</text:p>
          </table:table-cell>
          <table:table-cell office:value-type="float" office:value="14528" calcext:value-type="float">
            <text:p>14528</text:p>
          </table:table-cell>
          <table:table-cell office:value-type="float" office:value="14039" calcext:value-type="float">
            <text:p>14039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3" calcext:value-type="date">
            <text:p>2022-07-19 16:16:03</text:p>
          </table:table-cell>
          <table:table-cell office:value-type="float" office:value="59151532" calcext:value-type="float">
            <text:p>59151532</text:p>
          </table:table-cell>
          <table:table-cell office:value-type="float" office:value="11993208" calcext:value-type="float">
            <text:p>1199320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743448" calcext:value-type="float">
            <text:p>17743448</text:p>
          </table:table-cell>
          <table:table-cell office:value-type="float" office:value="667400" calcext:value-type="float">
            <text:p>667400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686288" calcext:value-type="float">
            <text:p>3686288</text:p>
          </table:table-cell>
          <table:table-cell office:value-type="float" office:value="3655268" calcext:value-type="float">
            <text:p>36552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324" calcext:value-type="float">
            <text:p>1236324</text:p>
          </table:table-cell>
          <table:table-cell office:value-type="float" office:value="347008" calcext:value-type="float">
            <text:p>34700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097" calcext:value-type="float">
            <text:p>1168097</text:p>
          </table:table-cell>
          <table:table-cell office:value-type="float" office:value="14528" calcext:value-type="float">
            <text:p>14528</text:p>
          </table:table-cell>
          <table:table-cell office:value-type="float" office:value="14039" calcext:value-type="float">
            <text:p>14039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4" calcext:value-type="date">
            <text:p>2022-07-19 16:16:04</text:p>
          </table:table-cell>
          <table:table-cell office:value-type="float" office:value="59103636" calcext:value-type="float">
            <text:p>59103636</text:p>
          </table:table-cell>
          <table:table-cell office:value-type="float" office:value="11992984" calcext:value-type="float">
            <text:p>1199298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65" calcext:value-type="float">
            <text:p>11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793608" calcext:value-type="float">
            <text:p>17793608</text:p>
          </table:table-cell>
          <table:table-cell office:value-type="float" office:value="666288" calcext:value-type="float">
            <text:p>66628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738796" calcext:value-type="float">
            <text:p>3738796</text:p>
          </table:table-cell>
          <table:table-cell office:value-type="float" office:value="3707776" calcext:value-type="float">
            <text:p>370777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9265" calcext:value-type="float">
            <text:p>1319265</text:p>
          </table:table-cell>
          <table:table-cell office:value-type="float" office:value="316139" calcext:value-type="float">
            <text:p>31613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39360" calcext:value-type="float">
            <text:p>1239360</text:p>
          </table:table-cell>
          <table:table-cell office:value-type="float" office:value="14528" calcext:value-type="float">
            <text:p>14528</text:p>
          </table:table-cell>
          <table:table-cell office:value-type="float" office:value="14039" calcext:value-type="float">
            <text:p>14039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5" calcext:value-type="date">
            <text:p>2022-07-19 16:16:05</text:p>
          </table:table-cell>
          <table:table-cell office:value-type="float" office:value="59098840" calcext:value-type="float">
            <text:p>59098840</text:p>
          </table:table-cell>
          <table:table-cell office:value-type="float" office:value="11993208" calcext:value-type="float">
            <text:p>1199320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80" calcext:value-type="float">
            <text:p>11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795208" calcext:value-type="float">
            <text:p>17795208</text:p>
          </table:table-cell>
          <table:table-cell office:value-type="float" office:value="666608" calcext:value-type="float">
            <text:p>66660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739984" calcext:value-type="float">
            <text:p>3739984</text:p>
          </table:table-cell>
          <table:table-cell office:value-type="float" office:value="3708964" calcext:value-type="float">
            <text:p>370896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3439" calcext:value-type="float">
            <text:p>1363439</text:p>
          </table:table-cell>
          <table:table-cell office:value-type="float" office:value="272577" calcext:value-type="float">
            <text:p>27257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50812" calcext:value-type="float">
            <text:p>1050812</text:p>
          </table:table-cell>
          <table:table-cell office:value-type="float" office:value="14528" calcext:value-type="float">
            <text:p>14528</text:p>
          </table:table-cell>
          <table:table-cell office:value-type="float" office:value="14045" calcext:value-type="float">
            <text:p>1404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6" calcext:value-type="date">
            <text:p>2022-07-19 16:16:06</text:p>
          </table:table-cell>
          <table:table-cell office:value-type="float" office:value="59087756" calcext:value-type="float">
            <text:p>59087756</text:p>
          </table:table-cell>
          <table:table-cell office:value-type="float" office:value="11993208" calcext:value-type="float">
            <text:p>1199320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80" calcext:value-type="float">
            <text:p>11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805896" calcext:value-type="float">
            <text:p>17805896</text:p>
          </table:table-cell>
          <table:table-cell office:value-type="float" office:value="666608" calcext:value-type="float">
            <text:p>66660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750764" calcext:value-type="float">
            <text:p>3750764</text:p>
          </table:table-cell>
          <table:table-cell office:value-type="float" office:value="3719744" calcext:value-type="float">
            <text:p>371974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4280" calcext:value-type="float">
            <text:p>1324280</text:p>
          </table:table-cell>
          <table:table-cell office:value-type="float" office:value="322612" calcext:value-type="float">
            <text:p>322612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05006" calcext:value-type="float">
            <text:p>1205006</text:p>
          </table:table-cell>
          <table:table-cell office:value-type="float" office:value="14528" calcext:value-type="float">
            <text:p>14528</text:p>
          </table:table-cell>
          <table:table-cell office:value-type="float" office:value="14045" calcext:value-type="float">
            <text:p>1404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7" calcext:value-type="date">
            <text:p>2022-07-19 16:16:07</text:p>
          </table:table-cell>
          <table:table-cell office:value-type="float" office:value="59042144" calcext:value-type="float">
            <text:p>59042144</text:p>
          </table:table-cell>
          <table:table-cell office:value-type="float" office:value="11993208" calcext:value-type="float">
            <text:p>1199320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80" calcext:value-type="float">
            <text:p>118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852788" calcext:value-type="float">
            <text:p>17852788</text:p>
          </table:table-cell>
          <table:table-cell office:value-type="float" office:value="666704" calcext:value-type="float">
            <text:p>666704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795596" calcext:value-type="float">
            <text:p>3795596</text:p>
          </table:table-cell>
          <table:table-cell office:value-type="float" office:value="3764576" calcext:value-type="float">
            <text:p>376457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864" calcext:value-type="float">
            <text:p>1302864</text:p>
          </table:table-cell>
          <table:table-cell office:value-type="float" office:value="390476" calcext:value-type="float">
            <text:p>39047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8836" calcext:value-type="float">
            <text:p>18836</text:p>
          </table:table-cell>
          <table:table-cell office:value-type="float" office:value="14528" calcext:value-type="float">
            <text:p>14528</text:p>
          </table:table-cell>
          <table:table-cell office:value-type="float" office:value="14045" calcext:value-type="float">
            <text:p>1404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8" calcext:value-type="date">
            <text:p>2022-07-19 16:16:08</text:p>
          </table:table-cell>
          <table:table-cell office:value-type="float" office:value="59023248" calcext:value-type="float">
            <text:p>59023248</text:p>
          </table:table-cell>
          <table:table-cell office:value-type="float" office:value="11992984" calcext:value-type="float">
            <text:p>1199298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62" calcext:value-type="float">
            <text:p>11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871468" calcext:value-type="float">
            <text:p>17871468</text:p>
          </table:table-cell>
          <table:table-cell office:value-type="float" office:value="666372" calcext:value-type="float">
            <text:p>666372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816500" calcext:value-type="float">
            <text:p>3816500</text:p>
          </table:table-cell>
          <table:table-cell office:value-type="float" office:value="3785480" calcext:value-type="float">
            <text:p>378548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5997" calcext:value-type="float">
            <text:p>1475997</text:p>
          </table:table-cell>
          <table:table-cell office:value-type="float" office:value="237943" calcext:value-type="float">
            <text:p>237943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4636" calcext:value-type="float">
            <text:p>144636</text:p>
          </table:table-cell>
          <table:table-cell office:value-type="float" office:value="14528" calcext:value-type="float">
            <text:p>14528</text:p>
          </table:table-cell>
          <table:table-cell office:value-type="float" office:value="14045" calcext:value-type="float">
            <text:p>1404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09" calcext:value-type="date">
            <text:p>2022-07-19 16:16:09</text:p>
          </table:table-cell>
          <table:table-cell office:value-type="float" office:value="59017392" calcext:value-type="float">
            <text:p>59017392</text:p>
          </table:table-cell>
          <table:table-cell office:value-type="float" office:value="11993208" calcext:value-type="float">
            <text:p>1199320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876712" calcext:value-type="float">
            <text:p>17876712</text:p>
          </table:table-cell>
          <table:table-cell office:value-type="float" office:value="666728" calcext:value-type="float">
            <text:p>666728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820896" calcext:value-type="float">
            <text:p>3820896</text:p>
          </table:table-cell>
          <table:table-cell office:value-type="float" office:value="3789876" calcext:value-type="float">
            <text:p>378987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2302" calcext:value-type="float">
            <text:p>1422302</text:p>
          </table:table-cell>
          <table:table-cell office:value-type="float" office:value="294650" calcext:value-type="float">
            <text:p>29465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46551" calcext:value-type="float">
            <text:p>1146551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1" calcext:value-type="float">
            <text:p>1405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10" calcext:value-type="date">
            <text:p>2022-07-19 16:16:10</text:p>
          </table:table-cell>
          <table:table-cell office:value-type="float" office:value="58959980" calcext:value-type="float">
            <text:p>58959980</text:p>
          </table:table-cell>
          <table:table-cell office:value-type="float" office:value="11993208" calcext:value-type="float">
            <text:p>1199320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932996" calcext:value-type="float">
            <text:p>17932996</text:p>
          </table:table-cell>
          <table:table-cell office:value-type="float" office:value="666832" calcext:value-type="float">
            <text:p>666832</text:p>
          </table:table-cell>
          <table:table-cell office:value-type="float" office:value="8499164" calcext:value-type="float">
            <text:p>8499164</text:p>
          </table:table-cell>
          <table:table-cell office:value-type="float" office:value="3876240" calcext:value-type="float">
            <text:p>3876240</text:p>
          </table:table-cell>
          <table:table-cell office:value-type="float" office:value="3845220" calcext:value-type="float">
            <text:p>384522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8470" calcext:value-type="float">
            <text:p>1388470</text:p>
          </table:table-cell>
          <table:table-cell office:value-type="float" office:value="384766" calcext:value-type="float">
            <text:p>38476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477" calcext:value-type="float">
            <text:p>7477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1" calcext:value-type="float">
            <text:p>1405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11" calcext:value-type="date">
            <text:p>2022-07-19 16:16:11</text:p>
          </table:table-cell>
          <table:table-cell office:value-type="float" office:value="58927976" calcext:value-type="float">
            <text:p>58927976</text:p>
          </table:table-cell>
          <table:table-cell office:value-type="float" office:value="11993208" calcext:value-type="float">
            <text:p>1199320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968484" calcext:value-type="float">
            <text:p>17968484</text:p>
          </table:table-cell>
          <table:table-cell office:value-type="float" office:value="666908" calcext:value-type="float">
            <text:p>666908</text:p>
          </table:table-cell>
          <table:table-cell office:value-type="float" office:value="8630236" calcext:value-type="float">
            <text:p>8630236</text:p>
          </table:table-cell>
          <table:table-cell office:value-type="float" office:value="3911616" calcext:value-type="float">
            <text:p>3911616</text:p>
          </table:table-cell>
          <table:table-cell office:value-type="float" office:value="3880596" calcext:value-type="float">
            <text:p>388059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5641" calcext:value-type="float">
            <text:p>1575641</text:p>
          </table:table-cell>
          <table:table-cell office:value-type="float" office:value="235159" calcext:value-type="float">
            <text:p>23515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69876" calcext:value-type="float">
            <text:p>169876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1" calcext:value-type="float">
            <text:p>1405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12" calcext:value-type="date">
            <text:p>2022-07-19 16:16:12</text:p>
          </table:table-cell>
          <table:table-cell office:value-type="float" office:value="58905288" calcext:value-type="float">
            <text:p>58905288</text:p>
          </table:table-cell>
          <table:table-cell office:value-type="float" office:value="11992936" calcext:value-type="float">
            <text:p>119929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59" calcext:value-type="float">
            <text:p>11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985848" calcext:value-type="float">
            <text:p>17985848</text:p>
          </table:table-cell>
          <table:table-cell office:value-type="float" office:value="666552" calcext:value-type="float">
            <text:p>666552</text:p>
          </table:table-cell>
          <table:table-cell office:value-type="float" office:value="8957916" calcext:value-type="float">
            <text:p>8957916</text:p>
          </table:table-cell>
          <table:table-cell office:value-type="float" office:value="3931160" calcext:value-type="float">
            <text:p>3931160</text:p>
          </table:table-cell>
          <table:table-cell office:value-type="float" office:value="3900140" calcext:value-type="float">
            <text:p>390014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4663" calcext:value-type="float">
            <text:p>1524663</text:p>
          </table:table-cell>
          <table:table-cell office:value-type="float" office:value="302445" calcext:value-type="float">
            <text:p>30244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6094" calcext:value-type="float">
            <text:p>86094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1" calcext:value-type="float">
            <text:p>1405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792" calcext:value-type="float">
            <text:p>979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13" calcext:value-type="date">
            <text:p>2022-07-19 16:16:13</text:p>
          </table:table-cell>
          <table:table-cell office:value-type="float" office:value="58870256" calcext:value-type="float">
            <text:p>58870256</text:p>
          </table:table-cell>
          <table:table-cell office:value-type="float" office:value="11993272" calcext:value-type="float">
            <text:p>1199327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22896" calcext:value-type="float">
            <text:p>18022896</text:p>
          </table:table-cell>
          <table:table-cell office:value-type="float" office:value="666936" calcext:value-type="float">
            <text:p>666936</text:p>
          </table:table-cell>
          <table:table-cell office:value-type="float" office:value="9351132" calcext:value-type="float">
            <text:p>9351132</text:p>
          </table:table-cell>
          <table:table-cell office:value-type="float" office:value="3966036" calcext:value-type="float">
            <text:p>3966036</text:p>
          </table:table-cell>
          <table:table-cell office:value-type="float" office:value="3935016" calcext:value-type="float">
            <text:p>393501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5597" calcext:value-type="float">
            <text:p>1475597</text:p>
          </table:table-cell>
          <table:table-cell office:value-type="float" office:value="387183" calcext:value-type="float">
            <text:p>387183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39547" calcext:value-type="float">
            <text:p>1039547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5" calcext:value-type="float">
            <text:p>1405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15" calcext:value-type="date">
            <text:p>2022-07-19 16:16:15</text:p>
          </table:table-cell>
          <table:table-cell office:value-type="float" office:value="58834724" calcext:value-type="float">
            <text:p>58834724</text:p>
          </table:table-cell>
          <table:table-cell office:value-type="float" office:value="11993272" calcext:value-type="float">
            <text:p>1199327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61008" calcext:value-type="float">
            <text:p>18061008</text:p>
          </table:table-cell>
          <table:table-cell office:value-type="float" office:value="667104" calcext:value-type="float">
            <text:p>667104</text:p>
          </table:table-cell>
          <table:table-cell office:value-type="float" office:value="9678812" calcext:value-type="float">
            <text:p>9678812</text:p>
          </table:table-cell>
          <table:table-cell office:value-type="float" office:value="4003432" calcext:value-type="float">
            <text:p>4003432</text:p>
          </table:table-cell>
          <table:table-cell office:value-type="float" office:value="3972412" calcext:value-type="float">
            <text:p>397241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2600" calcext:value-type="float">
            <text:p>1672600</text:p>
          </table:table-cell>
          <table:table-cell office:value-type="float" office:value="230152" calcext:value-type="float">
            <text:p>23015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7638" calcext:value-type="float">
            <text:p>1167638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5" calcext:value-type="float">
            <text:p>1405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16" calcext:value-type="date">
            <text:p>2022-07-19 16:16:16</text:p>
          </table:table-cell>
          <table:table-cell office:value-type="float" office:value="58826448" calcext:value-type="float">
            <text:p>58826448</text:p>
          </table:table-cell>
          <table:table-cell office:value-type="float" office:value="11993272" calcext:value-type="float">
            <text:p>1199327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67232" calcext:value-type="float">
            <text:p>18067232</text:p>
          </table:table-cell>
          <table:table-cell office:value-type="float" office:value="667108" calcext:value-type="float">
            <text:p>667108</text:p>
          </table:table-cell>
          <table:table-cell office:value-type="float" office:value="9678812" calcext:value-type="float">
            <text:p>9678812</text:p>
          </table:table-cell>
          <table:table-cell office:value-type="float" office:value="4008976" calcext:value-type="float">
            <text:p>4008976</text:p>
          </table:table-cell>
          <table:table-cell office:value-type="float" office:value="3977956" calcext:value-type="float">
            <text:p>397795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765" calcext:value-type="float">
            <text:p>1624765</text:p>
          </table:table-cell>
          <table:table-cell office:value-type="float" office:value="281667" calcext:value-type="float">
            <text:p>28166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13804" calcext:value-type="float">
            <text:p>1213804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5" calcext:value-type="float">
            <text:p>1405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17" calcext:value-type="date">
            <text:p>2022-07-19 16:16:17</text:p>
          </table:table-cell>
          <table:table-cell office:value-type="float" office:value="58764928" calcext:value-type="float">
            <text:p>58764928</text:p>
          </table:table-cell>
          <table:table-cell office:value-type="float" office:value="11993048" calcext:value-type="float">
            <text:p>119930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63" calcext:value-type="float">
            <text:p>116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126592" calcext:value-type="float">
            <text:p>18126592</text:p>
          </table:table-cell>
          <table:table-cell office:value-type="float" office:value="666900" calcext:value-type="float">
            <text:p>666900</text:p>
          </table:table-cell>
          <table:table-cell office:value-type="float" office:value="9744348" calcext:value-type="float">
            <text:p>9744348</text:p>
          </table:table-cell>
          <table:table-cell office:value-type="float" office:value="4071436" calcext:value-type="float">
            <text:p>4071436</text:p>
          </table:table-cell>
          <table:table-cell office:value-type="float" office:value="4040416" calcext:value-type="float">
            <text:p>404041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7899" calcext:value-type="float">
            <text:p>1577899</text:p>
          </table:table-cell>
          <table:table-cell office:value-type="float" office:value="389373" calcext:value-type="float">
            <text:p>38937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0104" calcext:value-type="float">
            <text:p>40104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5" calcext:value-type="float">
            <text:p>1405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18" calcext:value-type="date">
            <text:p>2022-07-19 16:16:18</text:p>
          </table:table-cell>
          <table:table-cell office:value-type="float" office:value="58740484" calcext:value-type="float">
            <text:p>58740484</text:p>
          </table:table-cell>
          <table:table-cell office:value-type="float" office:value="11993272" calcext:value-type="float">
            <text:p>1199327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155128" calcext:value-type="float">
            <text:p>18155128</text:p>
          </table:table-cell>
          <table:table-cell office:value-type="float" office:value="667276" calcext:value-type="float">
            <text:p>667276</text:p>
          </table:table-cell>
          <table:table-cell office:value-type="float" office:value="9744348" calcext:value-type="float">
            <text:p>9744348</text:p>
          </table:table-cell>
          <table:table-cell office:value-type="float" office:value="4097908" calcext:value-type="float">
            <text:p>4097908</text:p>
          </table:table-cell>
          <table:table-cell office:value-type="float" office:value="4066888" calcext:value-type="float">
            <text:p>406688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299" calcext:value-type="float">
            <text:p>1757299</text:p>
          </table:table-cell>
          <table:table-cell office:value-type="float" office:value="238901" calcext:value-type="float">
            <text:p>238901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37665" calcext:value-type="float">
            <text:p>937665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5" calcext:value-type="float">
            <text:p>1405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19" calcext:value-type="date">
            <text:p>2022-07-19 16:16:19</text:p>
          </table:table-cell>
          <table:table-cell office:value-type="float" office:value="58727668" calcext:value-type="float">
            <text:p>58727668</text:p>
          </table:table-cell>
          <table:table-cell office:value-type="float" office:value="11993272" calcext:value-type="float">
            <text:p>1199327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163312" calcext:value-type="float">
            <text:p>18163312</text:p>
          </table:table-cell>
          <table:table-cell office:value-type="float" office:value="667312" calcext:value-type="float">
            <text:p>667312</text:p>
          </table:table-cell>
          <table:table-cell office:value-type="float" office:value="9744348" calcext:value-type="float">
            <text:p>9744348</text:p>
          </table:table-cell>
          <table:table-cell office:value-type="float" office:value="4104236" calcext:value-type="float">
            <text:p>4104236</text:p>
          </table:table-cell>
          <table:table-cell office:value-type="float" office:value="4073216" calcext:value-type="float">
            <text:p>407321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209" calcext:value-type="float">
            <text:p>1710209</text:p>
          </table:table-cell>
          <table:table-cell office:value-type="float" office:value="291435" calcext:value-type="float">
            <text:p>29143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24790" calcext:value-type="float">
            <text:p>1024790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5" calcext:value-type="float">
            <text:p>1405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0" calcext:value-type="date">
            <text:p>2022-07-19 16:16:20</text:p>
          </table:table-cell>
          <table:table-cell office:value-type="float" office:value="58679792" calcext:value-type="float">
            <text:p>58679792</text:p>
          </table:table-cell>
          <table:table-cell office:value-type="float" office:value="11993272" calcext:value-type="float">
            <text:p>1199327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214788" calcext:value-type="float">
            <text:p>18214788</text:p>
          </table:table-cell>
          <table:table-cell office:value-type="float" office:value="667400" calcext:value-type="float">
            <text:p>667400</text:p>
          </table:table-cell>
          <table:table-cell office:value-type="float" office:value="9809884" calcext:value-type="float">
            <text:p>9809884</text:p>
          </table:table-cell>
          <table:table-cell office:value-type="float" office:value="4155556" calcext:value-type="float">
            <text:p>4155556</text:p>
          </table:table-cell>
          <table:table-cell office:value-type="float" office:value="4124536" calcext:value-type="float">
            <text:p>412453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7506" calcext:value-type="float">
            <text:p>1677506</text:p>
          </table:table-cell>
          <table:table-cell office:value-type="float" office:value="375221" calcext:value-type="float">
            <text:p>37522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70284" calcext:value-type="float">
            <text:p>1170284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5" calcext:value-type="float">
            <text:p>1405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1" calcext:value-type="date">
            <text:p>2022-07-19 16:16:21</text:p>
          </table:table-cell>
          <table:table-cell office:value-type="float" office:value="58640700" calcext:value-type="float">
            <text:p>58640700</text:p>
          </table:table-cell>
          <table:table-cell office:value-type="float" office:value="11993048" calcext:value-type="float">
            <text:p>119930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64" calcext:value-type="float">
            <text:p>11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254924" calcext:value-type="float">
            <text:p>18254924</text:p>
          </table:table-cell>
          <table:table-cell office:value-type="float" office:value="667152" calcext:value-type="float">
            <text:p>667152</text:p>
          </table:table-cell>
          <table:table-cell office:value-type="float" office:value="9875420" calcext:value-type="float">
            <text:p>9875420</text:p>
          </table:table-cell>
          <table:table-cell office:value-type="float" office:value="4197832" calcext:value-type="float">
            <text:p>4197832</text:p>
          </table:table-cell>
          <table:table-cell office:value-type="float" office:value="4166812" calcext:value-type="float">
            <text:p>416681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54338" calcext:value-type="float">
            <text:p>1254338</text:p>
          </table:table-cell>
          <table:table-cell office:value-type="float" office:value="14528" calcext:value-type="float">
            <text:p>14528</text:p>
          </table:table-cell>
          <table:table-cell office:value-type="float" office:value="14055" calcext:value-type="float">
            <text:p>1405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2" calcext:value-type="date">
            <text:p>2022-07-19 16:16:22</text:p>
          </table:table-cell>
          <table:table-cell office:value-type="float" office:value="58634936" calcext:value-type="float">
            <text:p>58634936</text:p>
          </table:table-cell>
          <table:table-cell office:value-type="float" office:value="11993272" calcext:value-type="float">
            <text:p>1199327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255184" calcext:value-type="float">
            <text:p>18255184</text:p>
          </table:table-cell>
          <table:table-cell office:value-type="float" office:value="667448" calcext:value-type="float">
            <text:p>667448</text:p>
          </table:table-cell>
          <table:table-cell office:value-type="float" office:value="9875420" calcext:value-type="float">
            <text:p>9875420</text:p>
          </table:table-cell>
          <table:table-cell office:value-type="float" office:value="4199024" calcext:value-type="float">
            <text:p>4199024</text:p>
          </table:table-cell>
          <table:table-cell office:value-type="float" office:value="4168004" calcext:value-type="float">
            <text:p>416800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36340" calcext:value-type="float">
            <text:p>1036340</text:p>
          </table:table-cell>
          <table:table-cell office:value-type="float" office:value="14528" calcext:value-type="float">
            <text:p>14528</text:p>
          </table:table-cell>
          <table:table-cell office:value-type="float" office:value="14061" calcext:value-type="float">
            <text:p>1406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3" calcext:value-type="date">
            <text:p>2022-07-19 16:16:23</text:p>
          </table:table-cell>
          <table:table-cell office:value-type="float" office:value="58620068" calcext:value-type="float">
            <text:p>58620068</text:p>
          </table:table-cell>
          <table:table-cell office:value-type="float" office:value="11993272" calcext:value-type="float">
            <text:p>1199327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272712" calcext:value-type="float">
            <text:p>18272712</text:p>
          </table:table-cell>
          <table:table-cell office:value-type="float" office:value="667504" calcext:value-type="float">
            <text:p>667504</text:p>
          </table:table-cell>
          <table:table-cell office:value-type="float" office:value="9875420" calcext:value-type="float">
            <text:p>9875420</text:p>
          </table:table-cell>
          <table:table-cell office:value-type="float" office:value="4213992" calcext:value-type="float">
            <text:p>4213992</text:p>
          </table:table-cell>
          <table:table-cell office:value-type="float" office:value="4182972" calcext:value-type="float">
            <text:p>418297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30118" calcext:value-type="float">
            <text:p>1130118</text:p>
          </table:table-cell>
          <table:table-cell office:value-type="float" office:value="14528" calcext:value-type="float">
            <text:p>14528</text:p>
          </table:table-cell>
          <table:table-cell office:value-type="float" office:value="14061" calcext:value-type="float">
            <text:p>1406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4" calcext:value-type="date">
            <text:p>2022-07-19 16:16:24</text:p>
          </table:table-cell>
          <table:table-cell office:value-type="float" office:value="58567704" calcext:value-type="float">
            <text:p>58567704</text:p>
          </table:table-cell>
          <table:table-cell office:value-type="float" office:value="11993272" calcext:value-type="float">
            <text:p>1199327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25668" calcext:value-type="float">
            <text:p>18325668</text:p>
          </table:table-cell>
          <table:table-cell office:value-type="float" office:value="667552" calcext:value-type="float">
            <text:p>667552</text:p>
          </table:table-cell>
          <table:table-cell office:value-type="float" office:value="9875420" calcext:value-type="float">
            <text:p>9875420</text:p>
          </table:table-cell>
          <table:table-cell office:value-type="float" office:value="4267452" calcext:value-type="float">
            <text:p>4267452</text:p>
          </table:table-cell>
          <table:table-cell office:value-type="float" office:value="4236432" calcext:value-type="float">
            <text:p>423643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04608" calcext:value-type="float">
            <text:p>1104608</text:p>
          </table:table-cell>
          <table:table-cell office:value-type="float" office:value="14528" calcext:value-type="float">
            <text:p>14528</text:p>
          </table:table-cell>
          <table:table-cell office:value-type="float" office:value="14061" calcext:value-type="float">
            <text:p>1406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5" calcext:value-type="date">
            <text:p>2022-07-19 16:16:25</text:p>
          </table:table-cell>
          <table:table-cell office:value-type="float" office:value="58562128" calcext:value-type="float">
            <text:p>58562128</text:p>
          </table:table-cell>
          <table:table-cell office:value-type="float" office:value="11993192" calcext:value-type="float">
            <text:p>1199319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1" calcext:value-type="float">
            <text:p>11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29844" calcext:value-type="float">
            <text:p>18329844</text:p>
          </table:table-cell>
          <table:table-cell office:value-type="float" office:value="667444" calcext:value-type="float">
            <text:p>667444</text:p>
          </table:table-cell>
          <table:table-cell office:value-type="float" office:value="9875420" calcext:value-type="float">
            <text:p>9875420</text:p>
          </table:table-cell>
          <table:table-cell office:value-type="float" office:value="4271968" calcext:value-type="float">
            <text:p>4271968</text:p>
          </table:table-cell>
          <table:table-cell office:value-type="float" office:value="4240948" calcext:value-type="float">
            <text:p>424094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19707" calcext:value-type="float">
            <text:p>1019707</text:p>
          </table:table-cell>
          <table:table-cell office:value-type="float" office:value="14528" calcext:value-type="float">
            <text:p>14528</text:p>
          </table:table-cell>
          <table:table-cell office:value-type="float" office:value="14061" calcext:value-type="float">
            <text:p>14061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6" calcext:value-type="date">
            <text:p>2022-07-19 16:16:26</text:p>
          </table:table-cell>
          <table:table-cell office:value-type="float" office:value="58538200" calcext:value-type="float">
            <text:p>58538200</text:p>
          </table:table-cell>
          <table:table-cell office:value-type="float" office:value="11993336" calcext:value-type="float">
            <text:p>119933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53832" calcext:value-type="float">
            <text:p>18353832</text:p>
          </table:table-cell>
          <table:table-cell office:value-type="float" office:value="667520" calcext:value-type="float">
            <text:p>667520</text:p>
          </table:table-cell>
          <table:table-cell office:value-type="float" office:value="9875420" calcext:value-type="float">
            <text:p>9875420</text:p>
          </table:table-cell>
          <table:table-cell office:value-type="float" office:value="4296792" calcext:value-type="float">
            <text:p>4296792</text:p>
          </table:table-cell>
          <table:table-cell office:value-type="float" office:value="4265772" calcext:value-type="float">
            <text:p>426577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4789" calcext:value-type="float">
            <text:p>324789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7" calcext:value-type="float">
            <text:p>1406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7" calcext:value-type="date">
            <text:p>2022-07-19 16:16:27</text:p>
          </table:table-cell>
          <table:table-cell office:value-type="float" office:value="58528420" calcext:value-type="float">
            <text:p>58528420</text:p>
          </table:table-cell>
          <table:table-cell office:value-type="float" office:value="11993336" calcext:value-type="float">
            <text:p>119933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66636" calcext:value-type="float">
            <text:p>18366636</text:p>
          </table:table-cell>
          <table:table-cell office:value-type="float" office:value="667628" calcext:value-type="float">
            <text:p>667628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309144" calcext:value-type="float">
            <text:p>4309144</text:p>
          </table:table-cell>
          <table:table-cell office:value-type="float" office:value="4278124" calcext:value-type="float">
            <text:p>427812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7027" calcext:value-type="float">
            <text:p>267027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7" calcext:value-type="float">
            <text:p>1406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8" calcext:value-type="date">
            <text:p>2022-07-19 16:16:28</text:p>
          </table:table-cell>
          <table:table-cell office:value-type="float" office:value="58515320" calcext:value-type="float">
            <text:p>58515320</text:p>
          </table:table-cell>
          <table:table-cell office:value-type="float" office:value="11993336" calcext:value-type="float">
            <text:p>119933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79064" calcext:value-type="float">
            <text:p>18379064</text:p>
          </table:table-cell>
          <table:table-cell office:value-type="float" office:value="667628" calcext:value-type="float">
            <text:p>667628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321544" calcext:value-type="float">
            <text:p>4321544</text:p>
          </table:table-cell>
          <table:table-cell office:value-type="float" office:value="4290524" calcext:value-type="float">
            <text:p>429052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89644" calcext:value-type="float">
            <text:p>28964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7" calcext:value-type="float">
            <text:p>1406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29" calcext:value-type="date">
            <text:p>2022-07-19 16:16:29</text:p>
          </table:table-cell>
          <table:table-cell office:value-type="float" office:value="58481576" calcext:value-type="float">
            <text:p>58481576</text:p>
          </table:table-cell>
          <table:table-cell office:value-type="float" office:value="11993336" calcext:value-type="float">
            <text:p>119933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11068" calcext:value-type="float">
            <text:p>18411068</text:p>
          </table:table-cell>
          <table:table-cell office:value-type="float" office:value="667720" calcext:value-type="float">
            <text:p>667720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352400" calcext:value-type="float">
            <text:p>4352400</text:p>
          </table:table-cell>
          <table:table-cell office:value-type="float" office:value="4321380" calcext:value-type="float">
            <text:p>432138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92460" calcext:value-type="float">
            <text:p>19246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7" calcext:value-type="float">
            <text:p>1406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0" calcext:value-type="date">
            <text:p>2022-07-19 16:16:30</text:p>
          </table:table-cell>
          <table:table-cell office:value-type="float" office:value="58481072" calcext:value-type="float">
            <text:p>58481072</text:p>
          </table:table-cell>
          <table:table-cell office:value-type="float" office:value="11993448" calcext:value-type="float">
            <text:p>119934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11356" calcext:value-type="float">
            <text:p>18411356</text:p>
          </table:table-cell>
          <table:table-cell office:value-type="float" office:value="667688" calcext:value-type="float">
            <text:p>667688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353788" calcext:value-type="float">
            <text:p>4353788</text:p>
          </table:table-cell>
          <table:table-cell office:value-type="float" office:value="4322768" calcext:value-type="float">
            <text:p>43227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67417" calcext:value-type="float">
            <text:p>1067417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1" calcext:value-type="date">
            <text:p>2022-07-19 16:16:31</text:p>
          </table:table-cell>
          <table:table-cell office:value-type="float" office:value="58477612" calcext:value-type="float">
            <text:p>58477612</text:p>
          </table:table-cell>
          <table:table-cell office:value-type="float" office:value="11993448" calcext:value-type="float">
            <text:p>119934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15404" calcext:value-type="float">
            <text:p>18415404</text:p>
          </table:table-cell>
          <table:table-cell office:value-type="float" office:value="667784" calcext:value-type="float">
            <text:p>667784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358008" calcext:value-type="float">
            <text:p>4358008</text:p>
          </table:table-cell>
          <table:table-cell office:value-type="float" office:value="4326988" calcext:value-type="float">
            <text:p>432698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44206" calcext:value-type="float">
            <text:p>104420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2" calcext:value-type="date">
            <text:p>2022-07-19 16:16:32</text:p>
          </table:table-cell>
          <table:table-cell office:value-type="float" office:value="58465264" calcext:value-type="float">
            <text:p>58465264</text:p>
          </table:table-cell>
          <table:table-cell office:value-type="float" office:value="11993448" calcext:value-type="float">
            <text:p>119934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27708" calcext:value-type="float">
            <text:p>18427708</text:p>
          </table:table-cell>
          <table:table-cell office:value-type="float" office:value="667812" calcext:value-type="float">
            <text:p>667812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369616" calcext:value-type="float">
            <text:p>4369616</text:p>
          </table:table-cell>
          <table:table-cell office:value-type="float" office:value="4338596" calcext:value-type="float">
            <text:p>433859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52479" calcext:value-type="float">
            <text:p>1052479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3" calcext:value-type="date">
            <text:p>2022-07-19 16:16:33</text:p>
          </table:table-cell>
          <table:table-cell office:value-type="float" office:value="58463232" calcext:value-type="float">
            <text:p>58463232</text:p>
          </table:table-cell>
          <table:table-cell office:value-type="float" office:value="11993448" calcext:value-type="float">
            <text:p>119934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28340" calcext:value-type="float">
            <text:p>18428340</text:p>
          </table:table-cell>
          <table:table-cell office:value-type="float" office:value="667800" calcext:value-type="float">
            <text:p>667800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370672" calcext:value-type="float">
            <text:p>4370672</text:p>
          </table:table-cell>
          <table:table-cell office:value-type="float" office:value="4339652" calcext:value-type="float">
            <text:p>433965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35676" calcext:value-type="float">
            <text:p>103567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4" calcext:value-type="date">
            <text:p>2022-07-19 16:16:34</text:p>
          </table:table-cell>
          <table:table-cell office:value-type="float" office:value="58451120" calcext:value-type="float">
            <text:p>58451120</text:p>
          </table:table-cell>
          <table:table-cell office:value-type="float" office:value="11993432" calcext:value-type="float">
            <text:p>1199343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38536" calcext:value-type="float">
            <text:p>18438536</text:p>
          </table:table-cell>
          <table:table-cell office:value-type="float" office:value="667800" calcext:value-type="float">
            <text:p>667800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382680" calcext:value-type="float">
            <text:p>4382680</text:p>
          </table:table-cell>
          <table:table-cell office:value-type="float" office:value="4351660" calcext:value-type="float">
            <text:p>435166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6746" calcext:value-type="float">
            <text:p>20674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5" calcext:value-type="date">
            <text:p>2022-07-19 16:16:35</text:p>
          </table:table-cell>
          <table:table-cell office:value-type="float" office:value="58437332" calcext:value-type="float">
            <text:p>58437332</text:p>
          </table:table-cell>
          <table:table-cell office:value-type="float" office:value="11993432" calcext:value-type="float">
            <text:p>1199343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55564" calcext:value-type="float">
            <text:p>18455564</text:p>
          </table:table-cell>
          <table:table-cell office:value-type="float" office:value="667844" calcext:value-type="float">
            <text:p>667844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397692" calcext:value-type="float">
            <text:p>4397692</text:p>
          </table:table-cell>
          <table:table-cell office:value-type="float" office:value="4366672" calcext:value-type="float">
            <text:p>436667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15784" calcext:value-type="float">
            <text:p>21578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6" calcext:value-type="date">
            <text:p>2022-07-19 16:16:36</text:p>
          </table:table-cell>
          <table:table-cell office:value-type="float" office:value="58433300" calcext:value-type="float">
            <text:p>58433300</text:p>
          </table:table-cell>
          <table:table-cell office:value-type="float" office:value="11993432" calcext:value-type="float">
            <text:p>1199343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59908" calcext:value-type="float">
            <text:p>18459908</text:p>
          </table:table-cell>
          <table:table-cell office:value-type="float" office:value="667736" calcext:value-type="float">
            <text:p>667736</text:p>
          </table:table-cell>
          <table:table-cell office:value-type="float" office:value="10006492" calcext:value-type="float">
            <text:p>10006492</text:p>
          </table:table-cell>
          <table:table-cell office:value-type="float" office:value="4402164" calcext:value-type="float">
            <text:p>4402164</text:p>
          </table:table-cell>
          <table:table-cell office:value-type="float" office:value="4371144" calcext:value-type="float">
            <text:p>437114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9324" calcext:value-type="float">
            <text:p>29932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7" calcext:value-type="date">
            <text:p>2022-07-19 16:16:37</text:p>
          </table:table-cell>
          <table:table-cell office:value-type="float" office:value="58408856" calcext:value-type="float">
            <text:p>58408856</text:p>
          </table:table-cell>
          <table:table-cell office:value-type="float" office:value="11993432" calcext:value-type="float">
            <text:p>1199343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3240" calcext:value-type="float">
            <text:p>18483240</text:p>
          </table:table-cell>
          <table:table-cell office:value-type="float" office:value="668632" calcext:value-type="float">
            <text:p>668632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23780" calcext:value-type="float">
            <text:p>4423780</text:p>
          </table:table-cell>
          <table:table-cell office:value-type="float" office:value="4392760" calcext:value-type="float">
            <text:p>439276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1738" calcext:value-type="float">
            <text:p>291738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8" calcext:value-type="date">
            <text:p>2022-07-19 16:16:38</text:p>
          </table:table-cell>
          <table:table-cell office:value-type="float" office:value="58408816" calcext:value-type="float">
            <text:p>58408816</text:p>
          </table:table-cell>
          <table:table-cell office:value-type="float" office:value="11993000" calcext:value-type="float">
            <text:p>119930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1652" calcext:value-type="float">
            <text:p>18481652</text:p>
          </table:table-cell>
          <table:table-cell office:value-type="float" office:value="667120" calcext:value-type="float">
            <text:p>66712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26008" calcext:value-type="float">
            <text:p>4426008</text:p>
          </table:table-cell>
          <table:table-cell office:value-type="float" office:value="4394988" calcext:value-type="float">
            <text:p>439498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529" calcext:value-type="float">
            <text:p>5529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39" calcext:value-type="date">
            <text:p>2022-07-19 16:16:39</text:p>
          </table:table-cell>
          <table:table-cell office:value-type="float" office:value="58406044" calcext:value-type="float">
            <text:p>58406044</text:p>
          </table:table-cell>
          <table:table-cell office:value-type="float" office:value="11993400" calcext:value-type="float">
            <text:p>119934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3748" calcext:value-type="float">
            <text:p>18483748</text:p>
          </table:table-cell>
          <table:table-cell office:value-type="float" office:value="667724" calcext:value-type="float">
            <text:p>667724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26008" calcext:value-type="float">
            <text:p>4426008</text:p>
          </table:table-cell>
          <table:table-cell office:value-type="float" office:value="4394988" calcext:value-type="float">
            <text:p>439498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6037" calcext:value-type="float">
            <text:p>56037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0" calcext:value-type="date">
            <text:p>2022-07-19 16:16:40</text:p>
          </table:table-cell>
          <table:table-cell office:value-type="float" office:value="58405792" calcext:value-type="float">
            <text:p>58405792</text:p>
          </table:table-cell>
          <table:table-cell office:value-type="float" office:value="11993400" calcext:value-type="float">
            <text:p>119934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4612" calcext:value-type="float">
            <text:p>18484612</text:p>
          </table:table-cell>
          <table:table-cell office:value-type="float" office:value="668780" calcext:value-type="float">
            <text:p>66878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26008" calcext:value-type="float">
            <text:p>4426008</text:p>
          </table:table-cell>
          <table:table-cell office:value-type="float" office:value="4394988" calcext:value-type="float">
            <text:p>439498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63643" calcext:value-type="float">
            <text:p>16364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1" calcext:value-type="date">
            <text:p>2022-07-19 16:16:41</text:p>
          </table:table-cell>
          <table:table-cell office:value-type="float" office:value="58405804" calcext:value-type="float">
            <text:p>58405804</text:p>
          </table:table-cell>
          <table:table-cell office:value-type="float" office:value="11993400" calcext:value-type="float">
            <text:p>119934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4140" calcext:value-type="float">
            <text:p>18484140</text:p>
          </table:table-cell>
          <table:table-cell office:value-type="float" office:value="667736" calcext:value-type="float">
            <text:p>66773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26532" calcext:value-type="float">
            <text:p>4426532</text:p>
          </table:table-cell>
          <table:table-cell office:value-type="float" office:value="4395512" calcext:value-type="float">
            <text:p>439551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8288" calcext:value-type="float">
            <text:p>358288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2" calcext:value-type="date">
            <text:p>2022-07-19 16:16:42</text:p>
          </table:table-cell>
          <table:table-cell office:value-type="float" office:value="58393956" calcext:value-type="float">
            <text:p>58393956</text:p>
          </table:table-cell>
          <table:table-cell office:value-type="float" office:value="11993000" calcext:value-type="float">
            <text:p>119930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5812" calcext:value-type="float">
            <text:p>18495812</text:p>
          </table:table-cell>
          <table:table-cell office:value-type="float" office:value="667128" calcext:value-type="float">
            <text:p>66712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40188" calcext:value-type="float">
            <text:p>4440188</text:p>
          </table:table-cell>
          <table:table-cell office:value-type="float" office:value="4409168" calcext:value-type="float">
            <text:p>44091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531" calcext:value-type="float">
            <text:p>553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3" calcext:value-type="date">
            <text:p>2022-07-19 16:16:43</text:p>
          </table:table-cell>
          <table:table-cell office:value-type="float" office:value="58392948" calcext:value-type="float">
            <text:p>58392948</text:p>
          </table:table-cell>
          <table:table-cell office:value-type="float" office:value="11993400" calcext:value-type="float">
            <text:p>119934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7284" calcext:value-type="float">
            <text:p>18497284</text:p>
          </table:table-cell>
          <table:table-cell office:value-type="float" office:value="668176" calcext:value-type="float">
            <text:p>66817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40188" calcext:value-type="float">
            <text:p>4440188</text:p>
          </table:table-cell>
          <table:table-cell office:value-type="float" office:value="4409168" calcext:value-type="float">
            <text:p>44091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424" calcext:value-type="float">
            <text:p>842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4" calcext:value-type="date">
            <text:p>2022-07-19 16:16:44</text:p>
          </table:table-cell>
          <table:table-cell office:value-type="float" office:value="58392492" calcext:value-type="float">
            <text:p>58392492</text:p>
          </table:table-cell>
          <table:table-cell office:value-type="float" office:value="11993400" calcext:value-type="float">
            <text:p>119934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6932" calcext:value-type="float">
            <text:p>18496932</text:p>
          </table:table-cell>
          <table:table-cell office:value-type="float" office:value="667768" calcext:value-type="float">
            <text:p>66776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40188" calcext:value-type="float">
            <text:p>4440188</text:p>
          </table:table-cell>
          <table:table-cell office:value-type="float" office:value="4409168" calcext:value-type="float">
            <text:p>44091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4633" calcext:value-type="float">
            <text:p>13463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5" calcext:value-type="date">
            <text:p>2022-07-19 16:16:45</text:p>
          </table:table-cell>
          <table:table-cell office:value-type="float" office:value="58392492" calcext:value-type="float">
            <text:p>58392492</text:p>
          </table:table-cell>
          <table:table-cell office:value-type="float" office:value="11993448" calcext:value-type="float">
            <text:p>119934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6328" calcext:value-type="float">
            <text:p>18496328</text:p>
          </table:table-cell>
          <table:table-cell office:value-type="float" office:value="667820" calcext:value-type="float">
            <text:p>66782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40188" calcext:value-type="float">
            <text:p>4440188</text:p>
          </table:table-cell>
          <table:table-cell office:value-type="float" office:value="4409168" calcext:value-type="float">
            <text:p>44091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5300" calcext:value-type="float">
            <text:p>14530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6" calcext:value-type="date">
            <text:p>2022-07-19 16:16:46</text:p>
          </table:table-cell>
          <table:table-cell office:value-type="float" office:value="58392492" calcext:value-type="float">
            <text:p>58392492</text:p>
          </table:table-cell>
          <table:table-cell office:value-type="float" office:value="11993112" calcext:value-type="float">
            <text:p>1199311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52" calcext:value-type="float">
            <text:p>11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5464" calcext:value-type="float">
            <text:p>18495464</text:p>
          </table:table-cell>
          <table:table-cell office:value-type="float" office:value="667308" calcext:value-type="float">
            <text:p>66730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40188" calcext:value-type="float">
            <text:p>4440188</text:p>
          </table:table-cell>
          <table:table-cell office:value-type="float" office:value="4409168" calcext:value-type="float">
            <text:p>44091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9872" calcext:value-type="float">
            <text:p>59872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7" calcext:value-type="date">
            <text:p>2022-07-19 16:16:47</text:p>
          </table:table-cell>
          <table:table-cell office:value-type="float" office:value="58392224" calcext:value-type="float">
            <text:p>58392224</text:p>
          </table:table-cell>
          <table:table-cell office:value-type="float" office:value="11993448" calcext:value-type="float">
            <text:p>119934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6404" calcext:value-type="float">
            <text:p>18496404</text:p>
          </table:table-cell>
          <table:table-cell office:value-type="float" office:value="667740" calcext:value-type="float">
            <text:p>66774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40188" calcext:value-type="float">
            <text:p>4440188</text:p>
          </table:table-cell>
          <table:table-cell office:value-type="float" office:value="4409168" calcext:value-type="float">
            <text:p>44091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24539" calcext:value-type="float">
            <text:p>1124539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8" calcext:value-type="date">
            <text:p>2022-07-19 16:16:48</text:p>
          </table:table-cell>
          <table:table-cell office:value-type="float" office:value="58389680" calcext:value-type="float">
            <text:p>58389680</text:p>
          </table:table-cell>
          <table:table-cell office:value-type="float" office:value="11993448" calcext:value-type="float">
            <text:p>119934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9044" calcext:value-type="float">
            <text:p>18499044</text:p>
          </table:table-cell>
          <table:table-cell office:value-type="float" office:value="667836" calcext:value-type="float">
            <text:p>66783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42284" calcext:value-type="float">
            <text:p>4442284</text:p>
          </table:table-cell>
          <table:table-cell office:value-type="float" office:value="4411264" calcext:value-type="float">
            <text:p>441126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91352" calcext:value-type="float">
            <text:p>1091352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49" calcext:value-type="date">
            <text:p>2022-07-19 16:16:49</text:p>
          </table:table-cell>
          <table:table-cell office:value-type="float" office:value="58375568" calcext:value-type="float">
            <text:p>58375568</text:p>
          </table:table-cell>
          <table:table-cell office:value-type="float" office:value="11993448" calcext:value-type="float">
            <text:p>119934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7224" calcext:value-type="float">
            <text:p>18517224</text:p>
          </table:table-cell>
          <table:table-cell office:value-type="float" office:value="667884" calcext:value-type="float">
            <text:p>667884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58496" calcext:value-type="float">
            <text:p>4458496</text:p>
          </table:table-cell>
          <table:table-cell office:value-type="float" office:value="4427476" calcext:value-type="float">
            <text:p>442747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20971" calcext:value-type="float">
            <text:p>122097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0" calcext:value-type="date">
            <text:p>2022-07-19 16:16:50</text:p>
          </table:table-cell>
          <table:table-cell office:value-type="float" office:value="58357256" calcext:value-type="float">
            <text:p>58357256</text:p>
          </table:table-cell>
          <table:table-cell office:value-type="float" office:value="11993224" calcext:value-type="float">
            <text:p>1199322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61" calcext:value-type="float">
            <text:p>11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32144" calcext:value-type="float">
            <text:p>18532144</text:p>
          </table:table-cell>
          <table:table-cell office:value-type="float" office:value="667588" calcext:value-type="float">
            <text:p>66758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74964" calcext:value-type="float">
            <text:p>4474964</text:p>
          </table:table-cell>
          <table:table-cell office:value-type="float" office:value="4443944" calcext:value-type="float">
            <text:p>444394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84955" calcext:value-type="float">
            <text:p>1184955</text:p>
          </table:table-cell>
          <table:table-cell office:value-type="float" office:value="14592" calcext:value-type="float">
            <text:p>14592</text:p>
          </table:table-cell>
          <table:table-cell office:value-type="float" office:value="14068" calcext:value-type="float">
            <text:p>14068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20" calcext:value-type="float">
            <text:p>99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1" calcext:value-type="date">
            <text:p>2022-07-19 16:16:51</text:p>
          </table:table-cell>
          <table:table-cell office:value-type="float" office:value="58356752" calcext:value-type="float">
            <text:p>58356752</text:p>
          </table:table-cell>
          <table:table-cell office:value-type="float" office:value="12025780" calcext:value-type="float">
            <text:p>1202578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32456" calcext:value-type="float">
            <text:p>18532456</text:p>
          </table:table-cell>
          <table:table-cell office:value-type="float" office:value="668144" calcext:value-type="float">
            <text:p>668144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76424" calcext:value-type="float">
            <text:p>4476424</text:p>
          </table:table-cell>
          <table:table-cell office:value-type="float" office:value="4445404" calcext:value-type="float">
            <text:p>444540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53837" calcext:value-type="float">
            <text:p>953837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5" calcext:value-type="float">
            <text:p>1409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84" calcext:value-type="float">
            <text:p>998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2" calcext:value-type="date">
            <text:p>2022-07-19 16:16:52</text:p>
          </table:table-cell>
          <table:table-cell office:value-type="float" office:value="58356704" calcext:value-type="float">
            <text:p>58356704</text:p>
          </table:table-cell>
          <table:table-cell office:value-type="float" office:value="12025780" calcext:value-type="float">
            <text:p>1202578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32696" calcext:value-type="float">
            <text:p>18532696</text:p>
          </table:table-cell>
          <table:table-cell office:value-type="float" office:value="668164" calcext:value-type="float">
            <text:p>668164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76424" calcext:value-type="float">
            <text:p>4476424</text:p>
          </table:table-cell>
          <table:table-cell office:value-type="float" office:value="4445404" calcext:value-type="float">
            <text:p>444540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42703" calcext:value-type="float">
            <text:p>104270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5" calcext:value-type="float">
            <text:p>1409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84" calcext:value-type="float">
            <text:p>998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3" calcext:value-type="date">
            <text:p>2022-07-19 16:16:53</text:p>
          </table:table-cell>
          <table:table-cell office:value-type="float" office:value="58356776" calcext:value-type="float">
            <text:p>58356776</text:p>
          </table:table-cell>
          <table:table-cell office:value-type="float" office:value="12025780" calcext:value-type="float">
            <text:p>1202578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32296" calcext:value-type="float">
            <text:p>18532296</text:p>
          </table:table-cell>
          <table:table-cell office:value-type="float" office:value="668136" calcext:value-type="float">
            <text:p>66813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76424" calcext:value-type="float">
            <text:p>4476424</text:p>
          </table:table-cell>
          <table:table-cell office:value-type="float" office:value="4445404" calcext:value-type="float">
            <text:p>444540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97735" calcext:value-type="float">
            <text:p>997735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5" calcext:value-type="float">
            <text:p>1409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84" calcext:value-type="float">
            <text:p>998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4" calcext:value-type="date">
            <text:p>2022-07-19 16:16:54</text:p>
          </table:table-cell>
          <table:table-cell office:value-type="float" office:value="58354764" calcext:value-type="float">
            <text:p>58354764</text:p>
          </table:table-cell>
          <table:table-cell office:value-type="float" office:value="12025700" calcext:value-type="float">
            <text:p>120257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35828" calcext:value-type="float">
            <text:p>18535828</text:p>
          </table:table-cell>
          <table:table-cell office:value-type="float" office:value="668052" calcext:value-type="float">
            <text:p>668052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79724" calcext:value-type="float">
            <text:p>4479724</text:p>
          </table:table-cell>
          <table:table-cell office:value-type="float" office:value="4448704" calcext:value-type="float">
            <text:p>444870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73603" calcext:value-type="float">
            <text:p>107360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5" calcext:value-type="float">
            <text:p>14095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9984" calcext:value-type="float">
            <text:p>998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5" calcext:value-type="date">
            <text:p>2022-07-19 16:16:55</text:p>
          </table:table-cell>
          <table:table-cell office:value-type="float" office:value="58349416" calcext:value-type="float">
            <text:p>58349416</text:p>
          </table:table-cell>
          <table:table-cell office:value-type="float" office:value="12025828" calcext:value-type="float">
            <text:p>1202582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6" calcext:value-type="float">
            <text:p>118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37716" calcext:value-type="float">
            <text:p>18537716</text:p>
          </table:table-cell>
          <table:table-cell office:value-type="float" office:value="668116" calcext:value-type="float">
            <text:p>66811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81348" calcext:value-type="float">
            <text:p>4481348</text:p>
          </table:table-cell>
          <table:table-cell office:value-type="float" office:value="4450328" calcext:value-type="float">
            <text:p>445032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48025" calcext:value-type="float">
            <text:p>548025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6" calcext:value-type="date">
            <text:p>2022-07-19 16:16:56</text:p>
          </table:table-cell>
          <table:table-cell office:value-type="float" office:value="58344036" calcext:value-type="float">
            <text:p>58344036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44444" calcext:value-type="float">
            <text:p>18544444</text:p>
          </table:table-cell>
          <table:table-cell office:value-type="float" office:value="668188" calcext:value-type="float">
            <text:p>66818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487168" calcext:value-type="float">
            <text:p>4487168</text:p>
          </table:table-cell>
          <table:table-cell office:value-type="float" office:value="4456148" calcext:value-type="float">
            <text:p>445614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92492" calcext:value-type="float">
            <text:p>692492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7" calcext:value-type="date">
            <text:p>2022-07-19 16:16:57</text:p>
          </table:table-cell>
          <table:table-cell office:value-type="float" office:value="58328920" calcext:value-type="float">
            <text:p>58328920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62884" calcext:value-type="float">
            <text:p>18562884</text:p>
          </table:table-cell>
          <table:table-cell office:value-type="float" office:value="668204" calcext:value-type="float">
            <text:p>668204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03744" calcext:value-type="float">
            <text:p>4503744</text:p>
          </table:table-cell>
          <table:table-cell office:value-type="float" office:value="4472724" calcext:value-type="float">
            <text:p>447272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16482" calcext:value-type="float">
            <text:p>816482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8" calcext:value-type="date">
            <text:p>2022-07-19 16:16:58</text:p>
          </table:table-cell>
          <table:table-cell office:value-type="float" office:value="58326664" calcext:value-type="float">
            <text:p>58326664</text:p>
          </table:table-cell>
          <table:table-cell office:value-type="float" office:value="12025716" calcext:value-type="float">
            <text:p>120257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62508" calcext:value-type="float">
            <text:p>18562508</text:p>
          </table:table-cell>
          <table:table-cell office:value-type="float" office:value="668092" calcext:value-type="float">
            <text:p>668092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04324" calcext:value-type="float">
            <text:p>4504324</text:p>
          </table:table-cell>
          <table:table-cell office:value-type="float" office:value="4473304" calcext:value-type="float">
            <text:p>447330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91324" calcext:value-type="float">
            <text:p>89132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6:59" calcext:value-type="date">
            <text:p>2022-07-19 16:16:59</text:p>
          </table:table-cell>
          <table:table-cell office:value-type="float" office:value="58324144" calcext:value-type="float">
            <text:p>58324144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63628" calcext:value-type="float">
            <text:p>18563628</text:p>
          </table:table-cell>
          <table:table-cell office:value-type="float" office:value="668120" calcext:value-type="float">
            <text:p>66812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06460" calcext:value-type="float">
            <text:p>4506460</text:p>
          </table:table-cell>
          <table:table-cell office:value-type="float" office:value="4475440" calcext:value-type="float">
            <text:p>447544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16637" calcext:value-type="float">
            <text:p>616637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0" calcext:value-type="date">
            <text:p>2022-07-19 16:17:00</text:p>
          </table:table-cell>
          <table:table-cell office:value-type="float" office:value="58320612" calcext:value-type="float">
            <text:p>58320612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62792" calcext:value-type="float">
            <text:p>18562792</text:p>
          </table:table-cell>
          <table:table-cell office:value-type="float" office:value="668208" calcext:value-type="float">
            <text:p>66820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06460" calcext:value-type="float">
            <text:p>4506460</text:p>
          </table:table-cell>
          <table:table-cell office:value-type="float" office:value="4475440" calcext:value-type="float">
            <text:p>447544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14514" calcext:value-type="float">
            <text:p>71451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1" calcext:value-type="date">
            <text:p>2022-07-19 16:17:01</text:p>
          </table:table-cell>
          <table:table-cell office:value-type="float" office:value="58319864" calcext:value-type="float">
            <text:p>58319864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62236" calcext:value-type="float">
            <text:p>18562236</text:p>
          </table:table-cell>
          <table:table-cell office:value-type="float" office:value="668172" calcext:value-type="float">
            <text:p>668172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06460" calcext:value-type="float">
            <text:p>4506460</text:p>
          </table:table-cell>
          <table:table-cell office:value-type="float" office:value="4475440" calcext:value-type="float">
            <text:p>447544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67337" calcext:value-type="float">
            <text:p>767337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2" calcext:value-type="date">
            <text:p>2022-07-19 16:17:02</text:p>
          </table:table-cell>
          <table:table-cell office:value-type="float" office:value="58316352" calcext:value-type="float">
            <text:p>58316352</text:p>
          </table:table-cell>
          <table:table-cell office:value-type="float" office:value="12025748" calcext:value-type="float">
            <text:p>120257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0" calcext:value-type="float">
            <text:p>11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70744" calcext:value-type="float">
            <text:p>18570744</text:p>
          </table:table-cell>
          <table:table-cell office:value-type="float" office:value="668144" calcext:value-type="float">
            <text:p>668144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13384" calcext:value-type="float">
            <text:p>4513384</text:p>
          </table:table-cell>
          <table:table-cell office:value-type="float" office:value="4482364" calcext:value-type="float">
            <text:p>448236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36546" calcext:value-type="float">
            <text:p>83654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3" calcext:value-type="date">
            <text:p>2022-07-19 16:17:03</text:p>
          </table:table-cell>
          <table:table-cell office:value-type="float" office:value="58313832" calcext:value-type="float">
            <text:p>58313832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70888" calcext:value-type="float">
            <text:p>18570888</text:p>
          </table:table-cell>
          <table:table-cell office:value-type="float" office:value="668228" calcext:value-type="float">
            <text:p>66822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14568" calcext:value-type="float">
            <text:p>4514568</text:p>
          </table:table-cell>
          <table:table-cell office:value-type="float" office:value="4483548" calcext:value-type="float">
            <text:p>448354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95668" calcext:value-type="float">
            <text:p>495668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4" calcext:value-type="date">
            <text:p>2022-07-19 16:17:04</text:p>
          </table:table-cell>
          <table:table-cell office:value-type="float" office:value="58313580" calcext:value-type="float">
            <text:p>58313580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70552" calcext:value-type="float">
            <text:p>18570552</text:p>
          </table:table-cell>
          <table:table-cell office:value-type="float" office:value="668228" calcext:value-type="float">
            <text:p>66822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14568" calcext:value-type="float">
            <text:p>4514568</text:p>
          </table:table-cell>
          <table:table-cell office:value-type="float" office:value="4483548" calcext:value-type="float">
            <text:p>448354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70664" calcext:value-type="float">
            <text:p>47066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5" calcext:value-type="date">
            <text:p>2022-07-19 16:17:05</text:p>
          </table:table-cell>
          <table:table-cell office:value-type="float" office:value="58313048" calcext:value-type="float">
            <text:p>58313048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71136" calcext:value-type="float">
            <text:p>18571136</text:p>
          </table:table-cell>
          <table:table-cell office:value-type="float" office:value="668228" calcext:value-type="float">
            <text:p>66822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14568" calcext:value-type="float">
            <text:p>4514568</text:p>
          </table:table-cell>
          <table:table-cell office:value-type="float" office:value="4483548" calcext:value-type="float">
            <text:p>448354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6114" calcext:value-type="float">
            <text:p>48611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6" calcext:value-type="date">
            <text:p>2022-07-19 16:17:06</text:p>
          </table:table-cell>
          <table:table-cell office:value-type="float" office:value="58313084" calcext:value-type="float">
            <text:p>58313084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71180" calcext:value-type="float">
            <text:p>18571180</text:p>
          </table:table-cell>
          <table:table-cell office:value-type="float" office:value="668220" calcext:value-type="float">
            <text:p>66822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14568" calcext:value-type="float">
            <text:p>4514568</text:p>
          </table:table-cell>
          <table:table-cell office:value-type="float" office:value="4483548" calcext:value-type="float">
            <text:p>448354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15023" calcext:value-type="float">
            <text:p>51502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7" calcext:value-type="date">
            <text:p>2022-07-19 16:17:07</text:p>
          </table:table-cell>
          <table:table-cell office:value-type="float" office:value="58311588" calcext:value-type="float">
            <text:p>58311588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73040" calcext:value-type="float">
            <text:p>18573040</text:p>
          </table:table-cell>
          <table:table-cell office:value-type="float" office:value="668140" calcext:value-type="float">
            <text:p>66814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16408" calcext:value-type="float">
            <text:p>4516408</text:p>
          </table:table-cell>
          <table:table-cell office:value-type="float" office:value="4485388" calcext:value-type="float">
            <text:p>448538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7739" calcext:value-type="float">
            <text:p>87739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8" calcext:value-type="date">
            <text:p>2022-07-19 16:17:08</text:p>
          </table:table-cell>
          <table:table-cell office:value-type="float" office:value="58311612" calcext:value-type="float">
            <text:p>58311612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73496" calcext:value-type="float">
            <text:p>18573496</text:p>
          </table:table-cell>
          <table:table-cell office:value-type="float" office:value="668240" calcext:value-type="float">
            <text:p>66824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16408" calcext:value-type="float">
            <text:p>4516408</text:p>
          </table:table-cell>
          <table:table-cell office:value-type="float" office:value="4485388" calcext:value-type="float">
            <text:p>448538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40914" calcext:value-type="float">
            <text:p>24091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09" calcext:value-type="date">
            <text:p>2022-07-19 16:17:09</text:p>
          </table:table-cell>
          <table:table-cell office:value-type="float" office:value="58300508" calcext:value-type="float">
            <text:p>58300508</text:p>
          </table:table-cell>
          <table:table-cell office:value-type="float" office:value="12025796" calcext:value-type="float">
            <text:p>120257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84964" calcext:value-type="float">
            <text:p>18584964</text:p>
          </table:table-cell>
          <table:table-cell office:value-type="float" office:value="668248" calcext:value-type="float">
            <text:p>66824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26404" calcext:value-type="float">
            <text:p>4526404</text:p>
          </table:table-cell>
          <table:table-cell office:value-type="float" office:value="4495384" calcext:value-type="float">
            <text:p>449538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7113" calcext:value-type="float">
            <text:p>26711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0" calcext:value-type="date">
            <text:p>2022-07-19 16:17:10</text:p>
          </table:table-cell>
          <table:table-cell office:value-type="float" office:value="58300256" calcext:value-type="float">
            <text:p>58300256</text:p>
          </table:table-cell>
          <table:table-cell office:value-type="float" office:value="12025716" calcext:value-type="float">
            <text:p>120257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2" calcext:value-type="float">
            <text:p>11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85188" calcext:value-type="float">
            <text:p>18585188</text:p>
          </table:table-cell>
          <table:table-cell office:value-type="float" office:value="668196" calcext:value-type="float">
            <text:p>66819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26756" calcext:value-type="float">
            <text:p>4526756</text:p>
          </table:table-cell>
          <table:table-cell office:value-type="float" office:value="4495736" calcext:value-type="float">
            <text:p>449573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98781" calcext:value-type="float">
            <text:p>39878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6" calcext:value-type="float">
            <text:p>14096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1" calcext:value-type="date">
            <text:p>2022-07-19 16:17:11</text:p>
          </table:table-cell>
          <table:table-cell office:value-type="float" office:value="58299988" calcext:value-type="float">
            <text:p>58299988</text:p>
          </table:table-cell>
          <table:table-cell office:value-type="float" office:value="12025748" calcext:value-type="float">
            <text:p>120257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84720" calcext:value-type="float">
            <text:p>18584720</text:p>
          </table:table-cell>
          <table:table-cell office:value-type="float" office:value="668160" calcext:value-type="float">
            <text:p>66816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27972" calcext:value-type="float">
            <text:p>4527972</text:p>
          </table:table-cell>
          <table:table-cell office:value-type="float" office:value="4496952" calcext:value-type="float">
            <text:p>449695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000" calcext:value-type="float">
            <text:p>3500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7" calcext:value-type="float">
            <text:p>1409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2" calcext:value-type="date">
            <text:p>2022-07-19 16:17:12</text:p>
          </table:table-cell>
          <table:table-cell office:value-type="float" office:value="58300020" calcext:value-type="float">
            <text:p>58300020</text:p>
          </table:table-cell>
          <table:table-cell office:value-type="float" office:value="12025748" calcext:value-type="float">
            <text:p>120257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85076" calcext:value-type="float">
            <text:p>18585076</text:p>
          </table:table-cell>
          <table:table-cell office:value-type="float" office:value="668232" calcext:value-type="float">
            <text:p>668232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27972" calcext:value-type="float">
            <text:p>4527972</text:p>
          </table:table-cell>
          <table:table-cell office:value-type="float" office:value="4496952" calcext:value-type="float">
            <text:p>449695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0355" calcext:value-type="float">
            <text:p>110355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7" calcext:value-type="float">
            <text:p>1409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3" calcext:value-type="date">
            <text:p>2022-07-19 16:17:13</text:p>
          </table:table-cell>
          <table:table-cell office:value-type="float" office:value="58300028" calcext:value-type="float">
            <text:p>58300028</text:p>
          </table:table-cell>
          <table:table-cell office:value-type="float" office:value="12025748" calcext:value-type="float">
            <text:p>120257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84980" calcext:value-type="float">
            <text:p>18584980</text:p>
          </table:table-cell>
          <table:table-cell office:value-type="float" office:value="668236" calcext:value-type="float">
            <text:p>66823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27972" calcext:value-type="float">
            <text:p>4527972</text:p>
          </table:table-cell>
          <table:table-cell office:value-type="float" office:value="4496952" calcext:value-type="float">
            <text:p>449695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17284" calcext:value-type="float">
            <text:p>31728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7" calcext:value-type="float">
            <text:p>1409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4" calcext:value-type="date">
            <text:p>2022-07-19 16:17:14</text:p>
          </table:table-cell>
          <table:table-cell office:value-type="float" office:value="58300028" calcext:value-type="float">
            <text:p>58300028</text:p>
          </table:table-cell>
          <table:table-cell office:value-type="float" office:value="12025748" calcext:value-type="float">
            <text:p>120257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85052" calcext:value-type="float">
            <text:p>18585052</text:p>
          </table:table-cell>
          <table:table-cell office:value-type="float" office:value="668244" calcext:value-type="float">
            <text:p>668244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27972" calcext:value-type="float">
            <text:p>4527972</text:p>
          </table:table-cell>
          <table:table-cell office:value-type="float" office:value="4496952" calcext:value-type="float">
            <text:p>4496952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6124" calcext:value-type="float">
            <text:p>45612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7" calcext:value-type="float">
            <text:p>1409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5" calcext:value-type="date">
            <text:p>2022-07-19 16:17:15</text:p>
          </table:table-cell>
          <table:table-cell office:value-type="float" office:value="58298484" calcext:value-type="float">
            <text:p>58298484</text:p>
          </table:table-cell>
          <table:table-cell office:value-type="float" office:value="12025748" calcext:value-type="float">
            <text:p>120257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86228" calcext:value-type="float">
            <text:p>18586228</text:p>
          </table:table-cell>
          <table:table-cell office:value-type="float" office:value="668248" calcext:value-type="float">
            <text:p>66824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28956" calcext:value-type="float">
            <text:p>4528956</text:p>
          </table:table-cell>
          <table:table-cell office:value-type="float" office:value="4497936" calcext:value-type="float">
            <text:p>449793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8591" calcext:value-type="float">
            <text:p>3859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7" calcext:value-type="float">
            <text:p>1409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6" calcext:value-type="date">
            <text:p>2022-07-19 16:17:16</text:p>
          </table:table-cell>
          <table:table-cell office:value-type="float" office:value="58296468" calcext:value-type="float">
            <text:p>58296468</text:p>
          </table:table-cell>
          <table:table-cell office:value-type="float" office:value="12025748" calcext:value-type="float">
            <text:p>120257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91000" calcext:value-type="float">
            <text:p>18591000</text:p>
          </table:table-cell>
          <table:table-cell office:value-type="float" office:value="668264" calcext:value-type="float">
            <text:p>668264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32884" calcext:value-type="float">
            <text:p>4532884</text:p>
          </table:table-cell>
          <table:table-cell office:value-type="float" office:value="4501864" calcext:value-type="float">
            <text:p>450186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44494" calcext:value-type="float">
            <text:p>24449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7" calcext:value-type="float">
            <text:p>1409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7" calcext:value-type="date">
            <text:p>2022-07-19 16:17:17</text:p>
          </table:table-cell>
          <table:table-cell office:value-type="float" office:value="58285884" calcext:value-type="float">
            <text:p>58285884</text:p>
          </table:table-cell>
          <table:table-cell office:value-type="float" office:value="12025748" calcext:value-type="float">
            <text:p>1202574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99832" calcext:value-type="float">
            <text:p>18599832</text:p>
          </table:table-cell>
          <table:table-cell office:value-type="float" office:value="668280" calcext:value-type="float">
            <text:p>66828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40784" calcext:value-type="float">
            <text:p>4540784</text:p>
          </table:table-cell>
          <table:table-cell office:value-type="float" office:value="4509764" calcext:value-type="float">
            <text:p>450976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9367" calcext:value-type="float">
            <text:p>299367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7" calcext:value-type="float">
            <text:p>1409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8" calcext:value-type="date">
            <text:p>2022-07-19 16:17:18</text:p>
          </table:table-cell>
          <table:table-cell office:value-type="float" office:value="58285884" calcext:value-type="float">
            <text:p>58285884</text:p>
          </table:table-cell>
          <table:table-cell office:value-type="float" office:value="12025700" calcext:value-type="float">
            <text:p>120257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1" calcext:value-type="float">
            <text:p>11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99836" calcext:value-type="float">
            <text:p>18599836</text:p>
          </table:table-cell>
          <table:table-cell office:value-type="float" office:value="668208" calcext:value-type="float">
            <text:p>66820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40904" calcext:value-type="float">
            <text:p>4540904</text:p>
          </table:table-cell>
          <table:table-cell office:value-type="float" office:value="4509884" calcext:value-type="float">
            <text:p>450988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6813" calcext:value-type="float">
            <text:p>50681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97" calcext:value-type="float">
            <text:p>14097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19" calcext:value-type="date">
            <text:p>2022-07-19 16:17:19</text:p>
          </table:table-cell>
          <table:table-cell office:value-type="float" office:value="58285396" calcext:value-type="float">
            <text:p>58285396</text:p>
          </table:table-cell>
          <table:table-cell office:value-type="float" office:value="12025764" calcext:value-type="float">
            <text:p>1202576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5" calcext:value-type="float">
            <text:p>118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00100" calcext:value-type="float">
            <text:p>18600100</text:p>
          </table:table-cell>
          <table:table-cell office:value-type="float" office:value="668212" calcext:value-type="float">
            <text:p>668212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42644" calcext:value-type="float">
            <text:p>4542644</text:p>
          </table:table-cell>
          <table:table-cell office:value-type="float" office:value="4511624" calcext:value-type="float">
            <text:p>451162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5654" calcext:value-type="float">
            <text:p>105654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0" calcext:value-type="date">
            <text:p>2022-07-19 16:17:20</text:p>
          </table:table-cell>
          <table:table-cell office:value-type="float" office:value="58285212" calcext:value-type="float">
            <text:p>58285212</text:p>
          </table:table-cell>
          <table:table-cell office:value-type="float" office:value="12025764" calcext:value-type="float">
            <text:p>1202576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5" calcext:value-type="float">
            <text:p>118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00188" calcext:value-type="float">
            <text:p>18600188</text:p>
          </table:table-cell>
          <table:table-cell office:value-type="float" office:value="668316" calcext:value-type="float">
            <text:p>66831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42644" calcext:value-type="float">
            <text:p>4542644</text:p>
          </table:table-cell>
          <table:table-cell office:value-type="float" office:value="4511624" calcext:value-type="float">
            <text:p>4511624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748" calcext:value-type="float">
            <text:p>41748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1" calcext:value-type="date">
            <text:p>2022-07-19 16:17:21</text:p>
          </table:table-cell>
          <table:table-cell office:value-type="float" office:value="58279188" calcext:value-type="float">
            <text:p>58279188</text:p>
          </table:table-cell>
          <table:table-cell office:value-type="float" office:value="12025764" calcext:value-type="float">
            <text:p>1202576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5" calcext:value-type="float">
            <text:p>11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06088" calcext:value-type="float">
            <text:p>18606088</text:p>
          </table:table-cell>
          <table:table-cell office:value-type="float" office:value="668328" calcext:value-type="float">
            <text:p>66832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48160" calcext:value-type="float">
            <text:p>4548160</text:p>
          </table:table-cell>
          <table:table-cell office:value-type="float" office:value="4517140" calcext:value-type="float">
            <text:p>451714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5660" calcext:value-type="float">
            <text:p>55660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2" calcext:value-type="date">
            <text:p>2022-07-19 16:17:22</text:p>
          </table:table-cell>
          <table:table-cell office:value-type="float" office:value="58278928" calcext:value-type="float">
            <text:p>58278928</text:p>
          </table:table-cell>
          <table:table-cell office:value-type="float" office:value="12025764" calcext:value-type="float">
            <text:p>1202576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06276" calcext:value-type="float">
            <text:p>18606276</text:p>
          </table:table-cell>
          <table:table-cell office:value-type="float" office:value="668300" calcext:value-type="float">
            <text:p>66830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48160" calcext:value-type="float">
            <text:p>4548160</text:p>
          </table:table-cell>
          <table:table-cell office:value-type="float" office:value="4517140" calcext:value-type="float">
            <text:p>4517140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8994" calcext:value-type="float">
            <text:p>108994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3" calcext:value-type="date">
            <text:p>2022-07-19 16:17:23</text:p>
          </table:table-cell>
          <table:table-cell office:value-type="float" office:value="58262800" calcext:value-type="float">
            <text:p>58262800</text:p>
          </table:table-cell>
          <table:table-cell office:value-type="float" office:value="12025764" calcext:value-type="float">
            <text:p>1202576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4" calcext:value-type="float">
            <text:p>11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24416" calcext:value-type="float">
            <text:p>18624416</text:p>
          </table:table-cell>
          <table:table-cell office:value-type="float" office:value="668236" calcext:value-type="float">
            <text:p>66823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67168" calcext:value-type="float">
            <text:p>4567168</text:p>
          </table:table-cell>
          <table:table-cell office:value-type="float" office:value="4536148" calcext:value-type="float">
            <text:p>453614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71160" calcext:value-type="float">
            <text:p>971160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4" calcext:value-type="date">
            <text:p>2022-07-19 16:17:24</text:p>
          </table:table-cell>
          <table:table-cell office:value-type="float" office:value="58256844" calcext:value-type="float">
            <text:p>58256844</text:p>
          </table:table-cell>
          <table:table-cell office:value-type="float" office:value="11992996" calcext:value-type="float">
            <text:p>119929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31060" calcext:value-type="float">
            <text:p>18631060</text:p>
          </table:table-cell>
          <table:table-cell office:value-type="float" office:value="668116" calcext:value-type="float">
            <text:p>66811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72676" calcext:value-type="float">
            <text:p>4572676</text:p>
          </table:table-cell>
          <table:table-cell office:value-type="float" office:value="4541656" calcext:value-type="float">
            <text:p>454165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17060" calcext:value-type="float">
            <text:p>1017060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5" calcext:value-type="date">
            <text:p>2022-07-19 16:17:25</text:p>
          </table:table-cell>
          <table:table-cell office:value-type="float" office:value="58256064" calcext:value-type="float">
            <text:p>58256064</text:p>
          </table:table-cell>
          <table:table-cell office:value-type="float" office:value="11992996" calcext:value-type="float">
            <text:p>119929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31308" calcext:value-type="float">
            <text:p>18631308</text:p>
          </table:table-cell>
          <table:table-cell office:value-type="float" office:value="668120" calcext:value-type="float">
            <text:p>66812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72676" calcext:value-type="float">
            <text:p>4572676</text:p>
          </table:table-cell>
          <table:table-cell office:value-type="float" office:value="4541656" calcext:value-type="float">
            <text:p>454165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31997" calcext:value-type="float">
            <text:p>1031997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6" calcext:value-type="date">
            <text:p>2022-07-19 16:17:26</text:p>
          </table:table-cell>
          <table:table-cell office:value-type="float" office:value="58256064" calcext:value-type="float">
            <text:p>58256064</text:p>
          </table:table-cell>
          <table:table-cell office:value-type="float" office:value="11992996" calcext:value-type="float">
            <text:p>1199299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31396" calcext:value-type="float">
            <text:p>18631396</text:p>
          </table:table-cell>
          <table:table-cell office:value-type="float" office:value="668120" calcext:value-type="float">
            <text:p>668120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72676" calcext:value-type="float">
            <text:p>4572676</text:p>
          </table:table-cell>
          <table:table-cell office:value-type="float" office:value="4541656" calcext:value-type="float">
            <text:p>454165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38581" calcext:value-type="float">
            <text:p>1138581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7" calcext:value-type="date">
            <text:p>2022-07-19 16:17:27</text:p>
          </table:table-cell>
          <table:table-cell office:value-type="float" office:value="58256060" calcext:value-type="float">
            <text:p>58256060</text:p>
          </table:table-cell>
          <table:table-cell office:value-type="float" office:value="11992980" calcext:value-type="float">
            <text:p>1199298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31304" calcext:value-type="float">
            <text:p>18631304</text:p>
          </table:table-cell>
          <table:table-cell office:value-type="float" office:value="668108" calcext:value-type="float">
            <text:p>66810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74288" calcext:value-type="float">
            <text:p>4574288</text:p>
          </table:table-cell>
          <table:table-cell office:value-type="float" office:value="4543268" calcext:value-type="float">
            <text:p>45432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41784" calcext:value-type="float">
            <text:p>741784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8" calcext:value-type="date">
            <text:p>2022-07-19 16:17:28</text:p>
          </table:table-cell>
          <table:table-cell office:value-type="float" office:value="58255860" calcext:value-type="float">
            <text:p>58255860</text:p>
          </table:table-cell>
          <table:table-cell office:value-type="float" office:value="11992980" calcext:value-type="float">
            <text:p>1199298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31292" calcext:value-type="float">
            <text:p>18631292</text:p>
          </table:table-cell>
          <table:table-cell office:value-type="float" office:value="668016" calcext:value-type="float">
            <text:p>668016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74288" calcext:value-type="float">
            <text:p>4574288</text:p>
          </table:table-cell>
          <table:table-cell office:value-type="float" office:value="4543268" calcext:value-type="float">
            <text:p>4543268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18401" calcext:value-type="float">
            <text:p>818401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29" calcext:value-type="date">
            <text:p>2022-07-19 16:17:29</text:p>
          </table:table-cell>
          <table:table-cell office:value-type="float" office:value="58250568" calcext:value-type="float">
            <text:p>58250568</text:p>
          </table:table-cell>
          <table:table-cell office:value-type="float" office:value="11992980" calcext:value-type="float">
            <text:p>1199298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36564" calcext:value-type="float">
            <text:p>18636564</text:p>
          </table:table-cell>
          <table:table-cell office:value-type="float" office:value="668028" calcext:value-type="float">
            <text:p>668028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78496" calcext:value-type="float">
            <text:p>4578496</text:p>
          </table:table-cell>
          <table:table-cell office:value-type="float" office:value="4547476" calcext:value-type="float">
            <text:p>454747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35064" calcext:value-type="float">
            <text:p>1035064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30" calcext:value-type="date">
            <text:p>2022-07-19 16:17:30</text:p>
          </table:table-cell>
          <table:table-cell office:value-type="float" office:value="58250320" calcext:value-type="float">
            <text:p>58250320</text:p>
          </table:table-cell>
          <table:table-cell office:value-type="float" office:value="11992980" calcext:value-type="float">
            <text:p>1199298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36244" calcext:value-type="float">
            <text:p>18636244</text:p>
          </table:table-cell>
          <table:table-cell office:value-type="float" office:value="668024" calcext:value-type="float">
            <text:p>668024</text:p>
          </table:table-cell>
          <table:table-cell office:value-type="float" office:value="10072028" calcext:value-type="float">
            <text:p>10072028</text:p>
          </table:table-cell>
          <table:table-cell office:value-type="float" office:value="4578496" calcext:value-type="float">
            <text:p>4578496</text:p>
          </table:table-cell>
          <table:table-cell office:value-type="float" office:value="4547476" calcext:value-type="float">
            <text:p>4547476</text:p>
          </table:table-cell>
          <table:table-cell office:value-type="float" office:value="31020" calcext:value-type="float">
            <text:p>31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70321" calcext:value-type="float">
            <text:p>1170321</text:p>
          </table:table-cell>
          <table:table-cell office:value-type="float" office:value="14592" calcext:value-type="float">
            <text:p>14592</text:p>
          </table:table-cell>
          <table:table-cell office:value-type="float" office:value="14102" calcext:value-type="float">
            <text:p>14102</text:p>
          </table:table-cell>
          <table:table-cell office:value-type="float" office:value="2048" calcext:value-type="float">
            <text:p>2048</text:p>
          </table:table-cell>
          <table:table-cell office:value-type="float" office:value="1876" calcext:value-type="float">
            <text:p>1876</text:p>
          </table:table-cell>
          <table:table-cell office:value-type="float" office:value="24128" calcext:value-type="float">
            <text:p>24128</text:p>
          </table:table-cell>
          <table:table-cell office:value-type="float" office:value="10048" calcext:value-type="float">
            <text:p>100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jemalloc" table:style-name="ta1">
        <table:table-column table:style-name="co1" table:default-cell-style-name="ce1"/>
        <table:table-column table:style-name="co1" table:number-columns-repeated="4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omm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tr</text:p>
          </table:table-cell>
          <table:table-cell office:value-type="string" calcext:value-type="string">
            <text:p>syst-t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syst-cgro-lim</text:p>
          </table:table-cell>
          <table:table-cell office:value-type="string" calcext:value-type="string">
            <text:p>syst-cgro-slim</text:p>
          </table:table-cell>
          <table:table-cell office:value-type="string" calcext:value-type="string">
            <text:p>syst-cgro-usg</text:p>
          </table:table-cell>
          <table:table-cell office:value-type="string" calcext:value-type="string">
            <text:p>syst-cgro-kusg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hea-usd</text:p>
          </table:table-cell>
          <table:table-cell office:value-type="string" calcext:value-type="string">
            <text:p>proc-chea-free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date" office:date-value="2022-07-19T16:17:31" calcext:value-type="date">
            <text:p>2022-07-19 16:17:31</text:p>
          </table:table-cell>
          <table:table-cell office:value-type="float" office:value="60646540" calcext:value-type="float">
            <text:p>60646540</text:p>
          </table:table-cell>
          <table:table-cell office:value-type="float" office:value="11896340" calcext:value-type="float">
            <text:p>1189634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6217884" calcext:value-type="float">
            <text:p>16217884</text:p>
          </table:table-cell>
          <table:table-cell office:value-type="float" office:value="661396" calcext:value-type="float">
            <text:p>661396</text:p>
          </table:table-cell>
          <table:table-cell office:value-type="float" office:value="5968608" calcext:value-type="float">
            <text:p>5968608</text:p>
          </table:table-cell>
          <table:table-cell office:value-type="float" office:value="2188036" calcext:value-type="float">
            <text:p>2188036</text:p>
          </table:table-cell>
          <table:table-cell office:value-type="float" office:value="2161568" calcext:value-type="float">
            <text:p>2161568</text:p>
          </table:table-cell>
          <table:table-cell office:value-type="float" office:value="26468" calcext:value-type="float">
            <text:p>26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4052" calcext:value-type="float">
            <text:p>40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24" calcext:value-type="float">
            <text:p>202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date" office:date-value="2022-07-19T16:17:32" calcext:value-type="date">
            <text:p>2022-07-19 16:17:32</text:p>
          </table:table-cell>
          <table:table-cell office:value-type="float" office:value="60445460" calcext:value-type="float">
            <text:p>60445460</text:p>
          </table:table-cell>
          <table:table-cell office:value-type="float" office:value="11952488" calcext:value-type="float">
            <text:p>1195248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2" calcext:value-type="float">
            <text:p>11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448768" calcext:value-type="float">
            <text:p>16448768</text:p>
          </table:table-cell>
          <table:table-cell office:value-type="float" office:value="664512" calcext:value-type="float">
            <text:p>664512</text:p>
          </table:table-cell>
          <table:table-cell office:value-type="float" office:value="9044624" calcext:value-type="float">
            <text:p>9044624</text:p>
          </table:table-cell>
          <table:table-cell office:value-type="float" office:value="2390568" calcext:value-type="float">
            <text:p>2390568</text:p>
          </table:table-cell>
          <table:table-cell office:value-type="float" office:value="2359692" calcext:value-type="float">
            <text:p>2359692</text:p>
          </table:table-cell>
          <table:table-cell office:value-type="float" office:value="30876" calcext:value-type="float">
            <text:p>30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office:value-type="float" office:value="8772" calcext:value-type="float">
            <text:p>877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8886" calcext:value-type="float">
            <text:p>28886</text:p>
          </table:table-cell>
          <table:table-cell office:value-type="float" office:value="25261" calcext:value-type="float">
            <text:p>25261</text:p>
          </table:table-cell>
          <table:table-cell office:value-type="float" office:value="72" calcext:value-type="float">
            <text:p>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3200" calcext:value-type="float">
            <text:p>293200</text:p>
          </table:table-cell>
          <table:table-cell office:value-type="float" office:value="14336" calcext:value-type="float">
            <text:p>14336</text:p>
          </table:table-cell>
          <table:table-cell office:value-type="float" office:value="14038" calcext:value-type="float">
            <text:p>14038</text:p>
          </table:table-cell>
          <table:table-cell office:value-type="float" office:value="2048" calcext:value-type="float">
            <text:p>2048</text:p>
          </table:table-cell>
          <table:table-cell office:value-type="float" office:value="1906" calcext:value-type="float">
            <text:p>1906</text:p>
          </table:table-cell>
          <table:table-cell office:value-type="float" office:value="21504" calcext:value-type="float">
            <text:p>21504</text:p>
          </table:table-cell>
          <table:table-cell office:value-type="float" office:value="9280" calcext:value-type="float">
            <text:p>928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2998" calcext:value-type="float">
            <text:p>2998</text:p>
          </table:table-cell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33" calcext:value-type="date">
            <text:p>2022-07-19 16:17:33</text:p>
          </table:table-cell>
          <table:table-cell office:value-type="float" office:value="60361108" calcext:value-type="float">
            <text:p>60361108</text:p>
          </table:table-cell>
          <table:table-cell office:value-type="float" office:value="11952504" calcext:value-type="float">
            <text:p>1195250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529772" calcext:value-type="float">
            <text:p>16529772</text:p>
          </table:table-cell>
          <table:table-cell office:value-type="float" office:value="664720" calcext:value-type="float">
            <text:p>664720</text:p>
          </table:table-cell>
          <table:table-cell office:value-type="float" office:value="9186960" calcext:value-type="float">
            <text:p>9186960</text:p>
          </table:table-cell>
          <table:table-cell office:value-type="float" office:value="2470792" calcext:value-type="float">
            <text:p>2470792</text:p>
          </table:table-cell>
          <table:table-cell office:value-type="float" office:value="2439916" calcext:value-type="float">
            <text:p>2439916</text:p>
          </table:table-cell>
          <table:table-cell office:value-type="float" office:value="30876" calcext:value-type="float">
            <text:p>30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8781" calcext:value-type="float">
            <text:p>878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2740" calcext:value-type="float">
            <text:p>352740</text:p>
          </table:table-cell>
          <table:table-cell office:value-type="float" office:value="14336" calcext:value-type="float">
            <text:p>14336</text:p>
          </table:table-cell>
          <table:table-cell office:value-type="float" office:value="14039" calcext:value-type="float">
            <text:p>14039</text:p>
          </table:table-cell>
          <table:table-cell office:value-type="float" office:value="2048" calcext:value-type="float">
            <text:p>2048</text:p>
          </table:table-cell>
          <table:table-cell office:value-type="float" office:value="1906" calcext:value-type="float">
            <text:p>1906</text:p>
          </table:table-cell>
          <table:table-cell office:value-type="float" office:value="21504" calcext:value-type="float">
            <text:p>21504</text:p>
          </table:table-cell>
          <table:table-cell office:value-type="float" office:value="9408" calcext:value-type="float">
            <text:p>940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2998" calcext:value-type="float">
            <text:p>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34" calcext:value-type="date">
            <text:p>2022-07-19 16:17:34</text:p>
          </table:table-cell>
          <table:table-cell office:value-type="float" office:value="60320536" calcext:value-type="float">
            <text:p>60320536</text:p>
          </table:table-cell>
          <table:table-cell office:value-type="float" office:value="11952568" calcext:value-type="float">
            <text:p>1195256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573332" calcext:value-type="float">
            <text:p>16573332</text:p>
          </table:table-cell>
          <table:table-cell office:value-type="float" office:value="664832" calcext:value-type="float">
            <text:p>664832</text:p>
          </table:table-cell>
          <table:table-cell office:value-type="float" office:value="9258640" calcext:value-type="float">
            <text:p>9258640</text:p>
          </table:table-cell>
          <table:table-cell office:value-type="float" office:value="2515604" calcext:value-type="float">
            <text:p>2515604</text:p>
          </table:table-cell>
          <table:table-cell office:value-type="float" office:value="2484600" calcext:value-type="float">
            <text:p>248460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8781" calcext:value-type="float">
            <text:p>8781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17496" calcext:value-type="float">
            <text:p>317496</text:p>
          </table:table-cell>
          <table:table-cell office:value-type="float" office:value="14336" calcext:value-type="float">
            <text:p>14336</text:p>
          </table:table-cell>
          <table:table-cell office:value-type="float" office:value="14039" calcext:value-type="float">
            <text:p>14039</text:p>
          </table:table-cell>
          <table:table-cell office:value-type="float" office:value="2048" calcext:value-type="float">
            <text:p>2048</text:p>
          </table:table-cell>
          <table:table-cell office:value-type="float" office:value="1906" calcext:value-type="float">
            <text:p>1906</text:p>
          </table:table-cell>
          <table:table-cell office:value-type="float" office:value="21504" calcext:value-type="float">
            <text:p>21504</text:p>
          </table:table-cell>
          <table:table-cell office:value-type="float" office:value="9472" calcext:value-type="float">
            <text:p>947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2998" calcext:value-type="float">
            <text:p>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35" calcext:value-type="date">
            <text:p>2022-07-19 16:17:35</text:p>
          </table:table-cell>
          <table:table-cell office:value-type="float" office:value="60242204" calcext:value-type="float">
            <text:p>60242204</text:p>
          </table:table-cell>
          <table:table-cell office:value-type="float" office:value="11952552" calcext:value-type="float">
            <text:p>119525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649792" calcext:value-type="float">
            <text:p>16649792</text:p>
          </table:table-cell>
          <table:table-cell office:value-type="float" office:value="664972" calcext:value-type="float">
            <text:p>664972</text:p>
          </table:table-cell>
          <table:table-cell office:value-type="float" office:value="9340560" calcext:value-type="float">
            <text:p>9340560</text:p>
          </table:table-cell>
          <table:table-cell office:value-type="float" office:value="2592288" calcext:value-type="float">
            <text:p>2592288</text:p>
          </table:table-cell>
          <table:table-cell office:value-type="float" office:value="2561284" calcext:value-type="float">
            <text:p>256128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 office:value-type="float" office:value="8783" calcext:value-type="float">
            <text:p>878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30742" calcext:value-type="float">
            <text:p>230742</text:p>
          </table:table-cell>
          <table:table-cell office:value-type="float" office:value="14336" calcext:value-type="float">
            <text:p>14336</text:p>
          </table:table-cell>
          <table:table-cell office:value-type="float" office:value="14039" calcext:value-type="float">
            <text:p>14039</text:p>
          </table:table-cell>
          <table:table-cell office:value-type="float" office:value="2048" calcext:value-type="float">
            <text:p>2048</text:p>
          </table:table-cell>
          <table:table-cell office:value-type="float" office:value="1906" calcext:value-type="float">
            <text:p>1906</text:p>
          </table:table-cell>
          <table:table-cell office:value-type="float" office:value="21504" calcext:value-type="float">
            <text:p>21504</text:p>
          </table:table-cell>
          <table:table-cell office:value-type="float" office:value="9472" calcext:value-type="float">
            <text:p>947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2998" calcext:value-type="float">
            <text:p>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36" calcext:value-type="date">
            <text:p>2022-07-19 16:17:36</text:p>
          </table:table-cell>
          <table:table-cell office:value-type="float" office:value="60205168" calcext:value-type="float">
            <text:p>60205168</text:p>
          </table:table-cell>
          <table:table-cell office:value-type="float" office:value="11952488" calcext:value-type="float">
            <text:p>1195248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66" calcext:value-type="float">
            <text:p>11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666332" calcext:value-type="float">
            <text:p>16666332</text:p>
          </table:table-cell>
          <table:table-cell office:value-type="float" office:value="664848" calcext:value-type="float">
            <text:p>664848</text:p>
          </table:table-cell>
          <table:table-cell office:value-type="float" office:value="9381520" calcext:value-type="float">
            <text:p>9381520</text:p>
          </table:table-cell>
          <table:table-cell office:value-type="float" office:value="2609424" calcext:value-type="float">
            <text:p>2609424</text:p>
          </table:table-cell>
          <table:table-cell office:value-type="float" office:value="2578420" calcext:value-type="float">
            <text:p>257842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8808" calcext:value-type="float">
            <text:p>8808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3168" calcext:value-type="float">
            <text:p>153168</text:p>
          </table:table-cell>
          <table:table-cell office:value-type="float" office:value="14400" calcext:value-type="float">
            <text:p>14400</text:p>
          </table:table-cell>
          <table:table-cell office:value-type="float" office:value="14043" calcext:value-type="float">
            <text:p>14043</text:p>
          </table:table-cell>
          <table:table-cell office:value-type="float" office:value="2048" calcext:value-type="float">
            <text:p>2048</text:p>
          </table:table-cell>
          <table:table-cell office:value-type="float" office:value="1906" calcext:value-type="float">
            <text:p>1906</text:p>
          </table:table-cell>
          <table:table-cell office:value-type="float" office:value="21504" calcext:value-type="float">
            <text:p>21504</text:p>
          </table:table-cell>
          <table:table-cell office:value-type="float" office:value="9472" calcext:value-type="float">
            <text:p>94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2998" calcext:value-type="float">
            <text:p>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37" calcext:value-type="date">
            <text:p>2022-07-19 16:17:37</text:p>
          </table:table-cell>
          <table:table-cell office:value-type="float" office:value="60205676" calcext:value-type="float">
            <text:p>60205676</text:p>
          </table:table-cell>
          <table:table-cell office:value-type="float" office:value="11952856" calcext:value-type="float">
            <text:p>1195285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674864" calcext:value-type="float">
            <text:p>16674864</text:p>
          </table:table-cell>
          <table:table-cell office:value-type="float" office:value="665100" calcext:value-type="float">
            <text:p>665100</text:p>
          </table:table-cell>
          <table:table-cell office:value-type="float" office:value="9405584" calcext:value-type="float">
            <text:p>9405584</text:p>
          </table:table-cell>
          <table:table-cell office:value-type="float" office:value="2617016" calcext:value-type="float">
            <text:p>2617016</text:p>
          </table:table-cell>
          <table:table-cell office:value-type="float" office:value="2586012" calcext:value-type="float">
            <text:p>258601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 office:value-type="float" office:value="8848" calcext:value-type="float">
            <text:p>8848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84308" calcext:value-type="float">
            <text:p>384308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0" calcext:value-type="float">
            <text:p>1396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536" calcext:value-type="float">
            <text:p>953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2-07-19T16:17:38" calcext:value-type="date">
            <text:p>2022-07-19 16:17:38</text:p>
          </table:table-cell>
          <table:table-cell office:value-type="float" office:value="60059892" calcext:value-type="float">
            <text:p>60059892</text:p>
          </table:table-cell>
          <table:table-cell office:value-type="float" office:value="11952776" calcext:value-type="float">
            <text:p>1195277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844276" calcext:value-type="float">
            <text:p>16844276</text:p>
          </table:table-cell>
          <table:table-cell office:value-type="float" office:value="665344" calcext:value-type="float">
            <text:p>665344</text:p>
          </table:table-cell>
          <table:table-cell office:value-type="float" office:value="9569424" calcext:value-type="float">
            <text:p>9569424</text:p>
          </table:table-cell>
          <table:table-cell office:value-type="float" office:value="2785316" calcext:value-type="float">
            <text:p>2785316</text:p>
          </table:table-cell>
          <table:table-cell office:value-type="float" office:value="2754312" calcext:value-type="float">
            <text:p>275431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77971" calcext:value-type="float">
            <text:p>477971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0" calcext:value-type="float">
            <text:p>1396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536" calcext:value-type="float">
            <text:p>95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39" calcext:value-type="date">
            <text:p>2022-07-19 16:17:39</text:p>
          </table:table-cell>
          <table:table-cell office:value-type="float" office:value="60033936" calcext:value-type="float">
            <text:p>60033936</text:p>
          </table:table-cell>
          <table:table-cell office:value-type="float" office:value="11952776" calcext:value-type="float">
            <text:p>1195277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859932" calcext:value-type="float">
            <text:p>16859932</text:p>
          </table:table-cell>
          <table:table-cell office:value-type="float" office:value="665412" calcext:value-type="float">
            <text:p>665412</text:p>
          </table:table-cell>
          <table:table-cell office:value-type="float" office:value="9614480" calcext:value-type="float">
            <text:p>9614480</text:p>
          </table:table-cell>
          <table:table-cell office:value-type="float" office:value="2802164" calcext:value-type="float">
            <text:p>2802164</text:p>
          </table:table-cell>
          <table:table-cell office:value-type="float" office:value="2771160" calcext:value-type="float">
            <text:p>277116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55352" calcext:value-type="float">
            <text:p>655352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0" calcext:value-type="float">
            <text:p>1396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536" calcext:value-type="float">
            <text:p>95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0" calcext:value-type="date">
            <text:p>2022-07-19 16:17:40</text:p>
          </table:table-cell>
          <table:table-cell office:value-type="float" office:value="59989604" calcext:value-type="float">
            <text:p>59989604</text:p>
          </table:table-cell>
          <table:table-cell office:value-type="float" office:value="11952776" calcext:value-type="float">
            <text:p>1195277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906476" calcext:value-type="float">
            <text:p>16906476</text:p>
          </table:table-cell>
          <table:table-cell office:value-type="float" office:value="665480" calcext:value-type="float">
            <text:p>665480</text:p>
          </table:table-cell>
          <table:table-cell office:value-type="float" office:value="9637008" calcext:value-type="float">
            <text:p>9637008</text:p>
          </table:table-cell>
          <table:table-cell office:value-type="float" office:value="2847584" calcext:value-type="float">
            <text:p>2847584</text:p>
          </table:table-cell>
          <table:table-cell office:value-type="float" office:value="2816580" calcext:value-type="float">
            <text:p>281658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00857" calcext:value-type="float">
            <text:p>700857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0" calcext:value-type="float">
            <text:p>1396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536" calcext:value-type="float">
            <text:p>95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1" calcext:value-type="date">
            <text:p>2022-07-19 16:17:41</text:p>
          </table:table-cell>
          <table:table-cell office:value-type="float" office:value="59954400" calcext:value-type="float">
            <text:p>59954400</text:p>
          </table:table-cell>
          <table:table-cell office:value-type="float" office:value="11952776" calcext:value-type="float">
            <text:p>1195277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936132" calcext:value-type="float">
            <text:p>16936132</text:p>
          </table:table-cell>
          <table:table-cell office:value-type="float" office:value="665516" calcext:value-type="float">
            <text:p>665516</text:p>
          </table:table-cell>
          <table:table-cell office:value-type="float" office:value="9663632" calcext:value-type="float">
            <text:p>9663632</text:p>
          </table:table-cell>
          <table:table-cell office:value-type="float" office:value="2879988" calcext:value-type="float">
            <text:p>2879988</text:p>
          </table:table-cell>
          <table:table-cell office:value-type="float" office:value="2848984" calcext:value-type="float">
            <text:p>284898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2234" calcext:value-type="float">
            <text:p>322234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0" calcext:value-type="float">
            <text:p>1396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536" calcext:value-type="float">
            <text:p>95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2" calcext:value-type="date">
            <text:p>2022-07-19 16:17:42</text:p>
          </table:table-cell>
          <table:table-cell office:value-type="float" office:value="59942556" calcext:value-type="float">
            <text:p>59942556</text:p>
          </table:table-cell>
          <table:table-cell office:value-type="float" office:value="11952776" calcext:value-type="float">
            <text:p>1195277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957252" calcext:value-type="float">
            <text:p>16957252</text:p>
          </table:table-cell>
          <table:table-cell office:value-type="float" office:value="665644" calcext:value-type="float">
            <text:p>665644</text:p>
          </table:table-cell>
          <table:table-cell office:value-type="float" office:value="9694864" calcext:value-type="float">
            <text:p>9694864</text:p>
          </table:table-cell>
          <table:table-cell office:value-type="float" office:value="2901444" calcext:value-type="float">
            <text:p>2901444</text:p>
          </table:table-cell>
          <table:table-cell office:value-type="float" office:value="2870440" calcext:value-type="float">
            <text:p>287044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418" calcext:value-type="float">
            <text:p>454418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0" calcext:value-type="float">
            <text:p>1396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536" calcext:value-type="float">
            <text:p>95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3" calcext:value-type="date">
            <text:p>2022-07-19 16:17:43</text:p>
          </table:table-cell>
          <table:table-cell office:value-type="float" office:value="59914084" calcext:value-type="float">
            <text:p>59914084</text:p>
          </table:table-cell>
          <table:table-cell office:value-type="float" office:value="11952776" calcext:value-type="float">
            <text:p>1195277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980636" calcext:value-type="float">
            <text:p>16980636</text:p>
          </table:table-cell>
          <table:table-cell office:value-type="float" office:value="665700" calcext:value-type="float">
            <text:p>665700</text:p>
          </table:table-cell>
          <table:table-cell office:value-type="float" office:value="9723536" calcext:value-type="float">
            <text:p>9723536</text:p>
          </table:table-cell>
          <table:table-cell office:value-type="float" office:value="2925224" calcext:value-type="float">
            <text:p>2925224</text:p>
          </table:table-cell>
          <table:table-cell office:value-type="float" office:value="2894220" calcext:value-type="float">
            <text:p>289422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55711" calcext:value-type="float">
            <text:p>655711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0" calcext:value-type="float">
            <text:p>1396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536" calcext:value-type="float">
            <text:p>95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4" calcext:value-type="date">
            <text:p>2022-07-19 16:17:44</text:p>
          </table:table-cell>
          <table:table-cell office:value-type="float" office:value="59857880" calcext:value-type="float">
            <text:p>59857880</text:p>
          </table:table-cell>
          <table:table-cell office:value-type="float" office:value="11952776" calcext:value-type="float">
            <text:p>1195277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039096" calcext:value-type="float">
            <text:p>17039096</text:p>
          </table:table-cell>
          <table:table-cell office:value-type="float" office:value="665788" calcext:value-type="float">
            <text:p>665788</text:p>
          </table:table-cell>
          <table:table-cell office:value-type="float" office:value="9789072" calcext:value-type="float">
            <text:p>9789072</text:p>
          </table:table-cell>
          <table:table-cell office:value-type="float" office:value="2983332" calcext:value-type="float">
            <text:p>2983332</text:p>
          </table:table-cell>
          <table:table-cell office:value-type="float" office:value="2952328" calcext:value-type="float">
            <text:p>295232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52569" calcext:value-type="float">
            <text:p>752569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0" calcext:value-type="float">
            <text:p>1396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536" calcext:value-type="float">
            <text:p>95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5" calcext:value-type="date">
            <text:p>2022-07-19 16:17:45</text:p>
          </table:table-cell>
          <table:table-cell office:value-type="float" office:value="59827148" calcext:value-type="float">
            <text:p>59827148</text:p>
          </table:table-cell>
          <table:table-cell office:value-type="float" office:value="11952888" calcext:value-type="float">
            <text:p>1195288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066248" calcext:value-type="float">
            <text:p>17066248</text:p>
          </table:table-cell>
          <table:table-cell office:value-type="float" office:value="665856" calcext:value-type="float">
            <text:p>665856</text:p>
          </table:table-cell>
          <table:table-cell office:value-type="float" office:value="9822864" calcext:value-type="float">
            <text:p>9822864</text:p>
          </table:table-cell>
          <table:table-cell office:value-type="float" office:value="3010936" calcext:value-type="float">
            <text:p>3010936</text:p>
          </table:table-cell>
          <table:table-cell office:value-type="float" office:value="2979932" calcext:value-type="float">
            <text:p>297993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2937" calcext:value-type="float">
            <text:p>202937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1" calcext:value-type="float">
            <text:p>1396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6" calcext:value-type="date">
            <text:p>2022-07-19 16:17:46</text:p>
          </table:table-cell>
          <table:table-cell office:value-type="float" office:value="59825384" calcext:value-type="float">
            <text:p>59825384</text:p>
          </table:table-cell>
          <table:table-cell office:value-type="float" office:value="11952888" calcext:value-type="float">
            <text:p>1195288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072360" calcext:value-type="float">
            <text:p>17072360</text:p>
          </table:table-cell>
          <table:table-cell office:value-type="float" office:value="665860" calcext:value-type="float">
            <text:p>665860</text:p>
          </table:table-cell>
          <table:table-cell office:value-type="float" office:value="9830032" calcext:value-type="float">
            <text:p>9830032</text:p>
          </table:table-cell>
          <table:table-cell office:value-type="float" office:value="3016156" calcext:value-type="float">
            <text:p>3016156</text:p>
          </table:table-cell>
          <table:table-cell office:value-type="float" office:value="2985152" calcext:value-type="float">
            <text:p>298515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60204" calcext:value-type="float">
            <text:p>360204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1" calcext:value-type="float">
            <text:p>1396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7" calcext:value-type="date">
            <text:p>2022-07-19 16:17:47</text:p>
          </table:table-cell>
          <table:table-cell office:value-type="float" office:value="59789132" calcext:value-type="float">
            <text:p>59789132</text:p>
          </table:table-cell>
          <table:table-cell office:value-type="float" office:value="11952888" calcext:value-type="float">
            <text:p>1195288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109912" calcext:value-type="float">
            <text:p>17109912</text:p>
          </table:table-cell>
          <table:table-cell office:value-type="float" office:value="665952" calcext:value-type="float">
            <text:p>665952</text:p>
          </table:table-cell>
          <table:table-cell office:value-type="float" office:value="9877136" calcext:value-type="float">
            <text:p>9877136</text:p>
          </table:table-cell>
          <table:table-cell office:value-type="float" office:value="3055308" calcext:value-type="float">
            <text:p>3055308</text:p>
          </table:table-cell>
          <table:table-cell office:value-type="float" office:value="3024304" calcext:value-type="float">
            <text:p>302430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8291" calcext:value-type="float">
            <text:p>488291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1" calcext:value-type="float">
            <text:p>1396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8" calcext:value-type="date">
            <text:p>2022-07-19 16:17:48</text:p>
          </table:table-cell>
          <table:table-cell office:value-type="float" office:value="59738736" calcext:value-type="float">
            <text:p>59738736</text:p>
          </table:table-cell>
          <table:table-cell office:value-type="float" office:value="11952856" calcext:value-type="float">
            <text:p>1195285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2" calcext:value-type="float">
            <text:p>11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149676" calcext:value-type="float">
            <text:p>17149676</text:p>
          </table:table-cell>
          <table:table-cell office:value-type="float" office:value="666000" calcext:value-type="float">
            <text:p>666000</text:p>
          </table:table-cell>
          <table:table-cell office:value-type="float" office:value="9929360" calcext:value-type="float">
            <text:p>9929360</text:p>
          </table:table-cell>
          <table:table-cell office:value-type="float" office:value="3094020" calcext:value-type="float">
            <text:p>3094020</text:p>
          </table:table-cell>
          <table:table-cell office:value-type="float" office:value="3063016" calcext:value-type="float">
            <text:p>306301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office:value-type="float" office:value="8856" calcext:value-type="float">
            <text:p>885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84982" calcext:value-type="float">
            <text:p>684982</text:p>
          </table:table-cell>
          <table:table-cell office:value-type="float" office:value="14528" calcext:value-type="float">
            <text:p>14528</text:p>
          </table:table-cell>
          <table:table-cell office:value-type="float" office:value="13961" calcext:value-type="float">
            <text:p>1396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49" calcext:value-type="date">
            <text:p>2022-07-19 16:17:49</text:p>
          </table:table-cell>
          <table:table-cell office:value-type="float" office:value="59700912" calcext:value-type="float">
            <text:p>59700912</text:p>
          </table:table-cell>
          <table:table-cell office:value-type="float" office:value="11952952" calcext:value-type="float">
            <text:p>11952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01936" calcext:value-type="float">
            <text:p>17201936</text:p>
          </table:table-cell>
          <table:table-cell office:value-type="float" office:value="666056" calcext:value-type="float">
            <text:p>666056</text:p>
          </table:table-cell>
          <table:table-cell office:value-type="float" office:value="9969296" calcext:value-type="float">
            <text:p>9969296</text:p>
          </table:table-cell>
          <table:table-cell office:value-type="float" office:value="3145232" calcext:value-type="float">
            <text:p>3145232</text:p>
          </table:table-cell>
          <table:table-cell office:value-type="float" office:value="3114228" calcext:value-type="float">
            <text:p>311422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87063" calcext:value-type="float">
            <text:p>187063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6" calcext:value-type="float">
            <text:p>1396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0" calcext:value-type="date">
            <text:p>2022-07-19 16:17:50</text:p>
          </table:table-cell>
          <table:table-cell office:value-type="float" office:value="59698408" calcext:value-type="float">
            <text:p>59698408</text:p>
          </table:table-cell>
          <table:table-cell office:value-type="float" office:value="11952952" calcext:value-type="float">
            <text:p>11952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196892" calcext:value-type="float">
            <text:p>17196892</text:p>
          </table:table-cell>
          <table:table-cell office:value-type="float" office:value="666160" calcext:value-type="float">
            <text:p>666160</text:p>
          </table:table-cell>
          <table:table-cell office:value-type="float" office:value="9969296" calcext:value-type="float">
            <text:p>9969296</text:p>
          </table:table-cell>
          <table:table-cell office:value-type="float" office:value="3140332" calcext:value-type="float">
            <text:p>3140332</text:p>
          </table:table-cell>
          <table:table-cell office:value-type="float" office:value="3109328" calcext:value-type="float">
            <text:p>310932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2620" calcext:value-type="float">
            <text:p>292620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6" calcext:value-type="float">
            <text:p>1396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1" calcext:value-type="date">
            <text:p>2022-07-19 16:17:51</text:p>
          </table:table-cell>
          <table:table-cell office:value-type="float" office:value="59656608" calcext:value-type="float">
            <text:p>59656608</text:p>
          </table:table-cell>
          <table:table-cell office:value-type="float" office:value="11952952" calcext:value-type="float">
            <text:p>11952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37188" calcext:value-type="float">
            <text:p>17237188</text:p>
          </table:table-cell>
          <table:table-cell office:value-type="float" office:value="666240" calcext:value-type="float">
            <text:p>666240</text:p>
          </table:table-cell>
          <table:table-cell office:value-type="float" office:value="10030736" calcext:value-type="float">
            <text:p>10030736</text:p>
          </table:table-cell>
          <table:table-cell office:value-type="float" office:value="3182196" calcext:value-type="float">
            <text:p>3182196</text:p>
          </table:table-cell>
          <table:table-cell office:value-type="float" office:value="3151192" calcext:value-type="float">
            <text:p>315119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65925" calcext:value-type="float">
            <text:p>365925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6" calcext:value-type="float">
            <text:p>1396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2" calcext:value-type="date">
            <text:p>2022-07-19 16:17:52</text:p>
          </table:table-cell>
          <table:table-cell office:value-type="float" office:value="59603596" calcext:value-type="float">
            <text:p>59603596</text:p>
          </table:table-cell>
          <table:table-cell office:value-type="float" office:value="11952936" calcext:value-type="float">
            <text:p>119529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88816" calcext:value-type="float">
            <text:p>17288816</text:p>
          </table:table-cell>
          <table:table-cell office:value-type="float" office:value="666312" calcext:value-type="float">
            <text:p>666312</text:p>
          </table:table-cell>
          <table:table-cell office:value-type="float" office:value="10066576" calcext:value-type="float">
            <text:p>10066576</text:p>
          </table:table-cell>
          <table:table-cell office:value-type="float" office:value="3232320" calcext:value-type="float">
            <text:p>3232320</text:p>
          </table:table-cell>
          <table:table-cell office:value-type="float" office:value="3201316" calcext:value-type="float">
            <text:p>320131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8855" calcext:value-type="float">
            <text:p>8855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45725" calcext:value-type="float">
            <text:p>545725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6" calcext:value-type="float">
            <text:p>1396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3" calcext:value-type="date">
            <text:p>2022-07-19 16:17:53</text:p>
          </table:table-cell>
          <table:table-cell office:value-type="float" office:value="59600644" calcext:value-type="float">
            <text:p>59600644</text:p>
          </table:table-cell>
          <table:table-cell office:value-type="float" office:value="11952984" calcext:value-type="float">
            <text:p>11952984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7" calcext:value-type="float">
            <text:p>11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299044" calcext:value-type="float">
            <text:p>17299044</text:p>
          </table:table-cell>
          <table:table-cell office:value-type="float" office:value="666332" calcext:value-type="float">
            <text:p>666332</text:p>
          </table:table-cell>
          <table:table-cell office:value-type="float" office:value="10074768" calcext:value-type="float">
            <text:p>10074768</text:p>
          </table:table-cell>
          <table:table-cell office:value-type="float" office:value="3242132" calcext:value-type="float">
            <text:p>3242132</text:p>
          </table:table-cell>
          <table:table-cell office:value-type="float" office:value="3211128" calcext:value-type="float">
            <text:p>321112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8852" calcext:value-type="float">
            <text:p>885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1528" calcext:value-type="float">
            <text:p>121528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6" calcext:value-type="float">
            <text:p>1396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4" calcext:value-type="date">
            <text:p>2022-07-19 16:17:54</text:p>
          </table:table-cell>
          <table:table-cell office:value-type="float" office:value="59581488" calcext:value-type="float">
            <text:p>59581488</text:p>
          </table:table-cell>
          <table:table-cell office:value-type="float" office:value="11952968" calcext:value-type="float">
            <text:p>1195296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321964" calcext:value-type="float">
            <text:p>17321964</text:p>
          </table:table-cell>
          <table:table-cell office:value-type="float" office:value="666444" calcext:value-type="float">
            <text:p>666444</text:p>
          </table:table-cell>
          <table:table-cell office:value-type="float" office:value="10103440" calcext:value-type="float">
            <text:p>10103440</text:p>
          </table:table-cell>
          <table:table-cell office:value-type="float" office:value="3264644" calcext:value-type="float">
            <text:p>3264644</text:p>
          </table:table-cell>
          <table:table-cell office:value-type="float" office:value="3233640" calcext:value-type="float">
            <text:p>323364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 office:value-type="float" office:value="8853" calcext:value-type="float">
            <text:p>885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2818" calcext:value-type="float">
            <text:p>172818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6" calcext:value-type="float">
            <text:p>1396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5" calcext:value-type="date">
            <text:p>2022-07-19 16:17:55</text:p>
          </table:table-cell>
          <table:table-cell office:value-type="float" office:value="59530860" calcext:value-type="float">
            <text:p>59530860</text:p>
          </table:table-cell>
          <table:table-cell office:value-type="float" office:value="11952968" calcext:value-type="float">
            <text:p>1195296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362920" calcext:value-type="float">
            <text:p>17362920</text:p>
          </table:table-cell>
          <table:table-cell office:value-type="float" office:value="666528" calcext:value-type="float">
            <text:p>666528</text:p>
          </table:table-cell>
          <table:table-cell office:value-type="float" office:value="10165904" calcext:value-type="float">
            <text:p>10165904</text:p>
          </table:table-cell>
          <table:table-cell office:value-type="float" office:value="3307784" calcext:value-type="float">
            <text:p>3307784</text:p>
          </table:table-cell>
          <table:table-cell office:value-type="float" office:value="3276780" calcext:value-type="float">
            <text:p>327678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 office:value-type="float" office:value="8853" calcext:value-type="float">
            <text:p>8853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2188" calcext:value-type="float">
            <text:p>142188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6" calcext:value-type="float">
            <text:p>1396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6" calcext:value-type="date">
            <text:p>2022-07-19 16:17:56</text:p>
          </table:table-cell>
          <table:table-cell office:value-type="float" office:value="59469384" calcext:value-type="float">
            <text:p>59469384</text:p>
          </table:table-cell>
          <table:table-cell office:value-type="float" office:value="11952952" calcext:value-type="float">
            <text:p>11952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30016" calcext:value-type="float">
            <text:p>17430016</text:p>
          </table:table-cell>
          <table:table-cell office:value-type="float" office:value="666608" calcext:value-type="float">
            <text:p>666608</text:p>
          </table:table-cell>
          <table:table-cell office:value-type="float" office:value="10217104" calcext:value-type="float">
            <text:p>10217104</text:p>
          </table:table-cell>
          <table:table-cell office:value-type="float" office:value="3372920" calcext:value-type="float">
            <text:p>3372920</text:p>
          </table:table-cell>
          <table:table-cell office:value-type="float" office:value="3341916" calcext:value-type="float">
            <text:p>334191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35131" calcext:value-type="float">
            <text:p>435131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6" calcext:value-type="float">
            <text:p>1396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7" calcext:value-type="date">
            <text:p>2022-07-19 16:17:57</text:p>
          </table:table-cell>
          <table:table-cell office:value-type="float" office:value="59488220" calcext:value-type="float">
            <text:p>59488220</text:p>
          </table:table-cell>
          <table:table-cell office:value-type="float" office:value="11952952" calcext:value-type="float">
            <text:p>11952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06616" calcext:value-type="float">
            <text:p>17406616</text:p>
          </table:table-cell>
          <table:table-cell office:value-type="float" office:value="666612" calcext:value-type="float">
            <text:p>666612</text:p>
          </table:table-cell>
          <table:table-cell office:value-type="float" office:value="10227344" calcext:value-type="float">
            <text:p>10227344</text:p>
          </table:table-cell>
          <table:table-cell office:value-type="float" office:value="3350352" calcext:value-type="float">
            <text:p>3350352</text:p>
          </table:table-cell>
          <table:table-cell office:value-type="float" office:value="3319348" calcext:value-type="float">
            <text:p>331934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370" calcext:value-type="float">
            <text:p>29370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7" calcext:value-type="float">
            <text:p>13967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8" calcext:value-type="date">
            <text:p>2022-07-19 16:17:58</text:p>
          </table:table-cell>
          <table:table-cell office:value-type="float" office:value="59458004" calcext:value-type="float">
            <text:p>59458004</text:p>
          </table:table-cell>
          <table:table-cell office:value-type="float" office:value="11952952" calcext:value-type="float">
            <text:p>11952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40364" calcext:value-type="float">
            <text:p>17440364</text:p>
          </table:table-cell>
          <table:table-cell office:value-type="float" office:value="666640" calcext:value-type="float">
            <text:p>666640</text:p>
          </table:table-cell>
          <table:table-cell office:value-type="float" office:value="10237584" calcext:value-type="float">
            <text:p>10237584</text:p>
          </table:table-cell>
          <table:table-cell office:value-type="float" office:value="3384196" calcext:value-type="float">
            <text:p>3384196</text:p>
          </table:table-cell>
          <table:table-cell office:value-type="float" office:value="3353192" calcext:value-type="float">
            <text:p>335319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2639" calcext:value-type="float">
            <text:p>122639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7" calcext:value-type="float">
            <text:p>13967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7:59" calcext:value-type="date">
            <text:p>2022-07-19 16:17:59</text:p>
          </table:table-cell>
          <table:table-cell office:value-type="float" office:value="59405096" calcext:value-type="float">
            <text:p>59405096</text:p>
          </table:table-cell>
          <table:table-cell office:value-type="float" office:value="11952952" calcext:value-type="float">
            <text:p>11952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490076" calcext:value-type="float">
            <text:p>17490076</text:p>
          </table:table-cell>
          <table:table-cell office:value-type="float" office:value="666728" calcext:value-type="float">
            <text:p>666728</text:p>
          </table:table-cell>
          <table:table-cell office:value-type="float" office:value="10268304" calcext:value-type="float">
            <text:p>10268304</text:p>
          </table:table-cell>
          <table:table-cell office:value-type="float" office:value="3434532" calcext:value-type="float">
            <text:p>3434532</text:p>
          </table:table-cell>
          <table:table-cell office:value-type="float" office:value="3403528" calcext:value-type="float">
            <text:p>340352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15398" calcext:value-type="float">
            <text:p>215398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7" calcext:value-type="float">
            <text:p>13967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0" calcext:value-type="date">
            <text:p>2022-07-19 16:18:00</text:p>
          </table:table-cell>
          <table:table-cell office:value-type="float" office:value="59335332" calcext:value-type="float">
            <text:p>59335332</text:p>
          </table:table-cell>
          <table:table-cell office:value-type="float" office:value="11952952" calcext:value-type="float">
            <text:p>1195295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564908" calcext:value-type="float">
            <text:p>17564908</text:p>
          </table:table-cell>
          <table:table-cell office:value-type="float" office:value="666828" calcext:value-type="float">
            <text:p>666828</text:p>
          </table:table-cell>
          <table:table-cell office:value-type="float" office:value="10356368" calcext:value-type="float">
            <text:p>10356368</text:p>
          </table:table-cell>
          <table:table-cell office:value-type="float" office:value="3507656" calcext:value-type="float">
            <text:p>3507656</text:p>
          </table:table-cell>
          <table:table-cell office:value-type="float" office:value="3476652" calcext:value-type="float">
            <text:p>347665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5160" calcext:value-type="float">
            <text:p>415160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7" calcext:value-type="float">
            <text:p>13967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00" calcext:value-type="float">
            <text:p>96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1" calcext:value-type="date">
            <text:p>2022-07-19 16:18:01</text:p>
          </table:table-cell>
          <table:table-cell office:value-type="float" office:value="59360068" calcext:value-type="float">
            <text:p>59360068</text:p>
          </table:table-cell>
          <table:table-cell office:value-type="float" office:value="11953016" calcext:value-type="float">
            <text:p>119530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521196" calcext:value-type="float">
            <text:p>17521196</text:p>
          </table:table-cell>
          <table:table-cell office:value-type="float" office:value="666760" calcext:value-type="float">
            <text:p>666760</text:p>
          </table:table-cell>
          <table:table-cell office:value-type="float" office:value="10380944" calcext:value-type="float">
            <text:p>10380944</text:p>
          </table:table-cell>
          <table:table-cell office:value-type="float" office:value="3463780" calcext:value-type="float">
            <text:p>3463780</text:p>
          </table:table-cell>
          <table:table-cell office:value-type="float" office:value="3432776" calcext:value-type="float">
            <text:p>343277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2584" calcext:value-type="float">
            <text:p>102584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9" calcext:value-type="float">
            <text:p>13969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2" calcext:value-type="date">
            <text:p>2022-07-19 16:18:02</text:p>
          </table:table-cell>
          <table:table-cell office:value-type="float" office:value="59323688" calcext:value-type="float">
            <text:p>59323688</text:p>
          </table:table-cell>
          <table:table-cell office:value-type="float" office:value="11953016" calcext:value-type="float">
            <text:p>119530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575676" calcext:value-type="float">
            <text:p>17575676</text:p>
          </table:table-cell>
          <table:table-cell office:value-type="float" office:value="666896" calcext:value-type="float">
            <text:p>666896</text:p>
          </table:table-cell>
          <table:table-cell office:value-type="float" office:value="10380944" calcext:value-type="float">
            <text:p>10380944</text:p>
          </table:table-cell>
          <table:table-cell office:value-type="float" office:value="3518380" calcext:value-type="float">
            <text:p>3518380</text:p>
          </table:table-cell>
          <table:table-cell office:value-type="float" office:value="3487376" calcext:value-type="float">
            <text:p>348737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30360" calcext:value-type="float">
            <text:p>230360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9" calcext:value-type="float">
            <text:p>13969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3" calcext:value-type="date">
            <text:p>2022-07-19 16:18:03</text:p>
          </table:table-cell>
          <table:table-cell office:value-type="float" office:value="59277196" calcext:value-type="float">
            <text:p>59277196</text:p>
          </table:table-cell>
          <table:table-cell office:value-type="float" office:value="11953016" calcext:value-type="float">
            <text:p>119530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26460" calcext:value-type="float">
            <text:p>17626460</text:p>
          </table:table-cell>
          <table:table-cell office:value-type="float" office:value="666976" calcext:value-type="float">
            <text:p>666976</text:p>
          </table:table-cell>
          <table:table-cell office:value-type="float" office:value="10464912" calcext:value-type="float">
            <text:p>10464912</text:p>
          </table:table-cell>
          <table:table-cell office:value-type="float" office:value="3570572" calcext:value-type="float">
            <text:p>3570572</text:p>
          </table:table-cell>
          <table:table-cell office:value-type="float" office:value="3539568" calcext:value-type="float">
            <text:p>353956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10118" calcext:value-type="float">
            <text:p>310118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9" calcext:value-type="float">
            <text:p>13969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4" calcext:value-type="date">
            <text:p>2022-07-19 16:18:04</text:p>
          </table:table-cell>
          <table:table-cell office:value-type="float" office:value="59222236" calcext:value-type="float">
            <text:p>59222236</text:p>
          </table:table-cell>
          <table:table-cell office:value-type="float" office:value="11953016" calcext:value-type="float">
            <text:p>119530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83444" calcext:value-type="float">
            <text:p>17683444</text:p>
          </table:table-cell>
          <table:table-cell office:value-type="float" office:value="667048" calcext:value-type="float">
            <text:p>667048</text:p>
          </table:table-cell>
          <table:table-cell office:value-type="float" office:value="10526352" calcext:value-type="float">
            <text:p>10526352</text:p>
          </table:table-cell>
          <table:table-cell office:value-type="float" office:value="3625628" calcext:value-type="float">
            <text:p>3625628</text:p>
          </table:table-cell>
          <table:table-cell office:value-type="float" office:value="3594624" calcext:value-type="float">
            <text:p>359462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72671" calcext:value-type="float">
            <text:p>372671</text:p>
          </table:table-cell>
          <table:table-cell office:value-type="float" office:value="14592" calcext:value-type="float">
            <text:p>14592</text:p>
          </table:table-cell>
          <table:table-cell office:value-type="float" office:value="13969" calcext:value-type="float">
            <text:p>13969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5" calcext:value-type="date">
            <text:p>2022-07-19 16:18:05</text:p>
          </table:table-cell>
          <table:table-cell office:value-type="float" office:value="59240984" calcext:value-type="float">
            <text:p>59240984</text:p>
          </table:table-cell>
          <table:table-cell office:value-type="float" office:value="11953016" calcext:value-type="float">
            <text:p>119530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635352" calcext:value-type="float">
            <text:p>17635352</text:p>
          </table:table-cell>
          <table:table-cell office:value-type="float" office:value="666964" calcext:value-type="float">
            <text:p>666964</text:p>
          </table:table-cell>
          <table:table-cell office:value-type="float" office:value="10526352" calcext:value-type="float">
            <text:p>10526352</text:p>
          </table:table-cell>
          <table:table-cell office:value-type="float" office:value="3578432" calcext:value-type="float">
            <text:p>3578432</text:p>
          </table:table-cell>
          <table:table-cell office:value-type="float" office:value="3547428" calcext:value-type="float">
            <text:p>354742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0903" calcext:value-type="float">
            <text:p>30903</text:p>
          </table:table-cell>
          <table:table-cell office:value-type="float" office:value="14592" calcext:value-type="float">
            <text:p>14592</text:p>
          </table:table-cell>
          <table:table-cell office:value-type="float" office:value="13984" calcext:value-type="float">
            <text:p>1398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6" calcext:value-type="date">
            <text:p>2022-07-19 16:18:06</text:p>
          </table:table-cell>
          <table:table-cell office:value-type="float" office:value="59198200" calcext:value-type="float">
            <text:p>59198200</text:p>
          </table:table-cell>
          <table:table-cell office:value-type="float" office:value="11953016" calcext:value-type="float">
            <text:p>119530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702752" calcext:value-type="float">
            <text:p>17702752</text:p>
          </table:table-cell>
          <table:table-cell office:value-type="float" office:value="668068" calcext:value-type="float">
            <text:p>668068</text:p>
          </table:table-cell>
          <table:table-cell office:value-type="float" office:value="10538640" calcext:value-type="float">
            <text:p>10538640</text:p>
          </table:table-cell>
          <table:table-cell office:value-type="float" office:value="3645860" calcext:value-type="float">
            <text:p>3645860</text:p>
          </table:table-cell>
          <table:table-cell office:value-type="float" office:value="3614856" calcext:value-type="float">
            <text:p>361485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274" calcext:value-type="float">
            <text:p>128274</text:p>
          </table:table-cell>
          <table:table-cell office:value-type="float" office:value="14592" calcext:value-type="float">
            <text:p>14592</text:p>
          </table:table-cell>
          <table:table-cell office:value-type="float" office:value="13984" calcext:value-type="float">
            <text:p>1398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7" calcext:value-type="date">
            <text:p>2022-07-19 16:18:07</text:p>
          </table:table-cell>
          <table:table-cell office:value-type="float" office:value="59147952" calcext:value-type="float">
            <text:p>59147952</text:p>
          </table:table-cell>
          <table:table-cell office:value-type="float" office:value="11953016" calcext:value-type="float">
            <text:p>119530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757400" calcext:value-type="float">
            <text:p>17757400</text:p>
          </table:table-cell>
          <table:table-cell office:value-type="float" office:value="667220" calcext:value-type="float">
            <text:p>667220</text:p>
          </table:table-cell>
          <table:table-cell office:value-type="float" office:value="10550928" calcext:value-type="float">
            <text:p>10550928</text:p>
          </table:table-cell>
          <table:table-cell office:value-type="float" office:value="3700920" calcext:value-type="float">
            <text:p>3700920</text:p>
          </table:table-cell>
          <table:table-cell office:value-type="float" office:value="3669916" calcext:value-type="float">
            <text:p>366991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04996" calcext:value-type="float">
            <text:p>304996</text:p>
          </table:table-cell>
          <table:table-cell office:value-type="float" office:value="14592" calcext:value-type="float">
            <text:p>14592</text:p>
          </table:table-cell>
          <table:table-cell office:value-type="float" office:value="13984" calcext:value-type="float">
            <text:p>1398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8" calcext:value-type="date">
            <text:p>2022-07-19 16:18:08</text:p>
          </table:table-cell>
          <table:table-cell office:value-type="float" office:value="59109436" calcext:value-type="float">
            <text:p>59109436</text:p>
          </table:table-cell>
          <table:table-cell office:value-type="float" office:value="11953016" calcext:value-type="float">
            <text:p>1195301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796908" calcext:value-type="float">
            <text:p>17796908</text:p>
          </table:table-cell>
          <table:table-cell office:value-type="float" office:value="667296" calcext:value-type="float">
            <text:p>667296</text:p>
          </table:table-cell>
          <table:table-cell office:value-type="float" office:value="10614416" calcext:value-type="float">
            <text:p>10614416</text:p>
          </table:table-cell>
          <table:table-cell office:value-type="float" office:value="3739412" calcext:value-type="float">
            <text:p>3739412</text:p>
          </table:table-cell>
          <table:table-cell office:value-type="float" office:value="3708408" calcext:value-type="float">
            <text:p>370840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589" calcext:value-type="float">
            <text:p>454589</text:p>
          </table:table-cell>
          <table:table-cell office:value-type="float" office:value="14592" calcext:value-type="float">
            <text:p>14592</text:p>
          </table:table-cell>
          <table:table-cell office:value-type="float" office:value="13984" calcext:value-type="float">
            <text:p>1398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09" calcext:value-type="date">
            <text:p>2022-07-19 16:18:09</text:p>
          </table:table-cell>
          <table:table-cell office:value-type="float" office:value="59105408" calcext:value-type="float">
            <text:p>59105408</text:p>
          </table:table-cell>
          <table:table-cell office:value-type="float" office:value="11952968" calcext:value-type="float">
            <text:p>1195296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754660" calcext:value-type="float">
            <text:p>17754660</text:p>
          </table:table-cell>
          <table:table-cell office:value-type="float" office:value="668388" calcext:value-type="float">
            <text:p>668388</text:p>
          </table:table-cell>
          <table:table-cell office:value-type="float" office:value="10643088" calcext:value-type="float">
            <text:p>10643088</text:p>
          </table:table-cell>
          <table:table-cell office:value-type="float" office:value="3696248" calcext:value-type="float">
            <text:p>3696248</text:p>
          </table:table-cell>
          <table:table-cell office:value-type="float" office:value="3665244" calcext:value-type="float">
            <text:p>366524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53431" calcext:value-type="float">
            <text:p>1153431</text:p>
          </table:table-cell>
          <table:table-cell office:value-type="float" office:value="14592" calcext:value-type="float">
            <text:p>14592</text:p>
          </table:table-cell>
          <table:table-cell office:value-type="float" office:value="13991" calcext:value-type="float">
            <text:p>1399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10" calcext:value-type="date">
            <text:p>2022-07-19 16:18:10</text:p>
          </table:table-cell>
          <table:table-cell office:value-type="float" office:value="59073684" calcext:value-type="float">
            <text:p>59073684</text:p>
          </table:table-cell>
          <table:table-cell office:value-type="float" office:value="11952968" calcext:value-type="float">
            <text:p>1195296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826872" calcext:value-type="float">
            <text:p>17826872</text:p>
          </table:table-cell>
          <table:table-cell office:value-type="float" office:value="667372" calcext:value-type="float">
            <text:p>667372</text:p>
          </table:table-cell>
          <table:table-cell office:value-type="float" office:value="10657424" calcext:value-type="float">
            <text:p>10657424</text:p>
          </table:table-cell>
          <table:table-cell office:value-type="float" office:value="3769388" calcext:value-type="float">
            <text:p>3769388</text:p>
          </table:table-cell>
          <table:table-cell office:value-type="float" office:value="3738384" calcext:value-type="float">
            <text:p>373838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50534" calcext:value-type="float">
            <text:p>1250534</text:p>
          </table:table-cell>
          <table:table-cell office:value-type="float" office:value="14592" calcext:value-type="float">
            <text:p>14592</text:p>
          </table:table-cell>
          <table:table-cell office:value-type="float" office:value="13991" calcext:value-type="float">
            <text:p>1399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11" calcext:value-type="date">
            <text:p>2022-07-19 16:18:11</text:p>
          </table:table-cell>
          <table:table-cell office:value-type="float" office:value="59020020" calcext:value-type="float">
            <text:p>59020020</text:p>
          </table:table-cell>
          <table:table-cell office:value-type="float" office:value="11952968" calcext:value-type="float">
            <text:p>1195296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883360" calcext:value-type="float">
            <text:p>17883360</text:p>
          </table:table-cell>
          <table:table-cell office:value-type="float" office:value="667444" calcext:value-type="float">
            <text:p>667444</text:p>
          </table:table-cell>
          <table:table-cell office:value-type="float" office:value="10700432" calcext:value-type="float">
            <text:p>10700432</text:p>
          </table:table-cell>
          <table:table-cell office:value-type="float" office:value="3826256" calcext:value-type="float">
            <text:p>3826256</text:p>
          </table:table-cell>
          <table:table-cell office:value-type="float" office:value="3795252" calcext:value-type="float">
            <text:p>379525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9110" calcext:value-type="float">
            <text:p>139110</text:p>
          </table:table-cell>
          <table:table-cell office:value-type="float" office:value="14592" calcext:value-type="float">
            <text:p>14592</text:p>
          </table:table-cell>
          <table:table-cell office:value-type="float" office:value="13991" calcext:value-type="float">
            <text:p>1399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12" calcext:value-type="date">
            <text:p>2022-07-19 16:18:12</text:p>
          </table:table-cell>
          <table:table-cell office:value-type="float" office:value="59011704" calcext:value-type="float">
            <text:p>59011704</text:p>
          </table:table-cell>
          <table:table-cell office:value-type="float" office:value="11952968" calcext:value-type="float">
            <text:p>11952968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892688" calcext:value-type="float">
            <text:p>17892688</text:p>
          </table:table-cell>
          <table:table-cell office:value-type="float" office:value="667840" calcext:value-type="float">
            <text:p>667840</text:p>
          </table:table-cell>
          <table:table-cell office:value-type="float" office:value="10727056" calcext:value-type="float">
            <text:p>10727056</text:p>
          </table:table-cell>
          <table:table-cell office:value-type="float" office:value="3835004" calcext:value-type="float">
            <text:p>3835004</text:p>
          </table:table-cell>
          <table:table-cell office:value-type="float" office:value="3804000" calcext:value-type="float">
            <text:p>380400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5898" calcext:value-type="float">
            <text:p>275898</text:p>
          </table:table-cell>
          <table:table-cell office:value-type="float" office:value="14592" calcext:value-type="float">
            <text:p>14592</text:p>
          </table:table-cell>
          <table:table-cell office:value-type="float" office:value="13991" calcext:value-type="float">
            <text:p>1399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664" calcext:value-type="float">
            <text:p>96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13" calcext:value-type="date">
            <text:p>2022-07-19 16:18:13</text:p>
          </table:table-cell>
          <table:table-cell office:value-type="float" office:value="58995040" calcext:value-type="float">
            <text:p>58995040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5" calcext:value-type="float">
            <text:p>11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854428" calcext:value-type="float">
            <text:p>17854428</text:p>
          </table:table-cell>
          <table:table-cell office:value-type="float" office:value="667464" calcext:value-type="float">
            <text:p>667464</text:p>
          </table:table-cell>
          <table:table-cell office:value-type="float" office:value="10784400" calcext:value-type="float">
            <text:p>10784400</text:p>
          </table:table-cell>
          <table:table-cell office:value-type="float" office:value="3797604" calcext:value-type="float">
            <text:p>3797604</text:p>
          </table:table-cell>
          <table:table-cell office:value-type="float" office:value="3766600" calcext:value-type="float">
            <text:p>376660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21015" calcext:value-type="float">
            <text:p>1221015</text:p>
          </table:table-cell>
          <table:table-cell office:value-type="float" office:value="14592" calcext:value-type="float">
            <text:p>14592</text:p>
          </table:table-cell>
          <table:table-cell office:value-type="float" office:value="13996" calcext:value-type="float">
            <text:p>1399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14" calcext:value-type="date">
            <text:p>2022-07-19 16:18:14</text:p>
          </table:table-cell>
          <table:table-cell office:value-type="float" office:value="58950548" calcext:value-type="float">
            <text:p>58950548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950228" calcext:value-type="float">
            <text:p>17950228</text:p>
          </table:table-cell>
          <table:table-cell office:value-type="float" office:value="667560" calcext:value-type="float">
            <text:p>667560</text:p>
          </table:table-cell>
          <table:table-cell office:value-type="float" office:value="10813072" calcext:value-type="float">
            <text:p>10813072</text:p>
          </table:table-cell>
          <table:table-cell office:value-type="float" office:value="3892316" calcext:value-type="float">
            <text:p>3892316</text:p>
          </table:table-cell>
          <table:table-cell office:value-type="float" office:value="3861312" calcext:value-type="float">
            <text:p>386131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6044" calcext:value-type="float">
            <text:p>76044</text:p>
          </table:table-cell>
          <table:table-cell office:value-type="float" office:value="14592" calcext:value-type="float">
            <text:p>14592</text:p>
          </table:table-cell>
          <table:table-cell office:value-type="float" office:value="13996" calcext:value-type="float">
            <text:p>1399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16" calcext:value-type="date">
            <text:p>2022-07-19 16:18:16</text:p>
          </table:table-cell>
          <table:table-cell office:value-type="float" office:value="58894296" calcext:value-type="float">
            <text:p>58894296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3" calcext:value-type="float">
            <text:p>11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12548" calcext:value-type="float">
            <text:p>18012548</text:p>
          </table:table-cell>
          <table:table-cell office:value-type="float" office:value="667656" calcext:value-type="float">
            <text:p>667656</text:p>
          </table:table-cell>
          <table:table-cell office:value-type="float" office:value="10870416" calcext:value-type="float">
            <text:p>10870416</text:p>
          </table:table-cell>
          <table:table-cell office:value-type="float" office:value="3954092" calcext:value-type="float">
            <text:p>3954092</text:p>
          </table:table-cell>
          <table:table-cell office:value-type="float" office:value="3923088" calcext:value-type="float">
            <text:p>392308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61633" calcext:value-type="float">
            <text:p>161633</text:p>
          </table:table-cell>
          <table:table-cell office:value-type="float" office:value="14592" calcext:value-type="float">
            <text:p>14592</text:p>
          </table:table-cell>
          <table:table-cell office:value-type="float" office:value="13996" calcext:value-type="float">
            <text:p>1399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17" calcext:value-type="date">
            <text:p>2022-07-19 16:18:17</text:p>
          </table:table-cell>
          <table:table-cell office:value-type="float" office:value="58897380" calcext:value-type="float">
            <text:p>58897380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03884" calcext:value-type="float">
            <text:p>18003884</text:p>
          </table:table-cell>
          <table:table-cell office:value-type="float" office:value="667676" calcext:value-type="float">
            <text:p>667676</text:p>
          </table:table-cell>
          <table:table-cell office:value-type="float" office:value="10870416" calcext:value-type="float">
            <text:p>10870416</text:p>
          </table:table-cell>
          <table:table-cell office:value-type="float" office:value="3945156" calcext:value-type="float">
            <text:p>3945156</text:p>
          </table:table-cell>
          <table:table-cell office:value-type="float" office:value="3914152" calcext:value-type="float">
            <text:p>391415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32381" calcext:value-type="float">
            <text:p>232381</text:p>
          </table:table-cell>
          <table:table-cell office:value-type="float" office:value="14592" calcext:value-type="float">
            <text:p>14592</text:p>
          </table:table-cell>
          <table:table-cell office:value-type="float" office:value="13996" calcext:value-type="float">
            <text:p>1399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18" calcext:value-type="date">
            <text:p>2022-07-19 16:18:18</text:p>
          </table:table-cell>
          <table:table-cell office:value-type="float" office:value="58855640" calcext:value-type="float">
            <text:p>58855640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7991964" calcext:value-type="float">
            <text:p>17991964</text:p>
          </table:table-cell>
          <table:table-cell office:value-type="float" office:value="667704" calcext:value-type="float">
            <text:p>667704</text:p>
          </table:table-cell>
          <table:table-cell office:value-type="float" office:value="10899088" calcext:value-type="float">
            <text:p>10899088</text:p>
          </table:table-cell>
          <table:table-cell office:value-type="float" office:value="3934712" calcext:value-type="float">
            <text:p>3934712</text:p>
          </table:table-cell>
          <table:table-cell office:value-type="float" office:value="3903708" calcext:value-type="float">
            <text:p>390370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79513" calcext:value-type="float">
            <text:p>87951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0" calcext:value-type="float">
            <text:p>1400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19" calcext:value-type="date">
            <text:p>2022-07-19 16:18:19</text:p>
          </table:table-cell>
          <table:table-cell office:value-type="float" office:value="58824588" calcext:value-type="float">
            <text:p>58824588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63504" calcext:value-type="float">
            <text:p>18063504</text:p>
          </table:table-cell>
          <table:table-cell office:value-type="float" office:value="667736" calcext:value-type="float">
            <text:p>667736</text:p>
          </table:table-cell>
          <table:table-cell office:value-type="float" office:value="10913424" calcext:value-type="float">
            <text:p>10913424</text:p>
          </table:table-cell>
          <table:table-cell office:value-type="float" office:value="4005536" calcext:value-type="float">
            <text:p>4005536</text:p>
          </table:table-cell>
          <table:table-cell office:value-type="float" office:value="3974532" calcext:value-type="float">
            <text:p>397453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56136" calcext:value-type="float">
            <text:p>95613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0" calcext:value-type="float">
            <text:p>1400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0" calcext:value-type="date">
            <text:p>2022-07-19 16:18:20</text:p>
          </table:table-cell>
          <table:table-cell office:value-type="float" office:value="58790380" calcext:value-type="float">
            <text:p>58790380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110868" calcext:value-type="float">
            <text:p>18110868</text:p>
          </table:table-cell>
          <table:table-cell office:value-type="float" office:value="667868" calcext:value-type="float">
            <text:p>667868</text:p>
          </table:table-cell>
          <table:table-cell office:value-type="float" office:value="10942096" calcext:value-type="float">
            <text:p>10942096</text:p>
          </table:table-cell>
          <table:table-cell office:value-type="float" office:value="4051436" calcext:value-type="float">
            <text:p>4051436</text:p>
          </table:table-cell>
          <table:table-cell office:value-type="float" office:value="4020432" calcext:value-type="float">
            <text:p>402043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21243" calcext:value-type="float">
            <text:p>102124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0" calcext:value-type="float">
            <text:p>1400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1" calcext:value-type="date">
            <text:p>2022-07-19 16:18:21</text:p>
          </table:table-cell>
          <table:table-cell office:value-type="float" office:value="58794976" calcext:value-type="float">
            <text:p>58794976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98444" calcext:value-type="float">
            <text:p>18098444</text:p>
          </table:table-cell>
          <table:table-cell office:value-type="float" office:value="667860" calcext:value-type="float">
            <text:p>667860</text:p>
          </table:table-cell>
          <table:table-cell office:value-type="float" office:value="10942096" calcext:value-type="float">
            <text:p>10942096</text:p>
          </table:table-cell>
          <table:table-cell office:value-type="float" office:value="4038932" calcext:value-type="float">
            <text:p>4038932</text:p>
          </table:table-cell>
          <table:table-cell office:value-type="float" office:value="4007928" calcext:value-type="float">
            <text:p>400792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08371" calcext:value-type="float">
            <text:p>110837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0" calcext:value-type="float">
            <text:p>1400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2" calcext:value-type="date">
            <text:p>2022-07-19 16:18:22</text:p>
          </table:table-cell>
          <table:table-cell office:value-type="float" office:value="58772920" calcext:value-type="float">
            <text:p>58772920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073892" calcext:value-type="float">
            <text:p>18073892</text:p>
          </table:table-cell>
          <table:table-cell office:value-type="float" office:value="667852" calcext:value-type="float">
            <text:p>667852</text:p>
          </table:table-cell>
          <table:table-cell office:value-type="float" office:value="10974864" calcext:value-type="float">
            <text:p>10974864</text:p>
          </table:table-cell>
          <table:table-cell office:value-type="float" office:value="4016644" calcext:value-type="float">
            <text:p>4016644</text:p>
          </table:table-cell>
          <table:table-cell office:value-type="float" office:value="3985640" calcext:value-type="float">
            <text:p>398564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88534" calcext:value-type="float">
            <text:p>68853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0" calcext:value-type="float">
            <text:p>1400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3" calcext:value-type="date">
            <text:p>2022-07-19 16:18:23</text:p>
          </table:table-cell>
          <table:table-cell office:value-type="float" office:value="58731260" calcext:value-type="float">
            <text:p>58731260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159852" calcext:value-type="float">
            <text:p>18159852</text:p>
          </table:table-cell>
          <table:table-cell office:value-type="float" office:value="667968" calcext:value-type="float">
            <text:p>667968</text:p>
          </table:table-cell>
          <table:table-cell office:value-type="float" office:value="11005584" calcext:value-type="float">
            <text:p>11005584</text:p>
          </table:table-cell>
          <table:table-cell office:value-type="float" office:value="4102048" calcext:value-type="float">
            <text:p>4102048</text:p>
          </table:table-cell>
          <table:table-cell office:value-type="float" office:value="4071044" calcext:value-type="float">
            <text:p>407104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03714" calcext:value-type="float">
            <text:p>70371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0" calcext:value-type="float">
            <text:p>1400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4" calcext:value-type="date">
            <text:p>2022-07-19 16:18:24</text:p>
          </table:table-cell>
          <table:table-cell office:value-type="float" office:value="58696496" calcext:value-type="float">
            <text:p>58696496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205084" calcext:value-type="float">
            <text:p>18205084</text:p>
          </table:table-cell>
          <table:table-cell office:value-type="float" office:value="668012" calcext:value-type="float">
            <text:p>668012</text:p>
          </table:table-cell>
          <table:table-cell office:value-type="float" office:value="11021968" calcext:value-type="float">
            <text:p>11021968</text:p>
          </table:table-cell>
          <table:table-cell office:value-type="float" office:value="4145980" calcext:value-type="float">
            <text:p>4145980</text:p>
          </table:table-cell>
          <table:table-cell office:value-type="float" office:value="4114976" calcext:value-type="float">
            <text:p>411497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09114" calcext:value-type="float">
            <text:p>90911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0" calcext:value-type="float">
            <text:p>1400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5" calcext:value-type="date">
            <text:p>2022-07-19 16:18:25</text:p>
          </table:table-cell>
          <table:table-cell office:value-type="float" office:value="58693976" calcext:value-type="float">
            <text:p>58693976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200688" calcext:value-type="float">
            <text:p>18200688</text:p>
          </table:table-cell>
          <table:table-cell office:value-type="float" office:value="668044" calcext:value-type="float">
            <text:p>668044</text:p>
          </table:table-cell>
          <table:table-cell office:value-type="float" office:value="11038352" calcext:value-type="float">
            <text:p>11038352</text:p>
          </table:table-cell>
          <table:table-cell office:value-type="float" office:value="4141584" calcext:value-type="float">
            <text:p>4141584</text:p>
          </table:table-cell>
          <table:table-cell office:value-type="float" office:value="4110580" calcext:value-type="float">
            <text:p>411058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09041" calcext:value-type="float">
            <text:p>100904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0" calcext:value-type="float">
            <text:p>1400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6" calcext:value-type="date">
            <text:p>2022-07-19 16:18:26</text:p>
          </table:table-cell>
          <table:table-cell office:value-type="float" office:value="58659776" calcext:value-type="float">
            <text:p>58659776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191580" calcext:value-type="float">
            <text:p>18191580</text:p>
          </table:table-cell>
          <table:table-cell office:value-type="float" office:value="668044" calcext:value-type="float">
            <text:p>668044</text:p>
          </table:table-cell>
          <table:table-cell office:value-type="float" office:value="11103888" calcext:value-type="float">
            <text:p>11103888</text:p>
          </table:table-cell>
          <table:table-cell office:value-type="float" office:value="4133928" calcext:value-type="float">
            <text:p>4133928</text:p>
          </table:table-cell>
          <table:table-cell office:value-type="float" office:value="4102924" calcext:value-type="float">
            <text:p>410292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8854" calcext:value-type="float">
            <text:p>885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30521" calcext:value-type="float">
            <text:p>73052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7" calcext:value-type="float">
            <text:p>14007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7" calcext:value-type="date">
            <text:p>2022-07-19 16:18:27</text:p>
          </table:table-cell>
          <table:table-cell office:value-type="float" office:value="58615464" calcext:value-type="float">
            <text:p>58615464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281456" calcext:value-type="float">
            <text:p>18281456</text:p>
          </table:table-cell>
          <table:table-cell office:value-type="float" office:value="668192" calcext:value-type="float">
            <text:p>668192</text:p>
          </table:table-cell>
          <table:table-cell office:value-type="float" office:value="11136656" calcext:value-type="float">
            <text:p>11136656</text:p>
          </table:table-cell>
          <table:table-cell office:value-type="float" office:value="4223152" calcext:value-type="float">
            <text:p>4223152</text:p>
          </table:table-cell>
          <table:table-cell office:value-type="float" office:value="4192148" calcext:value-type="float">
            <text:p>419214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816871" calcext:value-type="float">
            <text:p>81687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7" calcext:value-type="float">
            <text:p>14007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8" calcext:value-type="date">
            <text:p>2022-07-19 16:18:28</text:p>
          </table:table-cell>
          <table:table-cell office:value-type="float" office:value="58611936" calcext:value-type="float">
            <text:p>58611936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290692" calcext:value-type="float">
            <text:p>18290692</text:p>
          </table:table-cell>
          <table:table-cell office:value-type="float" office:value="668204" calcext:value-type="float">
            <text:p>668204</text:p>
          </table:table-cell>
          <table:table-cell office:value-type="float" office:value="11153040" calcext:value-type="float">
            <text:p>11153040</text:p>
          </table:table-cell>
          <table:table-cell office:value-type="float" office:value="4231524" calcext:value-type="float">
            <text:p>4231524</text:p>
          </table:table-cell>
          <table:table-cell office:value-type="float" office:value="4200520" calcext:value-type="float">
            <text:p>420052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43413" calcext:value-type="float">
            <text:p>94341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7" calcext:value-type="float">
            <text:p>14007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29" calcext:value-type="date">
            <text:p>2022-07-19 16:18:29</text:p>
          </table:table-cell>
          <table:table-cell office:value-type="float" office:value="58592056" calcext:value-type="float">
            <text:p>58592056</text:p>
          </table:table-cell>
          <table:table-cell office:value-type="float" office:value="11953036" calcext:value-type="float">
            <text:p>11953036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06396" calcext:value-type="float">
            <text:p>18306396</text:p>
          </table:table-cell>
          <table:table-cell office:value-type="float" office:value="668248" calcext:value-type="float">
            <text:p>668248</text:p>
          </table:table-cell>
          <table:table-cell office:value-type="float" office:value="11202192" calcext:value-type="float">
            <text:p>11202192</text:p>
          </table:table-cell>
          <table:table-cell office:value-type="float" office:value="4247932" calcext:value-type="float">
            <text:p>4247932</text:p>
          </table:table-cell>
          <table:table-cell office:value-type="float" office:value="4216928" calcext:value-type="float">
            <text:p>421692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23537" calcext:value-type="float">
            <text:p>923537</text:p>
          </table:table-cell>
          <table:table-cell office:value-type="float" office:value="14592" calcext:value-type="float">
            <text:p>14592</text:p>
          </table:table-cell>
          <table:table-cell office:value-type="float" office:value="14007" calcext:value-type="float">
            <text:p>14007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28" calcext:value-type="float">
            <text:p>97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0" calcext:value-type="date">
            <text:p>2022-07-19 16:18:30</text:p>
          </table:table-cell>
          <table:table-cell office:value-type="float" office:value="58550448" calcext:value-type="float">
            <text:p>58550448</text:p>
          </table:table-cell>
          <table:table-cell office:value-type="float" office:value="11953100" calcext:value-type="float">
            <text:p>119531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11636" calcext:value-type="float">
            <text:p>18311636</text:p>
          </table:table-cell>
          <table:table-cell office:value-type="float" office:value="668268" calcext:value-type="float">
            <text:p>668268</text:p>
          </table:table-cell>
          <table:table-cell office:value-type="float" office:value="11251344" calcext:value-type="float">
            <text:p>11251344</text:p>
          </table:table-cell>
          <table:table-cell office:value-type="float" office:value="4253568" calcext:value-type="float">
            <text:p>4253568</text:p>
          </table:table-cell>
          <table:table-cell office:value-type="float" office:value="4222564" calcext:value-type="float">
            <text:p>422256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1544" calcext:value-type="float">
            <text:p>41154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2" calcext:value-type="float">
            <text:p>14012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1" calcext:value-type="date">
            <text:p>2022-07-19 16:18:31</text:p>
          </table:table-cell>
          <table:table-cell office:value-type="float" office:value="58523468" calcext:value-type="float">
            <text:p>58523468</text:p>
          </table:table-cell>
          <table:table-cell office:value-type="float" office:value="11953100" calcext:value-type="float">
            <text:p>119531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75780" calcext:value-type="float">
            <text:p>18375780</text:p>
          </table:table-cell>
          <table:table-cell office:value-type="float" office:value="668284" calcext:value-type="float">
            <text:p>668284</text:p>
          </table:table-cell>
          <table:table-cell office:value-type="float" office:value="11251344" calcext:value-type="float">
            <text:p>11251344</text:p>
          </table:table-cell>
          <table:table-cell office:value-type="float" office:value="4316032" calcext:value-type="float">
            <text:p>4316032</text:p>
          </table:table-cell>
          <table:table-cell office:value-type="float" office:value="4285028" calcext:value-type="float">
            <text:p>428502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34245" calcext:value-type="float">
            <text:p>534245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2" calcext:value-type="float">
            <text:p>14012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2" calcext:value-type="date">
            <text:p>2022-07-19 16:18:32</text:p>
          </table:table-cell>
          <table:table-cell office:value-type="float" office:value="58523724" calcext:value-type="float">
            <text:p>58523724</text:p>
          </table:table-cell>
          <table:table-cell office:value-type="float" office:value="11953100" calcext:value-type="float">
            <text:p>119531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77964" calcext:value-type="float">
            <text:p>18377964</text:p>
          </table:table-cell>
          <table:table-cell office:value-type="float" office:value="668384" calcext:value-type="float">
            <text:p>668384</text:p>
          </table:table-cell>
          <table:table-cell office:value-type="float" office:value="11251344" calcext:value-type="float">
            <text:p>11251344</text:p>
          </table:table-cell>
          <table:table-cell office:value-type="float" office:value="4317760" calcext:value-type="float">
            <text:p>4317760</text:p>
          </table:table-cell>
          <table:table-cell office:value-type="float" office:value="4286756" calcext:value-type="float">
            <text:p>428675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13012" calcext:value-type="float">
            <text:p>713012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2" calcext:value-type="float">
            <text:p>14012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3" calcext:value-type="date">
            <text:p>2022-07-19 16:18:33</text:p>
          </table:table-cell>
          <table:table-cell office:value-type="float" office:value="58492224" calcext:value-type="float">
            <text:p>58492224</text:p>
          </table:table-cell>
          <table:table-cell office:value-type="float" office:value="11953100" calcext:value-type="float">
            <text:p>11953100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07176" calcext:value-type="float">
            <text:p>18407176</text:p>
          </table:table-cell>
          <table:table-cell office:value-type="float" office:value="668432" calcext:value-type="float">
            <text:p>668432</text:p>
          </table:table-cell>
          <table:table-cell office:value-type="float" office:value="11267728" calcext:value-type="float">
            <text:p>11267728</text:p>
          </table:table-cell>
          <table:table-cell office:value-type="float" office:value="4348368" calcext:value-type="float">
            <text:p>4348368</text:p>
          </table:table-cell>
          <table:table-cell office:value-type="float" office:value="4317364" calcext:value-type="float">
            <text:p>431736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00810" calcext:value-type="float">
            <text:p>7008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2" calcext:value-type="float">
            <text:p>14012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792" calcext:value-type="float">
            <text:p>9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4" calcext:value-type="date">
            <text:p>2022-07-19 16:18:34</text:p>
          </table:table-cell>
          <table:table-cell office:value-type="float" office:value="58452568" calcext:value-type="float">
            <text:p>58452568</text:p>
          </table:table-cell>
          <table:table-cell office:value-type="float" office:value="11953212" calcext:value-type="float">
            <text:p>1195321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4" calcext:value-type="float">
            <text:p>11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93420" calcext:value-type="float">
            <text:p>18393420</text:p>
          </table:table-cell>
          <table:table-cell office:value-type="float" office:value="668496" calcext:value-type="float">
            <text:p>668496</text:p>
          </table:table-cell>
          <table:table-cell office:value-type="float" office:value="11333264" calcext:value-type="float">
            <text:p>11333264</text:p>
          </table:table-cell>
          <table:table-cell office:value-type="float" office:value="4335728" calcext:value-type="float">
            <text:p>4335728</text:p>
          </table:table-cell>
          <table:table-cell office:value-type="float" office:value="4304724" calcext:value-type="float">
            <text:p>430472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79800" calcext:value-type="float">
            <text:p>37980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5" calcext:value-type="date">
            <text:p>2022-07-19 16:18:35</text:p>
          </table:table-cell>
          <table:table-cell office:value-type="float" office:value="58405820" calcext:value-type="float">
            <text:p>58405820</text:p>
          </table:table-cell>
          <table:table-cell office:value-type="float" office:value="11953212" calcext:value-type="float">
            <text:p>1195321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4" calcext:value-type="float">
            <text:p>11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7540" calcext:value-type="float">
            <text:p>18487540</text:p>
          </table:table-cell>
          <table:table-cell office:value-type="float" office:value="668644" calcext:value-type="float">
            <text:p>668644</text:p>
          </table:table-cell>
          <table:table-cell office:value-type="float" office:value="11333264" calcext:value-type="float">
            <text:p>11333264</text:p>
          </table:table-cell>
          <table:table-cell office:value-type="float" office:value="4428904" calcext:value-type="float">
            <text:p>4428904</text:p>
          </table:table-cell>
          <table:table-cell office:value-type="float" office:value="4397900" calcext:value-type="float">
            <text:p>439790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38336" calcext:value-type="float">
            <text:p>53833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6" calcext:value-type="date">
            <text:p>2022-07-19 16:18:36</text:p>
          </table:table-cell>
          <table:table-cell office:value-type="float" office:value="58401504" calcext:value-type="float">
            <text:p>58401504</text:p>
          </table:table-cell>
          <table:table-cell office:value-type="float" office:value="11953212" calcext:value-type="float">
            <text:p>11953212</text:p>
          </table:table-cell>
          <table:table-cell office:value-type="float" office:value="34" calcext:value-type="float">
            <text:p>34</text:p>
          </table:table-cell>
          <table:table-cell office:value-type="float" office:value="740584" calcext:value-type="float">
            <text:p>74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74" calcext:value-type="float">
            <text:p>1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1304" calcext:value-type="float">
            <text:p>18491304</text:p>
          </table:table-cell>
          <table:table-cell office:value-type="float" office:value="668632" calcext:value-type="float">
            <text:p>668632</text:p>
          </table:table-cell>
          <table:table-cell office:value-type="float" office:value="11333264" calcext:value-type="float">
            <text:p>11333264</text:p>
          </table:table-cell>
          <table:table-cell office:value-type="float" office:value="4431992" calcext:value-type="float">
            <text:p>4431992</text:p>
          </table:table-cell>
          <table:table-cell office:value-type="float" office:value="4400988" calcext:value-type="float">
            <text:p>440098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63351" calcext:value-type="float">
            <text:p>66335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7" calcext:value-type="date">
            <text:p>2022-07-19 16:18:37</text:p>
          </table:table-cell>
          <table:table-cell office:value-type="float" office:value="58382784" calcext:value-type="float">
            <text:p>58382784</text:p>
          </table:table-cell>
          <table:table-cell office:value-type="float" office:value="11970832" calcext:value-type="float">
            <text:p>11970832</text:p>
          </table:table-cell>
          <table:table-cell office:value-type="float" office:value="34" calcext:value-type="float">
            <text:p>34</text:p>
          </table:table-cell>
          <table:table-cell office:value-type="float" office:value="740580" calcext:value-type="float">
            <text:p>740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0660" calcext:value-type="float">
            <text:p>18510660</text:p>
          </table:table-cell>
          <table:table-cell office:value-type="float" office:value="668736" calcext:value-type="float">
            <text:p>668736</text:p>
          </table:table-cell>
          <table:table-cell office:value-type="float" office:value="11370128" calcext:value-type="float">
            <text:p>11370128</text:p>
          </table:table-cell>
          <table:table-cell office:value-type="float" office:value="4451744" calcext:value-type="float">
            <text:p>4451744</text:p>
          </table:table-cell>
          <table:table-cell office:value-type="float" office:value="4420740" calcext:value-type="float">
            <text:p>442074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81356" calcext:value-type="float">
            <text:p>68135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8" calcext:value-type="date">
            <text:p>2022-07-19 16:18:38</text:p>
          </table:table-cell>
          <table:table-cell office:value-type="float" office:value="58422880" calcext:value-type="float">
            <text:p>58422880</text:p>
          </table:table-cell>
          <table:table-cell office:value-type="float" office:value="11970832" calcext:value-type="float">
            <text:p>11970832</text:p>
          </table:table-cell>
          <table:table-cell office:value-type="float" office:value="34" calcext:value-type="float">
            <text:p>34</text:p>
          </table:table-cell>
          <table:table-cell office:value-type="float" office:value="740572" calcext:value-type="float">
            <text:p>7405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80" calcext:value-type="float">
            <text:p>118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15432" calcext:value-type="float">
            <text:p>18415432</text:p>
          </table:table-cell>
          <table:table-cell office:value-type="float" office:value="668716" calcext:value-type="float">
            <text:p>668716</text:p>
          </table:table-cell>
          <table:table-cell office:value-type="float" office:value="11370128" calcext:value-type="float">
            <text:p>11370128</text:p>
          </table:table-cell>
          <table:table-cell office:value-type="float" office:value="4357052" calcext:value-type="float">
            <text:p>4357052</text:p>
          </table:table-cell>
          <table:table-cell office:value-type="float" office:value="4326048" calcext:value-type="float">
            <text:p>432604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20566" calcext:value-type="float">
            <text:p>22056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39" calcext:value-type="date">
            <text:p>2022-07-19 16:18:39</text:p>
          </table:table-cell>
          <table:table-cell office:value-type="float" office:value="58429232" calcext:value-type="float">
            <text:p>58429232</text:p>
          </table:table-cell>
          <table:table-cell office:value-type="float" office:value="11970816" calcext:value-type="float">
            <text:p>11970816</text:p>
          </table:table-cell>
          <table:table-cell office:value-type="float" office:value="34" calcext:value-type="float">
            <text:p>34</text:p>
          </table:table-cell>
          <table:table-cell office:value-type="float" office:value="740572" calcext:value-type="float">
            <text:p>74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9" calcext:value-type="float">
            <text:p>117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18364" calcext:value-type="float">
            <text:p>18418364</text:p>
          </table:table-cell>
          <table:table-cell office:value-type="float" office:value="668776" calcext:value-type="float">
            <text:p>668776</text:p>
          </table:table-cell>
          <table:table-cell office:value-type="float" office:value="11370128" calcext:value-type="float">
            <text:p>11370128</text:p>
          </table:table-cell>
          <table:table-cell office:value-type="float" office:value="4358480" calcext:value-type="float">
            <text:p>4358480</text:p>
          </table:table-cell>
          <table:table-cell office:value-type="float" office:value="4327476" calcext:value-type="float">
            <text:p>432747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30976" calcext:value-type="float">
            <text:p>33097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0" calcext:value-type="date">
            <text:p>2022-07-19 16:18:40</text:p>
          </table:table-cell>
          <table:table-cell office:value-type="float" office:value="58411372" calcext:value-type="float">
            <text:p>58411372</text:p>
          </table:table-cell>
          <table:table-cell office:value-type="float" office:value="11970972" calcext:value-type="float">
            <text:p>11970972</text:p>
          </table:table-cell>
          <table:table-cell office:value-type="float" office:value="34" calcext:value-type="float">
            <text:p>34</text:p>
          </table:table-cell>
          <table:table-cell office:value-type="float" office:value="740572" calcext:value-type="float">
            <text:p>74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80" calcext:value-type="float">
            <text:p>11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66212" calcext:value-type="float">
            <text:p>18466212</text:p>
          </table:table-cell>
          <table:table-cell office:value-type="float" office:value="668724" calcext:value-type="float">
            <text:p>668724</text:p>
          </table:table-cell>
          <table:table-cell office:value-type="float" office:value="11370128" calcext:value-type="float">
            <text:p>11370128</text:p>
          </table:table-cell>
          <table:table-cell office:value-type="float" office:value="4408476" calcext:value-type="float">
            <text:p>4408476</text:p>
          </table:table-cell>
          <table:table-cell office:value-type="float" office:value="4377472" calcext:value-type="float">
            <text:p>437747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5128" calcext:value-type="float">
            <text:p>355128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1" calcext:value-type="date">
            <text:p>2022-07-19 16:18:41</text:p>
          </table:table-cell>
          <table:table-cell office:value-type="float" office:value="58380656" calcext:value-type="float">
            <text:p>58380656</text:p>
          </table:table-cell>
          <table:table-cell office:value-type="float" office:value="11970972" calcext:value-type="float">
            <text:p>11970972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9" calcext:value-type="float">
            <text:p>117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8792" calcext:value-type="float">
            <text:p>18518792</text:p>
          </table:table-cell>
          <table:table-cell office:value-type="float" office:value="668780" calcext:value-type="float">
            <text:p>668780</text:p>
          </table:table-cell>
          <table:table-cell office:value-type="float" office:value="11382416" calcext:value-type="float">
            <text:p>11382416</text:p>
          </table:table-cell>
          <table:table-cell office:value-type="float" office:value="4458596" calcext:value-type="float">
            <text:p>4458596</text:p>
          </table:table-cell>
          <table:table-cell office:value-type="float" office:value="4427592" calcext:value-type="float">
            <text:p>442759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84915" calcext:value-type="float">
            <text:p>384915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2" calcext:value-type="date">
            <text:p>2022-07-19 16:18:42</text:p>
          </table:table-cell>
          <table:table-cell office:value-type="float" office:value="58385236" calcext:value-type="float">
            <text:p>58385236</text:p>
          </table:table-cell>
          <table:table-cell office:value-type="float" office:value="11970972" calcext:value-type="float">
            <text:p>11970972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9" calcext:value-type="float">
            <text:p>117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4460" calcext:value-type="float">
            <text:p>18484460</text:p>
          </table:table-cell>
          <table:table-cell office:value-type="float" office:value="668708" calcext:value-type="float">
            <text:p>668708</text:p>
          </table:table-cell>
          <table:table-cell office:value-type="float" office:value="11382416" calcext:value-type="float">
            <text:p>11382416</text:p>
          </table:table-cell>
          <table:table-cell office:value-type="float" office:value="4426500" calcext:value-type="float">
            <text:p>4426500</text:p>
          </table:table-cell>
          <table:table-cell office:value-type="float" office:value="4395496" calcext:value-type="float">
            <text:p>439549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13912" calcext:value-type="float">
            <text:p>213912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3" calcext:value-type="date">
            <text:p>2022-07-19 16:18:43</text:p>
          </table:table-cell>
          <table:table-cell office:value-type="float" office:value="58368616" calcext:value-type="float">
            <text:p>58368616</text:p>
          </table:table-cell>
          <table:table-cell office:value-type="float" office:value="11970972" calcext:value-type="float">
            <text:p>11970972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9" calcext:value-type="float">
            <text:p>1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20968" calcext:value-type="float">
            <text:p>18520968</text:p>
          </table:table-cell>
          <table:table-cell office:value-type="float" office:value="668740" calcext:value-type="float">
            <text:p>668740</text:p>
          </table:table-cell>
          <table:table-cell office:value-type="float" office:value="11423376" calcext:value-type="float">
            <text:p>11423376</text:p>
          </table:table-cell>
          <table:table-cell office:value-type="float" office:value="4462852" calcext:value-type="float">
            <text:p>4462852</text:p>
          </table:table-cell>
          <table:table-cell office:value-type="float" office:value="4431848" calcext:value-type="float">
            <text:p>443184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1588" calcext:value-type="float">
            <text:p>271588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4" calcext:value-type="date">
            <text:p>2022-07-19 16:18:44</text:p>
          </table:table-cell>
          <table:table-cell office:value-type="float" office:value="58331988" calcext:value-type="float">
            <text:p>58331988</text:p>
          </table:table-cell>
          <table:table-cell office:value-type="float" office:value="11970940" calcext:value-type="float">
            <text:p>11970940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7" calcext:value-type="float">
            <text:p>117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57044" calcext:value-type="float">
            <text:p>18557044</text:p>
          </table:table-cell>
          <table:table-cell office:value-type="float" office:value="668836" calcext:value-type="float">
            <text:p>668836</text:p>
          </table:table-cell>
          <table:table-cell office:value-type="float" office:value="11451024" calcext:value-type="float">
            <text:p>11451024</text:p>
          </table:table-cell>
          <table:table-cell office:value-type="float" office:value="4497992" calcext:value-type="float">
            <text:p>4497992</text:p>
          </table:table-cell>
          <table:table-cell office:value-type="float" office:value="4466988" calcext:value-type="float">
            <text:p>446698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41981" calcext:value-type="float">
            <text:p>24198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5" calcext:value-type="date">
            <text:p>2022-07-19 16:18:45</text:p>
          </table:table-cell>
          <table:table-cell office:value-type="float" office:value="58372136" calcext:value-type="float">
            <text:p>58372136</text:p>
          </table:table-cell>
          <table:table-cell office:value-type="float" office:value="11970976" calcext:value-type="float">
            <text:p>11970976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7" calcext:value-type="float">
            <text:p>11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0280" calcext:value-type="float">
            <text:p>18510280</text:p>
          </table:table-cell>
          <table:table-cell office:value-type="float" office:value="668824" calcext:value-type="float">
            <text:p>668824</text:p>
          </table:table-cell>
          <table:table-cell office:value-type="float" office:value="11451024" calcext:value-type="float">
            <text:p>11451024</text:p>
          </table:table-cell>
          <table:table-cell office:value-type="float" office:value="4453220" calcext:value-type="float">
            <text:p>4453220</text:p>
          </table:table-cell>
          <table:table-cell office:value-type="float" office:value="4422216" calcext:value-type="float">
            <text:p>442221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96689" calcext:value-type="float">
            <text:p>396689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6" calcext:value-type="date">
            <text:p>2022-07-19 16:18:46</text:p>
          </table:table-cell>
          <table:table-cell office:value-type="float" office:value="58485008" calcext:value-type="float">
            <text:p>58485008</text:p>
          </table:table-cell>
          <table:table-cell office:value-type="float" office:value="11970976" calcext:value-type="float">
            <text:p>11970976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7" calcext:value-type="float">
            <text:p>117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33312" calcext:value-type="float">
            <text:p>18333312</text:p>
          </table:table-cell>
          <table:table-cell office:value-type="float" office:value="668744" calcext:value-type="float">
            <text:p>668744</text:p>
          </table:table-cell>
          <table:table-cell office:value-type="float" office:value="11451024" calcext:value-type="float">
            <text:p>11451024</text:p>
          </table:table-cell>
          <table:table-cell office:value-type="float" office:value="4276108" calcext:value-type="float">
            <text:p>4276108</text:p>
          </table:table-cell>
          <table:table-cell office:value-type="float" office:value="4245104" calcext:value-type="float">
            <text:p>424510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3673" calcext:value-type="float">
            <text:p>20367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7" calcext:value-type="date">
            <text:p>2022-07-19 16:18:47</text:p>
          </table:table-cell>
          <table:table-cell office:value-type="float" office:value="58440960" calcext:value-type="float">
            <text:p>58440960</text:p>
          </table:table-cell>
          <table:table-cell office:value-type="float" office:value="11970868" calcext:value-type="float">
            <text:p>11970868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7" calcext:value-type="float">
            <text:p>117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58256" calcext:value-type="float">
            <text:p>18458256</text:p>
          </table:table-cell>
          <table:table-cell office:value-type="float" office:value="668832" calcext:value-type="float">
            <text:p>668832</text:p>
          </table:table-cell>
          <table:table-cell office:value-type="float" office:value="11451024" calcext:value-type="float">
            <text:p>11451024</text:p>
          </table:table-cell>
          <table:table-cell office:value-type="float" office:value="4399000" calcext:value-type="float">
            <text:p>4399000</text:p>
          </table:table-cell>
          <table:table-cell office:value-type="float" office:value="4367996" calcext:value-type="float">
            <text:p>436799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30978" calcext:value-type="float">
            <text:p>330978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8" calcext:value-type="date">
            <text:p>2022-07-19 16:18:48</text:p>
          </table:table-cell>
          <table:table-cell office:value-type="float" office:value="58394092" calcext:value-type="float">
            <text:p>58394092</text:p>
          </table:table-cell>
          <table:table-cell office:value-type="float" office:value="11970868" calcext:value-type="float">
            <text:p>11970868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7" calcext:value-type="float">
            <text:p>11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2768" calcext:value-type="float">
            <text:p>18512768</text:p>
          </table:table-cell>
          <table:table-cell office:value-type="float" office:value="668824" calcext:value-type="float">
            <text:p>668824</text:p>
          </table:table-cell>
          <table:table-cell office:value-type="float" office:value="11451024" calcext:value-type="float">
            <text:p>11451024</text:p>
          </table:table-cell>
          <table:table-cell office:value-type="float" office:value="4453024" calcext:value-type="float">
            <text:p>4453024</text:p>
          </table:table-cell>
          <table:table-cell office:value-type="float" office:value="4422020" calcext:value-type="float">
            <text:p>442202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8216" calcext:value-type="float">
            <text:p>50821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49" calcext:value-type="date">
            <text:p>2022-07-19 16:18:49</text:p>
          </table:table-cell>
          <table:table-cell office:value-type="float" office:value="58390060" calcext:value-type="float">
            <text:p>58390060</text:p>
          </table:table-cell>
          <table:table-cell office:value-type="float" office:value="11970868" calcext:value-type="float">
            <text:p>11970868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1264" calcext:value-type="float">
            <text:p>18511264</text:p>
          </table:table-cell>
          <table:table-cell office:value-type="float" office:value="668856" calcext:value-type="float">
            <text:p>668856</text:p>
          </table:table-cell>
          <table:table-cell office:value-type="float" office:value="11451024" calcext:value-type="float">
            <text:p>11451024</text:p>
          </table:table-cell>
          <table:table-cell office:value-type="float" office:value="4452936" calcext:value-type="float">
            <text:p>4452936</text:p>
          </table:table-cell>
          <table:table-cell office:value-type="float" office:value="4421932" calcext:value-type="float">
            <text:p>442193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16844" calcext:value-type="float">
            <text:p>616844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0" calcext:value-type="date">
            <text:p>2022-07-19 16:18:50</text:p>
          </table:table-cell>
          <table:table-cell office:value-type="float" office:value="58375752" calcext:value-type="float">
            <text:p>58375752</text:p>
          </table:table-cell>
          <table:table-cell office:value-type="float" office:value="11970868" calcext:value-type="float">
            <text:p>11970868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8" calcext:value-type="float">
            <text:p>11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48668" calcext:value-type="float">
            <text:p>18448668</text:p>
          </table:table-cell>
          <table:table-cell office:value-type="float" office:value="668776" calcext:value-type="float">
            <text:p>668776</text:p>
          </table:table-cell>
          <table:table-cell office:value-type="float" office:value="11451024" calcext:value-type="float">
            <text:p>11451024</text:p>
          </table:table-cell>
          <table:table-cell office:value-type="float" office:value="4390904" calcext:value-type="float">
            <text:p>4390904</text:p>
          </table:table-cell>
          <table:table-cell office:value-type="float" office:value="4359900" calcext:value-type="float">
            <text:p>435990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22809" calcext:value-type="float">
            <text:p>422809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1" calcext:value-type="date">
            <text:p>2022-07-19 16:18:51</text:p>
          </table:table-cell>
          <table:table-cell office:value-type="float" office:value="58333824" calcext:value-type="float">
            <text:p>58333824</text:p>
          </table:table-cell>
          <table:table-cell office:value-type="float" office:value="11953292" calcext:value-type="float">
            <text:p>11953292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6" calcext:value-type="float">
            <text:p>11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72052" calcext:value-type="float">
            <text:p>18572052</text:p>
          </table:table-cell>
          <table:table-cell office:value-type="float" office:value="668880" calcext:value-type="float">
            <text:p>668880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512544" calcext:value-type="float">
            <text:p>4512544</text:p>
          </table:table-cell>
          <table:table-cell office:value-type="float" office:value="4481540" calcext:value-type="float">
            <text:p>448154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1506" calcext:value-type="float">
            <text:p>481506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2" calcext:value-type="date">
            <text:p>2022-07-19 16:18:52</text:p>
          </table:table-cell>
          <table:table-cell office:value-type="float" office:value="58376312" calcext:value-type="float">
            <text:p>58376312</text:p>
          </table:table-cell>
          <table:table-cell office:value-type="float" office:value="11953292" calcext:value-type="float">
            <text:p>11953292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6" calcext:value-type="float">
            <text:p>11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8556" calcext:value-type="float">
            <text:p>18518556</text:p>
          </table:table-cell>
          <table:table-cell office:value-type="float" office:value="668892" calcext:value-type="float">
            <text:p>668892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59372" calcext:value-type="float">
            <text:p>4459372</text:p>
          </table:table-cell>
          <table:table-cell office:value-type="float" office:value="4428368" calcext:value-type="float">
            <text:p>442836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45597" calcext:value-type="float">
            <text:p>545597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3" calcext:value-type="date">
            <text:p>2022-07-19 16:18:53</text:p>
          </table:table-cell>
          <table:table-cell office:value-type="float" office:value="58376292" calcext:value-type="float">
            <text:p>58376292</text:p>
          </table:table-cell>
          <table:table-cell office:value-type="float" office:value="11953292" calcext:value-type="float">
            <text:p>11953292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6" calcext:value-type="float">
            <text:p>1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9292" calcext:value-type="float">
            <text:p>18519292</text:p>
          </table:table-cell>
          <table:table-cell office:value-type="float" office:value="668896" calcext:value-type="float">
            <text:p>668896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60452" calcext:value-type="float">
            <text:p>4460452</text:p>
          </table:table-cell>
          <table:table-cell office:value-type="float" office:value="4429448" calcext:value-type="float">
            <text:p>442944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13271" calcext:value-type="float">
            <text:p>613271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4" calcext:value-type="float">
            <text:p>14014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856" calcext:value-type="float">
            <text:p>98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4" calcext:value-type="date">
            <text:p>2022-07-19 16:18:54</text:p>
          </table:table-cell>
          <table:table-cell office:value-type="float" office:value="58367536" calcext:value-type="float">
            <text:p>58367536</text:p>
          </table:table-cell>
          <table:table-cell office:value-type="float" office:value="11953468" calcext:value-type="float">
            <text:p>11953468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9" calcext:value-type="float">
            <text:p>1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4864" calcext:value-type="float">
            <text:p>18494864</text:p>
          </table:table-cell>
          <table:table-cell office:value-type="float" office:value="668852" calcext:value-type="float">
            <text:p>668852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36844" calcext:value-type="float">
            <text:p>4436844</text:p>
          </table:table-cell>
          <table:table-cell office:value-type="float" office:value="4405840" calcext:value-type="float">
            <text:p>440584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86455" calcext:value-type="float">
            <text:p>386455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0" calcext:value-type="float">
            <text:p>1404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5" calcext:value-type="date">
            <text:p>2022-07-19 16:18:55</text:p>
          </table:table-cell>
          <table:table-cell office:value-type="float" office:value="58379216" calcext:value-type="float">
            <text:p>58379216</text:p>
          </table:table-cell>
          <table:table-cell office:value-type="float" office:value="11953420" calcext:value-type="float">
            <text:p>11953420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7768" calcext:value-type="float">
            <text:p>18487768</text:p>
          </table:table-cell>
          <table:table-cell office:value-type="float" office:value="668796" calcext:value-type="float">
            <text:p>668796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30372" calcext:value-type="float">
            <text:p>4430372</text:p>
          </table:table-cell>
          <table:table-cell office:value-type="float" office:value="4399368" calcext:value-type="float">
            <text:p>439936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68197" calcext:value-type="float">
            <text:p>468197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0" calcext:value-type="float">
            <text:p>1404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6" calcext:value-type="date">
            <text:p>2022-07-19 16:18:56</text:p>
          </table:table-cell>
          <table:table-cell office:value-type="float" office:value="58364608" calcext:value-type="float">
            <text:p>58364608</text:p>
          </table:table-cell>
          <table:table-cell office:value-type="float" office:value="11953420" calcext:value-type="float">
            <text:p>11953420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6" calcext:value-type="float">
            <text:p>11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22384" calcext:value-type="float">
            <text:p>18522384</text:p>
          </table:table-cell>
          <table:table-cell office:value-type="float" office:value="668888" calcext:value-type="float">
            <text:p>668888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63160" calcext:value-type="float">
            <text:p>4463160</text:p>
          </table:table-cell>
          <table:table-cell office:value-type="float" office:value="4432156" calcext:value-type="float">
            <text:p>443215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91832" calcext:value-type="float">
            <text:p>491832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0" calcext:value-type="float">
            <text:p>1404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7" calcext:value-type="date">
            <text:p>2022-07-19 16:18:57</text:p>
          </table:table-cell>
          <table:table-cell office:value-type="float" office:value="58340868" calcext:value-type="float">
            <text:p>58340868</text:p>
          </table:table-cell>
          <table:table-cell office:value-type="float" office:value="11953420" calcext:value-type="float">
            <text:p>11953420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3" calcext:value-type="float">
            <text:p>1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56692" calcext:value-type="float">
            <text:p>18556692</text:p>
          </table:table-cell>
          <table:table-cell office:value-type="float" office:value="668832" calcext:value-type="float">
            <text:p>668832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96860" calcext:value-type="float">
            <text:p>4496860</text:p>
          </table:table-cell>
          <table:table-cell office:value-type="float" office:value="4465856" calcext:value-type="float">
            <text:p>446585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87669" calcext:value-type="float">
            <text:p>587669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0" calcext:value-type="float">
            <text:p>14040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8" calcext:value-type="date">
            <text:p>2022-07-19 16:18:58</text:p>
          </table:table-cell>
          <table:table-cell office:value-type="float" office:value="58471576" calcext:value-type="float">
            <text:p>58471576</text:p>
          </table:table-cell>
          <table:table-cell office:value-type="float" office:value="11953452" calcext:value-type="float">
            <text:p>11953452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5" calcext:value-type="float">
            <text:p>11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371344" calcext:value-type="float">
            <text:p>18371344</text:p>
          </table:table-cell>
          <table:table-cell office:value-type="float" office:value="668804" calcext:value-type="float">
            <text:p>668804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311628" calcext:value-type="float">
            <text:p>4311628</text:p>
          </table:table-cell>
          <table:table-cell office:value-type="float" office:value="4280624" calcext:value-type="float">
            <text:p>428062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95671" calcext:value-type="float">
            <text:p>395671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8:59" calcext:value-type="date">
            <text:p>2022-07-19 16:18:59</text:p>
          </table:table-cell>
          <table:table-cell office:value-type="float" office:value="58454256" calcext:value-type="float">
            <text:p>58454256</text:p>
          </table:table-cell>
          <table:table-cell office:value-type="float" office:value="11953452" calcext:value-type="float">
            <text:p>11953452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36168" calcext:value-type="float">
            <text:p>18436168</text:p>
          </table:table-cell>
          <table:table-cell office:value-type="float" office:value="668904" calcext:value-type="float">
            <text:p>668904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376504" calcext:value-type="float">
            <text:p>4376504</text:p>
          </table:table-cell>
          <table:table-cell office:value-type="float" office:value="4345500" calcext:value-type="float">
            <text:p>434550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11530" calcext:value-type="float">
            <text:p>311530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0" calcext:value-type="date">
            <text:p>2022-07-19 16:19:00</text:p>
          </table:table-cell>
          <table:table-cell office:value-type="float" office:value="58412248" calcext:value-type="float">
            <text:p>58412248</text:p>
          </table:table-cell>
          <table:table-cell office:value-type="float" office:value="11970952" calcext:value-type="float">
            <text:p>11970952</text:p>
          </table:table-cell>
          <table:table-cell office:value-type="float" office:value="34" calcext:value-type="float">
            <text:p>34</text:p>
          </table:table-cell>
          <table:table-cell office:value-type="float" office:value="740556" calcext:value-type="float">
            <text:p>74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80" calcext:value-type="float">
            <text:p>11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4700" calcext:value-type="float">
            <text:p>18484700</text:p>
          </table:table-cell>
          <table:table-cell office:value-type="float" office:value="668904" calcext:value-type="float">
            <text:p>668904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25108" calcext:value-type="float">
            <text:p>4425108</text:p>
          </table:table-cell>
          <table:table-cell office:value-type="float" office:value="4394104" calcext:value-type="float">
            <text:p>439410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92001" calcext:value-type="float">
            <text:p>392001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1" calcext:value-type="date">
            <text:p>2022-07-19 16:19:01</text:p>
          </table:table-cell>
          <table:table-cell office:value-type="float" office:value="58384604" calcext:value-type="float">
            <text:p>58384604</text:p>
          </table:table-cell>
          <table:table-cell office:value-type="float" office:value="11970936" calcext:value-type="float">
            <text:p>11970936</text:p>
          </table:table-cell>
          <table:table-cell office:value-type="float" office:value="34" calcext:value-type="float">
            <text:p>34</text:p>
          </table:table-cell>
          <table:table-cell office:value-type="float" office:value="740552" calcext:value-type="float">
            <text:p>74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6400" calcext:value-type="float">
            <text:p>18516400</text:p>
          </table:table-cell>
          <table:table-cell office:value-type="float" office:value="668908" calcext:value-type="float">
            <text:p>668908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55412" calcext:value-type="float">
            <text:p>4455412</text:p>
          </table:table-cell>
          <table:table-cell office:value-type="float" office:value="4424408" calcext:value-type="float">
            <text:p>442440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83059" calcext:value-type="float">
            <text:p>583059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2" calcext:value-type="date">
            <text:p>2022-07-19 16:19:02</text:p>
          </table:table-cell>
          <table:table-cell office:value-type="float" office:value="58380456" calcext:value-type="float">
            <text:p>58380456</text:p>
          </table:table-cell>
          <table:table-cell office:value-type="float" office:value="11970936" calcext:value-type="float">
            <text:p>11970936</text:p>
          </table:table-cell>
          <table:table-cell office:value-type="float" office:value="34" calcext:value-type="float">
            <text:p>34</text:p>
          </table:table-cell>
          <table:table-cell office:value-type="float" office:value="740552" calcext:value-type="float">
            <text:p>74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61212" calcext:value-type="float">
            <text:p>18461212</text:p>
          </table:table-cell>
          <table:table-cell office:value-type="float" office:value="668836" calcext:value-type="float">
            <text:p>668836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01264" calcext:value-type="float">
            <text:p>4401264</text:p>
          </table:table-cell>
          <table:table-cell office:value-type="float" office:value="4370260" calcext:value-type="float">
            <text:p>437026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08631" calcext:value-type="float">
            <text:p>308631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3" calcext:value-type="date">
            <text:p>2022-07-19 16:19:03</text:p>
          </table:table-cell>
          <table:table-cell office:value-type="float" office:value="58346560" calcext:value-type="float">
            <text:p>58346560</text:p>
          </table:table-cell>
          <table:table-cell office:value-type="float" office:value="11970936" calcext:value-type="float">
            <text:p>11970936</text:p>
          </table:table-cell>
          <table:table-cell office:value-type="float" office:value="34" calcext:value-type="float">
            <text:p>34</text:p>
          </table:table-cell>
          <table:table-cell office:value-type="float" office:value="740552" calcext:value-type="float">
            <text:p>74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48176" calcext:value-type="float">
            <text:p>18548176</text:p>
          </table:table-cell>
          <table:table-cell office:value-type="float" office:value="668928" calcext:value-type="float">
            <text:p>668928</text:p>
          </table:table-cell>
          <table:table-cell office:value-type="float" office:value="11487888" calcext:value-type="float">
            <text:p>11487888</text:p>
          </table:table-cell>
          <table:table-cell office:value-type="float" office:value="4488564" calcext:value-type="float">
            <text:p>4488564</text:p>
          </table:table-cell>
          <table:table-cell office:value-type="float" office:value="4457560" calcext:value-type="float">
            <text:p>445756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73987" calcext:value-type="float">
            <text:p>373987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4" calcext:value-type="date">
            <text:p>2022-07-19 16:19:04</text:p>
          </table:table-cell>
          <table:table-cell office:value-type="float" office:value="58290908" calcext:value-type="float">
            <text:p>58290908</text:p>
          </table:table-cell>
          <table:table-cell office:value-type="float" office:value="11970936" calcext:value-type="float">
            <text:p>11970936</text:p>
          </table:table-cell>
          <table:table-cell office:value-type="float" office:value="34" calcext:value-type="float">
            <text:p>34</text:p>
          </table:table-cell>
          <table:table-cell office:value-type="float" office:value="740552" calcext:value-type="float">
            <text:p>74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09572" calcext:value-type="float">
            <text:p>18609572</text:p>
          </table:table-cell>
          <table:table-cell office:value-type="float" office:value="668956" calcext:value-type="float">
            <text:p>668956</text:p>
          </table:table-cell>
          <table:table-cell office:value-type="float" office:value="11528848" calcext:value-type="float">
            <text:p>11528848</text:p>
          </table:table-cell>
          <table:table-cell office:value-type="float" office:value="4549012" calcext:value-type="float">
            <text:p>4549012</text:p>
          </table:table-cell>
          <table:table-cell office:value-type="float" office:value="4518008" calcext:value-type="float">
            <text:p>451800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60762" calcext:value-type="float">
            <text:p>360762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5" calcext:value-type="date">
            <text:p>2022-07-19 16:19:05</text:p>
          </table:table-cell>
          <table:table-cell office:value-type="float" office:value="58322396" calcext:value-type="float">
            <text:p>58322396</text:p>
          </table:table-cell>
          <table:table-cell office:value-type="float" office:value="11970936" calcext:value-type="float">
            <text:p>11970936</text:p>
          </table:table-cell>
          <table:table-cell office:value-type="float" office:value="34" calcext:value-type="float">
            <text:p>34</text:p>
          </table:table-cell>
          <table:table-cell office:value-type="float" office:value="740552" calcext:value-type="float">
            <text:p>74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66212" calcext:value-type="float">
            <text:p>18566212</text:p>
          </table:table-cell>
          <table:table-cell office:value-type="float" office:value="668952" calcext:value-type="float">
            <text:p>668952</text:p>
          </table:table-cell>
          <table:table-cell office:value-type="float" office:value="11528848" calcext:value-type="float">
            <text:p>11528848</text:p>
          </table:table-cell>
          <table:table-cell office:value-type="float" office:value="4507352" calcext:value-type="float">
            <text:p>4507352</text:p>
          </table:table-cell>
          <table:table-cell office:value-type="float" office:value="4476348" calcext:value-type="float">
            <text:p>447634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60528" calcext:value-type="float">
            <text:p>560528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6" calcext:value-type="date">
            <text:p>2022-07-19 16:19:06</text:p>
          </table:table-cell>
          <table:table-cell office:value-type="float" office:value="58396016" calcext:value-type="float">
            <text:p>58396016</text:p>
          </table:table-cell>
          <table:table-cell office:value-type="float" office:value="11970936" calcext:value-type="float">
            <text:p>11970936</text:p>
          </table:table-cell>
          <table:table-cell office:value-type="float" office:value="34" calcext:value-type="float">
            <text:p>34</text:p>
          </table:table-cell>
          <table:table-cell office:value-type="float" office:value="740552" calcext:value-type="float">
            <text:p>74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24644" calcext:value-type="float">
            <text:p>18424644</text:p>
          </table:table-cell>
          <table:table-cell office:value-type="float" office:value="668936" calcext:value-type="float">
            <text:p>668936</text:p>
          </table:table-cell>
          <table:table-cell office:value-type="float" office:value="11528848" calcext:value-type="float">
            <text:p>11528848</text:p>
          </table:table-cell>
          <table:table-cell office:value-type="float" office:value="4366312" calcext:value-type="float">
            <text:p>4366312</text:p>
          </table:table-cell>
          <table:table-cell office:value-type="float" office:value="4335308" calcext:value-type="float">
            <text:p>433530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1287" calcext:value-type="float">
            <text:p>251287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7" calcext:value-type="date">
            <text:p>2022-07-19 16:19:07</text:p>
          </table:table-cell>
          <table:table-cell office:value-type="float" office:value="58355884" calcext:value-type="float">
            <text:p>58355884</text:p>
          </table:table-cell>
          <table:table-cell office:value-type="float" office:value="11970936" calcext:value-type="float">
            <text:p>11970936</text:p>
          </table:table-cell>
          <table:table-cell office:value-type="float" office:value="34" calcext:value-type="float">
            <text:p>34</text:p>
          </table:table-cell>
          <table:table-cell office:value-type="float" office:value="740552" calcext:value-type="float">
            <text:p>74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8" calcext:value-type="float">
            <text:p>11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30072" calcext:value-type="float">
            <text:p>18530072</text:p>
          </table:table-cell>
          <table:table-cell office:value-type="float" office:value="668928" calcext:value-type="float">
            <text:p>668928</text:p>
          </table:table-cell>
          <table:table-cell office:value-type="float" office:value="11528848" calcext:value-type="float">
            <text:p>11528848</text:p>
          </table:table-cell>
          <table:table-cell office:value-type="float" office:value="4470492" calcext:value-type="float">
            <text:p>4470492</text:p>
          </table:table-cell>
          <table:table-cell office:value-type="float" office:value="4439488" calcext:value-type="float">
            <text:p>443948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12200" calcext:value-type="float">
            <text:p>212200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8" calcext:value-type="date">
            <text:p>2022-07-19 16:19:08</text:p>
          </table:table-cell>
          <table:table-cell office:value-type="float" office:value="58356152" calcext:value-type="float">
            <text:p>58356152</text:p>
          </table:table-cell>
          <table:table-cell office:value-type="float" office:value="11970936" calcext:value-type="float">
            <text:p>11970936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25416" calcext:value-type="float">
            <text:p>18525416</text:p>
          </table:table-cell>
          <table:table-cell office:value-type="float" office:value="668916" calcext:value-type="float">
            <text:p>668916</text:p>
          </table:table-cell>
          <table:table-cell office:value-type="float" office:value="11528848" calcext:value-type="float">
            <text:p>11528848</text:p>
          </table:table-cell>
          <table:table-cell office:value-type="float" office:value="4465588" calcext:value-type="float">
            <text:p>4465588</text:p>
          </table:table-cell>
          <table:table-cell office:value-type="float" office:value="4434584" calcext:value-type="float">
            <text:p>443458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16219" calcext:value-type="float">
            <text:p>316219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09" calcext:value-type="date">
            <text:p>2022-07-19 16:19:09</text:p>
          </table:table-cell>
          <table:table-cell office:value-type="float" office:value="58331208" calcext:value-type="float">
            <text:p>58331208</text:p>
          </table:table-cell>
          <table:table-cell office:value-type="float" office:value="11970936" calcext:value-type="float">
            <text:p>11970936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64032" calcext:value-type="float">
            <text:p>18564032</text:p>
          </table:table-cell>
          <table:table-cell office:value-type="float" office:value="668916" calcext:value-type="float">
            <text:p>668916</text:p>
          </table:table-cell>
          <table:table-cell office:value-type="float" office:value="11528848" calcext:value-type="float">
            <text:p>11528848</text:p>
          </table:table-cell>
          <table:table-cell office:value-type="float" office:value="4504064" calcext:value-type="float">
            <text:p>4504064</text:p>
          </table:table-cell>
          <table:table-cell office:value-type="float" office:value="4473060" calcext:value-type="float">
            <text:p>447306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16312" calcext:value-type="float">
            <text:p>316312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0" calcext:value-type="date">
            <text:p>2022-07-19 16:19:10</text:p>
          </table:table-cell>
          <table:table-cell office:value-type="float" office:value="58315616" calcext:value-type="float">
            <text:p>58315616</text:p>
          </table:table-cell>
          <table:table-cell office:value-type="float" office:value="11970464" calcext:value-type="float">
            <text:p>11970464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9" calcext:value-type="float">
            <text:p>11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0548" calcext:value-type="float">
            <text:p>18490548</text:p>
          </table:table-cell>
          <table:table-cell office:value-type="float" office:value="668340" calcext:value-type="float">
            <text:p>668340</text:p>
          </table:table-cell>
          <table:table-cell office:value-type="float" office:value="11569808" calcext:value-type="float">
            <text:p>11569808</text:p>
          </table:table-cell>
          <table:table-cell office:value-type="float" office:value="4434340" calcext:value-type="float">
            <text:p>4434340</text:p>
          </table:table-cell>
          <table:table-cell office:value-type="float" office:value="4403336" calcext:value-type="float">
            <text:p>440333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526" calcext:value-type="float">
            <text:p>5526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1" calcext:value-type="date">
            <text:p>2022-07-19 16:19:11</text:p>
          </table:table-cell>
          <table:table-cell office:value-type="float" office:value="58330988" calcext:value-type="float">
            <text:p>58330988</text:p>
          </table:table-cell>
          <table:table-cell office:value-type="float" office:value="11953288" calcext:value-type="float">
            <text:p>119532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7" calcext:value-type="float">
            <text:p>11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74412" calcext:value-type="float">
            <text:p>18474412</text:p>
          </table:table-cell>
          <table:table-cell office:value-type="float" office:value="668944" calcext:value-type="float">
            <text:p>668944</text:p>
          </table:table-cell>
          <table:table-cell office:value-type="float" office:value="11569808" calcext:value-type="float">
            <text:p>11569808</text:p>
          </table:table-cell>
          <table:table-cell office:value-type="float" office:value="4416824" calcext:value-type="float">
            <text:p>4416824</text:p>
          </table:table-cell>
          <table:table-cell office:value-type="float" office:value="4385820" calcext:value-type="float">
            <text:p>438582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90852" calcext:value-type="float">
            <text:p>90852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2" calcext:value-type="date">
            <text:p>2022-07-19 16:19:12</text:p>
          </table:table-cell>
          <table:table-cell office:value-type="float" office:value="58344328" calcext:value-type="float">
            <text:p>58344328</text:p>
          </table:table-cell>
          <table:table-cell office:value-type="float" office:value="11953288" calcext:value-type="float">
            <text:p>119532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7" calcext:value-type="float">
            <text:p>11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85228" calcext:value-type="float">
            <text:p>18485228</text:p>
          </table:table-cell>
          <table:table-cell office:value-type="float" office:value="669432" calcext:value-type="float">
            <text:p>669432</text:p>
          </table:table-cell>
          <table:table-cell office:value-type="float" office:value="11569808" calcext:value-type="float">
            <text:p>11569808</text:p>
          </table:table-cell>
          <table:table-cell office:value-type="float" office:value="4425036" calcext:value-type="float">
            <text:p>4425036</text:p>
          </table:table-cell>
          <table:table-cell office:value-type="float" office:value="4394032" calcext:value-type="float">
            <text:p>439403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29685" calcext:value-type="float">
            <text:p>229685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3" calcext:value-type="date">
            <text:p>2022-07-19 16:19:13</text:p>
          </table:table-cell>
          <table:table-cell office:value-type="float" office:value="58338036" calcext:value-type="float">
            <text:p>58338036</text:p>
          </table:table-cell>
          <table:table-cell office:value-type="float" office:value="11953288" calcext:value-type="float">
            <text:p>119532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7" calcext:value-type="float">
            <text:p>117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16904" calcext:value-type="float">
            <text:p>18516904</text:p>
          </table:table-cell>
          <table:table-cell office:value-type="float" office:value="668952" calcext:value-type="float">
            <text:p>668952</text:p>
          </table:table-cell>
          <table:table-cell office:value-type="float" office:value="11569808" calcext:value-type="float">
            <text:p>11569808</text:p>
          </table:table-cell>
          <table:table-cell office:value-type="float" office:value="4456856" calcext:value-type="float">
            <text:p>4456856</text:p>
          </table:table-cell>
          <table:table-cell office:value-type="float" office:value="4425852" calcext:value-type="float">
            <text:p>442585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30290" calcext:value-type="float">
            <text:p>230290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4" calcext:value-type="date">
            <text:p>2022-07-19 16:19:14</text:p>
          </table:table-cell>
          <table:table-cell office:value-type="float" office:value="58328972" calcext:value-type="float">
            <text:p>58328972</text:p>
          </table:table-cell>
          <table:table-cell office:value-type="float" office:value="11953256" calcext:value-type="float">
            <text:p>11953256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29356" calcext:value-type="float">
            <text:p>18529356</text:p>
          </table:table-cell>
          <table:table-cell office:value-type="float" office:value="668864" calcext:value-type="float">
            <text:p>668864</text:p>
          </table:table-cell>
          <table:table-cell office:value-type="float" office:value="11569808" calcext:value-type="float">
            <text:p>11569808</text:p>
          </table:table-cell>
          <table:table-cell office:value-type="float" office:value="4471812" calcext:value-type="float">
            <text:p>4471812</text:p>
          </table:table-cell>
          <table:table-cell office:value-type="float" office:value="4440808" calcext:value-type="float">
            <text:p>444080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767" calcext:value-type="float">
            <text:p>15767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5" calcext:value-type="date">
            <text:p>2022-07-19 16:19:15</text:p>
          </table:table-cell>
          <table:table-cell office:value-type="float" office:value="58335064" calcext:value-type="float">
            <text:p>58335064</text:p>
          </table:table-cell>
          <table:table-cell office:value-type="float" office:value="11953288" calcext:value-type="float">
            <text:p>119532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21880" calcext:value-type="float">
            <text:p>18521880</text:p>
          </table:table-cell>
          <table:table-cell office:value-type="float" office:value="670016" calcext:value-type="float">
            <text:p>670016</text:p>
          </table:table-cell>
          <table:table-cell office:value-type="float" office:value="11569808" calcext:value-type="float">
            <text:p>11569808</text:p>
          </table:table-cell>
          <table:table-cell office:value-type="float" office:value="4461452" calcext:value-type="float">
            <text:p>4461452</text:p>
          </table:table-cell>
          <table:table-cell office:value-type="float" office:value="4430448" calcext:value-type="float">
            <text:p>443044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68160" calcext:value-type="float">
            <text:p>168160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6" calcext:value-type="date">
            <text:p>2022-07-19 16:19:16</text:p>
          </table:table-cell>
          <table:table-cell office:value-type="float" office:value="58322460" calcext:value-type="float">
            <text:p>58322460</text:p>
          </table:table-cell>
          <table:table-cell office:value-type="float" office:value="11953288" calcext:value-type="float">
            <text:p>119532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7" calcext:value-type="float">
            <text:p>11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68848" calcext:value-type="float">
            <text:p>18568848</text:p>
          </table:table-cell>
          <table:table-cell office:value-type="float" office:value="668964" calcext:value-type="float">
            <text:p>668964</text:p>
          </table:table-cell>
          <table:table-cell office:value-type="float" office:value="11569808" calcext:value-type="float">
            <text:p>11569808</text:p>
          </table:table-cell>
          <table:table-cell office:value-type="float" office:value="4508156" calcext:value-type="float">
            <text:p>4508156</text:p>
          </table:table-cell>
          <table:table-cell office:value-type="float" office:value="4477152" calcext:value-type="float">
            <text:p>447715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08024" calcext:value-type="float">
            <text:p>308024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7" calcext:value-type="date">
            <text:p>2022-07-19 16:19:17</text:p>
          </table:table-cell>
          <table:table-cell office:value-type="float" office:value="58286792" calcext:value-type="float">
            <text:p>58286792</text:p>
          </table:table-cell>
          <table:table-cell office:value-type="float" office:value="11953288" calcext:value-type="float">
            <text:p>119532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16160" calcext:value-type="float">
            <text:p>18616160</text:p>
          </table:table-cell>
          <table:table-cell office:value-type="float" office:value="668936" calcext:value-type="float">
            <text:p>668936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556488" calcext:value-type="float">
            <text:p>4556488</text:p>
          </table:table-cell>
          <table:table-cell office:value-type="float" office:value="4525484" calcext:value-type="float">
            <text:p>4525484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07435" calcext:value-type="float">
            <text:p>407435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8" calcext:value-type="date">
            <text:p>2022-07-19 16:19:18</text:p>
          </table:table-cell>
          <table:table-cell office:value-type="float" office:value="58411608" calcext:value-type="float">
            <text:p>58411608</text:p>
          </table:table-cell>
          <table:table-cell office:value-type="float" office:value="12107116" calcext:value-type="float">
            <text:p>12107116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97" calcext:value-type="float">
            <text:p>11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20184" calcext:value-type="float">
            <text:p>18420184</text:p>
          </table:table-cell>
          <table:table-cell office:value-type="float" office:value="670824" calcext:value-type="float">
            <text:p>670824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327112" calcext:value-type="float">
            <text:p>4327112</text:p>
          </table:table-cell>
          <table:table-cell office:value-type="float" office:value="4296108" calcext:value-type="float">
            <text:p>429610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34902" calcext:value-type="float">
            <text:p>234902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19" calcext:value-type="date">
            <text:p>2022-07-19 16:19:19</text:p>
          </table:table-cell>
          <table:table-cell office:value-type="float" office:value="58383164" calcext:value-type="float">
            <text:p>58383164</text:p>
          </table:table-cell>
          <table:table-cell office:value-type="float" office:value="12105368" calcext:value-type="float">
            <text:p>1210536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96" calcext:value-type="float">
            <text:p>119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09044" calcext:value-type="float">
            <text:p>18509044</text:p>
          </table:table-cell>
          <table:table-cell office:value-type="float" office:value="670496" calcext:value-type="float">
            <text:p>670496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424000" calcext:value-type="float">
            <text:p>4424000</text:p>
          </table:table-cell>
          <table:table-cell office:value-type="float" office:value="4392996" calcext:value-type="float">
            <text:p>439299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37637" calcext:value-type="float">
            <text:p>337637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0" calcext:value-type="date">
            <text:p>2022-07-19 16:19:20</text:p>
          </table:table-cell>
          <table:table-cell office:value-type="float" office:value="58348468" calcext:value-type="float">
            <text:p>58348468</text:p>
          </table:table-cell>
          <table:table-cell office:value-type="float" office:value="12105368" calcext:value-type="float">
            <text:p>1210536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96" calcext:value-type="float">
            <text:p>119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50764" calcext:value-type="float">
            <text:p>18550764</text:p>
          </table:table-cell>
          <table:table-cell office:value-type="float" office:value="670512" calcext:value-type="float">
            <text:p>670512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467360" calcext:value-type="float">
            <text:p>4467360</text:p>
          </table:table-cell>
          <table:table-cell office:value-type="float" office:value="4436356" calcext:value-type="float">
            <text:p>443635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2569" calcext:value-type="float">
            <text:p>352569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1" calcext:value-type="date">
            <text:p>2022-07-19 16:19:21</text:p>
          </table:table-cell>
          <table:table-cell office:value-type="float" office:value="58345444" calcext:value-type="float">
            <text:p>58345444</text:p>
          </table:table-cell>
          <table:table-cell office:value-type="float" office:value="12105368" calcext:value-type="float">
            <text:p>1210536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96" calcext:value-type="float">
            <text:p>119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50792" calcext:value-type="float">
            <text:p>18550792</text:p>
          </table:table-cell>
          <table:table-cell office:value-type="float" office:value="670492" calcext:value-type="float">
            <text:p>670492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467612" calcext:value-type="float">
            <text:p>4467612</text:p>
          </table:table-cell>
          <table:table-cell office:value-type="float" office:value="4436608" calcext:value-type="float">
            <text:p>443660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0449" calcext:value-type="float">
            <text:p>450449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1" calcext:value-type="float">
            <text:p>14041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20" calcext:value-type="float">
            <text:p>99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2" calcext:value-type="date">
            <text:p>2022-07-19 16:19:22</text:p>
          </table:table-cell>
          <table:table-cell office:value-type="float" office:value="58352108" calcext:value-type="float">
            <text:p>58352108</text:p>
          </table:table-cell>
          <table:table-cell office:value-type="float" office:value="12105624" calcext:value-type="float">
            <text:p>12105624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96" calcext:value-type="float">
            <text:p>119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91428" calcext:value-type="float">
            <text:p>18491428</text:p>
          </table:table-cell>
          <table:table-cell office:value-type="float" office:value="670416" calcext:value-type="float">
            <text:p>670416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411340" calcext:value-type="float">
            <text:p>4411340</text:p>
          </table:table-cell>
          <table:table-cell office:value-type="float" office:value="4380336" calcext:value-type="float">
            <text:p>438033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86969" calcext:value-type="float">
            <text:p>386969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3" calcext:value-type="date">
            <text:p>2022-07-19 16:19:23</text:p>
          </table:table-cell>
          <table:table-cell office:value-type="float" office:value="58301368" calcext:value-type="float">
            <text:p>58301368</text:p>
          </table:table-cell>
          <table:table-cell office:value-type="float" office:value="12105624" calcext:value-type="float">
            <text:p>12105624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95" calcext:value-type="float">
            <text:p>119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97712" calcext:value-type="float">
            <text:p>18597712</text:p>
          </table:table-cell>
          <table:table-cell office:value-type="float" office:value="670512" calcext:value-type="float">
            <text:p>670512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516692" calcext:value-type="float">
            <text:p>4516692</text:p>
          </table:table-cell>
          <table:table-cell office:value-type="float" office:value="4485688" calcext:value-type="float">
            <text:p>448568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00615" calcext:value-type="float">
            <text:p>400615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4" calcext:value-type="date">
            <text:p>2022-07-19 16:19:24</text:p>
          </table:table-cell>
          <table:table-cell office:value-type="float" office:value="58247188" calcext:value-type="float">
            <text:p>58247188</text:p>
          </table:table-cell>
          <table:table-cell office:value-type="float" office:value="12105624" calcext:value-type="float">
            <text:p>12105624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95" calcext:value-type="float">
            <text:p>11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61656" calcext:value-type="float">
            <text:p>18661656</text:p>
          </table:table-cell>
          <table:table-cell office:value-type="float" office:value="670528" calcext:value-type="float">
            <text:p>670528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580556" calcext:value-type="float">
            <text:p>4580556</text:p>
          </table:table-cell>
          <table:table-cell office:value-type="float" office:value="4549552" calcext:value-type="float">
            <text:p>454955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68634" calcext:value-type="float">
            <text:p>568634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5" calcext:value-type="date">
            <text:p>2022-07-19 16:19:25</text:p>
          </table:table-cell>
          <table:table-cell office:value-type="float" office:value="58288016" calcext:value-type="float">
            <text:p>58288016</text:p>
          </table:table-cell>
          <table:table-cell office:value-type="float" office:value="12105624" calcext:value-type="float">
            <text:p>12105624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95" calcext:value-type="float">
            <text:p>119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07120" calcext:value-type="float">
            <text:p>18607120</text:p>
          </table:table-cell>
          <table:table-cell office:value-type="float" office:value="670504" calcext:value-type="float">
            <text:p>670504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527492" calcext:value-type="float">
            <text:p>4527492</text:p>
          </table:table-cell>
          <table:table-cell office:value-type="float" office:value="4496488" calcext:value-type="float">
            <text:p>449648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91251" calcext:value-type="float">
            <text:p>591251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6" calcext:value-type="date">
            <text:p>2022-07-19 16:19:26</text:p>
          </table:table-cell>
          <table:table-cell office:value-type="float" office:value="58360944" calcext:value-type="float">
            <text:p>58360944</text:p>
          </table:table-cell>
          <table:table-cell office:value-type="float" office:value="12219388" calcext:value-type="float">
            <text:p>122193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209" calcext:value-type="float">
            <text:p>12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466348" calcext:value-type="float">
            <text:p>18466348</text:p>
          </table:table-cell>
          <table:table-cell office:value-type="float" office:value="670820" calcext:value-type="float">
            <text:p>670820</text:p>
          </table:table-cell>
          <table:table-cell office:value-type="float" office:value="11590288" calcext:value-type="float">
            <text:p>11590288</text:p>
          </table:table-cell>
          <table:table-cell office:value-type="float" office:value="4388360" calcext:value-type="float">
            <text:p>4388360</text:p>
          </table:table-cell>
          <table:table-cell office:value-type="float" office:value="4357356" calcext:value-type="float">
            <text:p>435735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9479" calcext:value-type="float">
            <text:p>259479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7" calcext:value-type="date">
            <text:p>2022-07-19 16:19:27</text:p>
          </table:table-cell>
          <table:table-cell office:value-type="float" office:value="58326144" calcext:value-type="float">
            <text:p>58326144</text:p>
          </table:table-cell>
          <table:table-cell office:value-type="float" office:value="12219388" calcext:value-type="float">
            <text:p>122193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209" calcext:value-type="float">
            <text:p>12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59244" calcext:value-type="float">
            <text:p>18559244</text:p>
          </table:table-cell>
          <table:table-cell office:value-type="float" office:value="670836" calcext:value-type="float">
            <text:p>670836</text:p>
          </table:table-cell>
          <table:table-cell office:value-type="float" office:value="11599504" calcext:value-type="float">
            <text:p>11599504</text:p>
          </table:table-cell>
          <table:table-cell office:value-type="float" office:value="4480472" calcext:value-type="float">
            <text:p>4480472</text:p>
          </table:table-cell>
          <table:table-cell office:value-type="float" office:value="4449468" calcext:value-type="float">
            <text:p>444946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0023" calcext:value-type="float">
            <text:p>290023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8" calcext:value-type="date">
            <text:p>2022-07-19 16:19:28</text:p>
          </table:table-cell>
          <table:table-cell office:value-type="float" office:value="58327452" calcext:value-type="float">
            <text:p>58327452</text:p>
          </table:table-cell>
          <table:table-cell office:value-type="float" office:value="12219388" calcext:value-type="float">
            <text:p>122193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208" calcext:value-type="float">
            <text:p>12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54200" calcext:value-type="float">
            <text:p>18554200</text:p>
          </table:table-cell>
          <table:table-cell office:value-type="float" office:value="670940" calcext:value-type="float">
            <text:p>670940</text:p>
          </table:table-cell>
          <table:table-cell office:value-type="float" office:value="11599504" calcext:value-type="float">
            <text:p>11599504</text:p>
          </table:table-cell>
          <table:table-cell office:value-type="float" office:value="4473880" calcext:value-type="float">
            <text:p>4473880</text:p>
          </table:table-cell>
          <table:table-cell office:value-type="float" office:value="4442876" calcext:value-type="float">
            <text:p>444287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03421" calcext:value-type="float">
            <text:p>303421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29" calcext:value-type="date">
            <text:p>2022-07-19 16:19:29</text:p>
          </table:table-cell>
          <table:table-cell office:value-type="float" office:value="58300992" calcext:value-type="float">
            <text:p>58300992</text:p>
          </table:table-cell>
          <table:table-cell office:value-type="float" office:value="12219388" calcext:value-type="float">
            <text:p>122193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208" calcext:value-type="float">
            <text:p>12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94408" calcext:value-type="float">
            <text:p>18594408</text:p>
          </table:table-cell>
          <table:table-cell office:value-type="float" office:value="670936" calcext:value-type="float">
            <text:p>670936</text:p>
          </table:table-cell>
          <table:table-cell office:value-type="float" office:value="11603600" calcext:value-type="float">
            <text:p>11603600</text:p>
          </table:table-cell>
          <table:table-cell office:value-type="float" office:value="4513360" calcext:value-type="float">
            <text:p>4513360</text:p>
          </table:table-cell>
          <table:table-cell office:value-type="float" office:value="4482356" calcext:value-type="float">
            <text:p>448235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8819" calcext:value-type="float">
            <text:p>508819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30" calcext:value-type="date">
            <text:p>2022-07-19 16:19:30</text:p>
          </table:table-cell>
          <table:table-cell office:value-type="float" office:value="58279332" calcext:value-type="float">
            <text:p>58279332</text:p>
          </table:table-cell>
          <table:table-cell office:value-type="float" office:value="12219388" calcext:value-type="float">
            <text:p>122193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209" calcext:value-type="float">
            <text:p>12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44972" calcext:value-type="float">
            <text:p>18544972</text:p>
          </table:table-cell>
          <table:table-cell office:value-type="float" office:value="670876" calcext:value-type="float">
            <text:p>670876</text:p>
          </table:table-cell>
          <table:table-cell office:value-type="float" office:value="11603600" calcext:value-type="float">
            <text:p>11603600</text:p>
          </table:table-cell>
          <table:table-cell office:value-type="float" office:value="4466564" calcext:value-type="float">
            <text:p>4466564</text:p>
          </table:table-cell>
          <table:table-cell office:value-type="float" office:value="4435560" calcext:value-type="float">
            <text:p>443556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89846" calcext:value-type="float">
            <text:p>189846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31" calcext:value-type="date">
            <text:p>2022-07-19 16:19:31</text:p>
          </table:table-cell>
          <table:table-cell office:value-type="float" office:value="58239516" calcext:value-type="float">
            <text:p>58239516</text:p>
          </table:table-cell>
          <table:table-cell office:value-type="float" office:value="12219388" calcext:value-type="float">
            <text:p>122193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209" calcext:value-type="float">
            <text:p>12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659504" calcext:value-type="float">
            <text:p>18659504</text:p>
          </table:table-cell>
          <table:table-cell office:value-type="float" office:value="670964" calcext:value-type="float">
            <text:p>670964</text:p>
          </table:table-cell>
          <table:table-cell office:value-type="float" office:value="11603600" calcext:value-type="float">
            <text:p>11603600</text:p>
          </table:table-cell>
          <table:table-cell office:value-type="float" office:value="4578604" calcext:value-type="float">
            <text:p>4578604</text:p>
          </table:table-cell>
          <table:table-cell office:value-type="float" office:value="4547600" calcext:value-type="float">
            <text:p>4547600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8382" calcext:value-type="float">
            <text:p>348382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32" calcext:value-type="date">
            <text:p>2022-07-19 16:19:32</text:p>
          </table:table-cell>
          <table:table-cell office:value-type="float" office:value="58293960" calcext:value-type="float">
            <text:p>58293960</text:p>
          </table:table-cell>
          <table:table-cell office:value-type="float" office:value="12219388" calcext:value-type="float">
            <text:p>122193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209" calcext:value-type="float">
            <text:p>12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97652" calcext:value-type="float">
            <text:p>18597652</text:p>
          </table:table-cell>
          <table:table-cell office:value-type="float" office:value="670972" calcext:value-type="float">
            <text:p>670972</text:p>
          </table:table-cell>
          <table:table-cell office:value-type="float" office:value="11603600" calcext:value-type="float">
            <text:p>11603600</text:p>
          </table:table-cell>
          <table:table-cell office:value-type="float" office:value="4516896" calcext:value-type="float">
            <text:p>4516896</text:p>
          </table:table-cell>
          <table:table-cell office:value-type="float" office:value="4485892" calcext:value-type="float">
            <text:p>4485892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7994" calcext:value-type="float">
            <text:p>327994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33" calcext:value-type="date">
            <text:p>2022-07-19 16:19:33</text:p>
          </table:table-cell>
          <table:table-cell office:value-type="float" office:value="58287376" calcext:value-type="float">
            <text:p>58287376</text:p>
          </table:table-cell>
          <table:table-cell office:value-type="float" office:value="12219388" calcext:value-type="float">
            <text:p>1221938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209" calcext:value-type="float">
            <text:p>12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98820" calcext:value-type="float">
            <text:p>18598820</text:p>
          </table:table-cell>
          <table:table-cell office:value-type="float" office:value="670984" calcext:value-type="float">
            <text:p>670984</text:p>
          </table:table-cell>
          <table:table-cell office:value-type="float" office:value="11603600" calcext:value-type="float">
            <text:p>11603600</text:p>
          </table:table-cell>
          <table:table-cell office:value-type="float" office:value="4517872" calcext:value-type="float">
            <text:p>4517872</text:p>
          </table:table-cell>
          <table:table-cell office:value-type="float" office:value="4486868" calcext:value-type="float">
            <text:p>4486868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19890" calcext:value-type="float">
            <text:p>319890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T16:19:34" calcext:value-type="date">
            <text:p>2022-07-19 16:19:34</text:p>
          </table:table-cell>
          <table:table-cell office:value-type="float" office:value="58296372" calcext:value-type="float">
            <text:p>58296372</text:p>
          </table:table-cell>
          <table:table-cell office:value-type="float" office:value="12018948" calcext:value-type="float">
            <text:p>12018948</text:p>
          </table:table-cell>
          <table:table-cell office:value-type="float" office:value="34" calcext:value-type="float">
            <text:p>34</text:p>
          </table:table-cell>
          <table:table-cell office:value-type="float" office:value="740548" calcext:value-type="float">
            <text:p>74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64" calcext:value-type="float">
            <text:p>11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540124" calcext:value-type="float">
            <text:p>18540124</text:p>
          </table:table-cell>
          <table:table-cell office:value-type="float" office:value="668904" calcext:value-type="float">
            <text:p>668904</text:p>
          </table:table-cell>
          <table:table-cell office:value-type="float" office:value="11603600" calcext:value-type="float">
            <text:p>11603600</text:p>
          </table:table-cell>
          <table:table-cell office:value-type="float" office:value="4475420" calcext:value-type="float">
            <text:p>4475420</text:p>
          </table:table-cell>
          <table:table-cell office:value-type="float" office:value="4444416" calcext:value-type="float">
            <text:p>4444416</text:p>
          </table:table-cell>
          <table:table-cell office:value-type="float" office:value="31004" calcext:value-type="float">
            <text:p>3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02395" calcext:value-type="float">
            <text:p>102395</text:p>
          </table:table-cell>
          <table:table-cell office:value-type="float" office:value="14656" calcext:value-type="float">
            <text:p>14656</text:p>
          </table:table-cell>
          <table:table-cell office:value-type="float" office:value="14046" calcext:value-type="float">
            <text:p>14046</text:p>
          </table:table-cell>
          <table:table-cell office:value-type="float" office:value="2112" calcext:value-type="float">
            <text:p>2112</text:p>
          </table:table-cell>
          <table:table-cell office:value-type="float" office:value="1865" calcext:value-type="float">
            <text:p>1865</text:p>
          </table:table-cell>
          <table:table-cell office:value-type="float" office:value="24256" calcext:value-type="float">
            <text:p>24256</text:p>
          </table:table-cell>
          <table:table-cell office:value-type="float" office:value="9984" calcext:value-type="float">
            <text:p>99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11.3323in" svg:height="6.3791in" svg:x="3.3929in" svg:y="0.4181in">
            <draw:object draw:notify-on-update-of-ranges="Sheet3.A1:Sheet3.A1 Sheet3.A2:Sheet3.A154 Sheet3.B1:Sheet3.B1 Sheet3.B2:Sheet3.B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libc rss</text:p>
          </table:table-cell>
          <table:table-cell office:value-type="string" calcext:value-type="string">
            <text:p>jemalloc rss</text:p>
          </table:table-cell>
        </table:table-row>
        <table:table-row table:style-name="ro1">
          <table:table-cell table:formula="of:=[$glibc.V2]" office:value-type="float" office:value="2186800" calcext:value-type="float">
            <text:p>2186800</text:p>
          </table:table-cell>
          <table:table-cell table:formula="of:=[$jemalloc.V2]" office:value-type="float" office:value="2188036" calcext:value-type="float">
            <text:p>2188036</text:p>
          </table:table-cell>
        </table:table-row>
        <table:table-row table:style-name="ro1">
          <table:table-cell table:formula="of:=[$glibc.V3]" office:value-type="float" office:value="2350860" calcext:value-type="float">
            <text:p>2350860</text:p>
          </table:table-cell>
          <table:table-cell table:formula="of:=[$jemalloc.V3]" office:value-type="float" office:value="2390568" calcext:value-type="float">
            <text:p>2390568</text:p>
          </table:table-cell>
        </table:table-row>
        <table:table-row table:style-name="ro1">
          <table:table-cell table:formula="of:=[$glibc.V4]" office:value-type="float" office:value="2507452" calcext:value-type="float">
            <text:p>2507452</text:p>
          </table:table-cell>
          <table:table-cell table:formula="of:=[$jemalloc.V4]" office:value-type="float" office:value="2470792" calcext:value-type="float">
            <text:p>2470792</text:p>
          </table:table-cell>
        </table:table-row>
        <table:table-row table:style-name="ro1">
          <table:table-cell table:formula="of:=[$glibc.V5]" office:value-type="float" office:value="2542828" calcext:value-type="float">
            <text:p>2542828</text:p>
          </table:table-cell>
          <table:table-cell table:formula="of:=[$jemalloc.V5]" office:value-type="float" office:value="2515604" calcext:value-type="float">
            <text:p>2515604</text:p>
          </table:table-cell>
        </table:table-row>
        <table:table-row table:style-name="ro1">
          <table:table-cell table:formula="of:=[$glibc.V6]" office:value-type="float" office:value="2633324" calcext:value-type="float">
            <text:p>2633324</text:p>
          </table:table-cell>
          <table:table-cell table:formula="of:=[$jemalloc.V6]" office:value-type="float" office:value="2592288" calcext:value-type="float">
            <text:p>2592288</text:p>
          </table:table-cell>
        </table:table-row>
        <table:table-row table:style-name="ro1">
          <table:table-cell table:formula="of:=[$glibc.V7]" office:value-type="float" office:value="2704336" calcext:value-type="float">
            <text:p>2704336</text:p>
          </table:table-cell>
          <table:table-cell table:formula="of:=[$jemalloc.V7]" office:value-type="float" office:value="2609424" calcext:value-type="float">
            <text:p>2609424</text:p>
          </table:table-cell>
        </table:table-row>
        <table:table-row table:style-name="ro1">
          <table:table-cell table:formula="of:=[$glibc.V8]" office:value-type="float" office:value="2710112" calcext:value-type="float">
            <text:p>2710112</text:p>
          </table:table-cell>
          <table:table-cell table:formula="of:=[$jemalloc.V8]" office:value-type="float" office:value="2617016" calcext:value-type="float">
            <text:p>2617016</text:p>
          </table:table-cell>
        </table:table-row>
        <table:table-row table:style-name="ro1">
          <table:table-cell table:formula="of:=[$glibc.V9]" office:value-type="float" office:value="2828328" calcext:value-type="float">
            <text:p>2828328</text:p>
          </table:table-cell>
          <table:table-cell table:formula="of:=[$jemalloc.V9]" office:value-type="float" office:value="2785316" calcext:value-type="float">
            <text:p>2785316</text:p>
          </table:table-cell>
        </table:table-row>
        <table:table-row table:style-name="ro1">
          <table:table-cell table:formula="of:=[$glibc.V10]" office:value-type="float" office:value="2892172" calcext:value-type="float">
            <text:p>2892172</text:p>
          </table:table-cell>
          <table:table-cell table:formula="of:=[$jemalloc.V10]" office:value-type="float" office:value="2802164" calcext:value-type="float">
            <text:p>2802164</text:p>
          </table:table-cell>
        </table:table-row>
        <table:table-row table:style-name="ro1">
          <table:table-cell table:formula="of:=[$glibc.V11]" office:value-type="float" office:value="2937084" calcext:value-type="float">
            <text:p>2937084</text:p>
          </table:table-cell>
          <table:table-cell table:formula="of:=[$jemalloc.V11]" office:value-type="float" office:value="2847584" calcext:value-type="float">
            <text:p>2847584</text:p>
          </table:table-cell>
        </table:table-row>
        <table:table-row table:style-name="ro1">
          <table:table-cell table:formula="of:=[$glibc.V12]" office:value-type="float" office:value="2945960" calcext:value-type="float">
            <text:p>2945960</text:p>
          </table:table-cell>
          <table:table-cell table:formula="of:=[$jemalloc.V12]" office:value-type="float" office:value="2879988" calcext:value-type="float">
            <text:p>2879988</text:p>
          </table:table-cell>
        </table:table-row>
        <table:table-row table:style-name="ro1">
          <table:table-cell table:formula="of:=[$glibc.V13]" office:value-type="float" office:value="2980760" calcext:value-type="float">
            <text:p>2980760</text:p>
          </table:table-cell>
          <table:table-cell table:formula="of:=[$jemalloc.V13]" office:value-type="float" office:value="2901444" calcext:value-type="float">
            <text:p>2901444</text:p>
          </table:table-cell>
        </table:table-row>
        <table:table-row table:style-name="ro1">
          <table:table-cell table:formula="of:=[$glibc.V14]" office:value-type="float" office:value="3028528" calcext:value-type="float">
            <text:p>3028528</text:p>
          </table:table-cell>
          <table:table-cell table:formula="of:=[$jemalloc.V14]" office:value-type="float" office:value="2925224" calcext:value-type="float">
            <text:p>2925224</text:p>
          </table:table-cell>
        </table:table-row>
        <table:table-row table:style-name="ro1">
          <table:table-cell table:formula="of:=[$glibc.V15]" office:value-type="float" office:value="3052552" calcext:value-type="float">
            <text:p>3052552</text:p>
          </table:table-cell>
          <table:table-cell table:formula="of:=[$jemalloc.V15]" office:value-type="float" office:value="2983332" calcext:value-type="float">
            <text:p>2983332</text:p>
          </table:table-cell>
        </table:table-row>
        <table:table-row table:style-name="ro1">
          <table:table-cell table:formula="of:=[$glibc.V16]" office:value-type="float" office:value="3089400" calcext:value-type="float">
            <text:p>3089400</text:p>
          </table:table-cell>
          <table:table-cell table:formula="of:=[$jemalloc.V16]" office:value-type="float" office:value="3010936" calcext:value-type="float">
            <text:p>3010936</text:p>
          </table:table-cell>
        </table:table-row>
        <table:table-row table:style-name="ro1">
          <table:table-cell table:formula="of:=[$glibc.V17]" office:value-type="float" office:value="3114956" calcext:value-type="float">
            <text:p>3114956</text:p>
          </table:table-cell>
          <table:table-cell table:formula="of:=[$jemalloc.V17]" office:value-type="float" office:value="3016156" calcext:value-type="float">
            <text:p>3016156</text:p>
          </table:table-cell>
        </table:table-row>
        <table:table-row table:style-name="ro1">
          <table:table-cell table:formula="of:=[$glibc.V18]" office:value-type="float" office:value="3135248" calcext:value-type="float">
            <text:p>3135248</text:p>
          </table:table-cell>
          <table:table-cell table:formula="of:=[$jemalloc.V18]" office:value-type="float" office:value="3055308" calcext:value-type="float">
            <text:p>3055308</text:p>
          </table:table-cell>
        </table:table-row>
        <table:table-row table:style-name="ro1">
          <table:table-cell table:formula="of:=[$glibc.V19]" office:value-type="float" office:value="3149188" calcext:value-type="float">
            <text:p>3149188</text:p>
          </table:table-cell>
          <table:table-cell table:formula="of:=[$jemalloc.V19]" office:value-type="float" office:value="3094020" calcext:value-type="float">
            <text:p>3094020</text:p>
          </table:table-cell>
        </table:table-row>
        <table:table-row table:style-name="ro1">
          <table:table-cell table:formula="of:=[$glibc.V20]" office:value-type="float" office:value="3202072" calcext:value-type="float">
            <text:p>3202072</text:p>
          </table:table-cell>
          <table:table-cell table:formula="of:=[$jemalloc.V20]" office:value-type="float" office:value="3145232" calcext:value-type="float">
            <text:p>3145232</text:p>
          </table:table-cell>
        </table:table-row>
        <table:table-row table:style-name="ro1">
          <table:table-cell table:formula="of:=[$glibc.V21]" office:value-type="float" office:value="3216812" calcext:value-type="float">
            <text:p>3216812</text:p>
          </table:table-cell>
          <table:table-cell table:formula="of:=[$jemalloc.V21]" office:value-type="float" office:value="3140332" calcext:value-type="float">
            <text:p>3140332</text:p>
          </table:table-cell>
        </table:table-row>
        <table:table-row table:style-name="ro1">
          <table:table-cell table:formula="of:=[$glibc.V22]" office:value-type="float" office:value="3217596" calcext:value-type="float">
            <text:p>3217596</text:p>
          </table:table-cell>
          <table:table-cell table:formula="of:=[$jemalloc.V22]" office:value-type="float" office:value="3182196" calcext:value-type="float">
            <text:p>3182196</text:p>
          </table:table-cell>
        </table:table-row>
        <table:table-row table:style-name="ro1">
          <table:table-cell table:formula="of:=[$glibc.V23]" office:value-type="float" office:value="3260848" calcext:value-type="float">
            <text:p>3260848</text:p>
          </table:table-cell>
          <table:table-cell table:formula="of:=[$jemalloc.V23]" office:value-type="float" office:value="3232320" calcext:value-type="float">
            <text:p>3232320</text:p>
          </table:table-cell>
        </table:table-row>
        <table:table-row table:style-name="ro1">
          <table:table-cell table:formula="of:=[$glibc.V24]" office:value-type="float" office:value="3305740" calcext:value-type="float">
            <text:p>3305740</text:p>
          </table:table-cell>
          <table:table-cell table:formula="of:=[$jemalloc.V24]" office:value-type="float" office:value="3242132" calcext:value-type="float">
            <text:p>3242132</text:p>
          </table:table-cell>
        </table:table-row>
        <table:table-row table:style-name="ro1">
          <table:table-cell table:formula="of:=[$glibc.V25]" office:value-type="float" office:value="3306000" calcext:value-type="float">
            <text:p>3306000</text:p>
          </table:table-cell>
          <table:table-cell table:formula="of:=[$jemalloc.V25]" office:value-type="float" office:value="3264644" calcext:value-type="float">
            <text:p>3264644</text:p>
          </table:table-cell>
        </table:table-row>
        <table:table-row table:style-name="ro1">
          <table:table-cell table:formula="of:=[$glibc.V26]" office:value-type="float" office:value="3315200" calcext:value-type="float">
            <text:p>3315200</text:p>
          </table:table-cell>
          <table:table-cell table:formula="of:=[$jemalloc.V26]" office:value-type="float" office:value="3307784" calcext:value-type="float">
            <text:p>3307784</text:p>
          </table:table-cell>
        </table:table-row>
        <table:table-row table:style-name="ro1">
          <table:table-cell table:formula="of:=[$glibc.V27]" office:value-type="float" office:value="3363988" calcext:value-type="float">
            <text:p>3363988</text:p>
          </table:table-cell>
          <table:table-cell table:formula="of:=[$jemalloc.V27]" office:value-type="float" office:value="3372920" calcext:value-type="float">
            <text:p>3372920</text:p>
          </table:table-cell>
        </table:table-row>
        <table:table-row table:style-name="ro1">
          <table:table-cell table:formula="of:=[$glibc.V28]" office:value-type="float" office:value="3387240" calcext:value-type="float">
            <text:p>3387240</text:p>
          </table:table-cell>
          <table:table-cell table:formula="of:=[$jemalloc.V28]" office:value-type="float" office:value="3350352" calcext:value-type="float">
            <text:p>3350352</text:p>
          </table:table-cell>
        </table:table-row>
        <table:table-row table:style-name="ro1">
          <table:table-cell table:formula="of:=[$glibc.V29]" office:value-type="float" office:value="3388564" calcext:value-type="float">
            <text:p>3388564</text:p>
          </table:table-cell>
          <table:table-cell table:formula="of:=[$jemalloc.V29]" office:value-type="float" office:value="3384196" calcext:value-type="float">
            <text:p>3384196</text:p>
          </table:table-cell>
        </table:table-row>
        <table:table-row table:style-name="ro1">
          <table:table-cell table:formula="of:=[$glibc.V30]" office:value-type="float" office:value="3425396" calcext:value-type="float">
            <text:p>3425396</text:p>
          </table:table-cell>
          <table:table-cell table:formula="of:=[$jemalloc.V30]" office:value-type="float" office:value="3434532" calcext:value-type="float">
            <text:p>3434532</text:p>
          </table:table-cell>
        </table:table-row>
        <table:table-row table:style-name="ro1">
          <table:table-cell table:formula="of:=[$glibc.V31]" office:value-type="float" office:value="3477388" calcext:value-type="float">
            <text:p>3477388</text:p>
          </table:table-cell>
          <table:table-cell table:formula="of:=[$jemalloc.V31]" office:value-type="float" office:value="3507656" calcext:value-type="float">
            <text:p>3507656</text:p>
          </table:table-cell>
        </table:table-row>
        <table:table-row table:style-name="ro1">
          <table:table-cell table:formula="of:=[$glibc.V32]" office:value-type="float" office:value="3482384" calcext:value-type="float">
            <text:p>3482384</text:p>
          </table:table-cell>
          <table:table-cell table:formula="of:=[$jemalloc.V32]" office:value-type="float" office:value="3463780" calcext:value-type="float">
            <text:p>3463780</text:p>
          </table:table-cell>
        </table:table-row>
        <table:table-row table:style-name="ro1">
          <table:table-cell table:formula="of:=[$glibc.V33]" office:value-type="float" office:value="3504176" calcext:value-type="float">
            <text:p>3504176</text:p>
          </table:table-cell>
          <table:table-cell table:formula="of:=[$jemalloc.V33]" office:value-type="float" office:value="3518380" calcext:value-type="float">
            <text:p>3518380</text:p>
          </table:table-cell>
        </table:table-row>
        <table:table-row table:style-name="ro1">
          <table:table-cell table:formula="of:=[$glibc.V34]" office:value-type="float" office:value="3553648" calcext:value-type="float">
            <text:p>3553648</text:p>
          </table:table-cell>
          <table:table-cell table:formula="of:=[$jemalloc.V34]" office:value-type="float" office:value="3570572" calcext:value-type="float">
            <text:p>3570572</text:p>
          </table:table-cell>
        </table:table-row>
        <table:table-row table:style-name="ro1">
          <table:table-cell table:formula="of:=[$glibc.V35]" office:value-type="float" office:value="3553648" calcext:value-type="float">
            <text:p>3553648</text:p>
          </table:table-cell>
          <table:table-cell table:formula="of:=[$jemalloc.V35]" office:value-type="float" office:value="3625628" calcext:value-type="float">
            <text:p>3625628</text:p>
          </table:table-cell>
        </table:table-row>
        <table:table-row table:style-name="ro1">
          <table:table-cell table:formula="of:=[$glibc.V36]" office:value-type="float" office:value="3609476" calcext:value-type="float">
            <text:p>3609476</text:p>
          </table:table-cell>
          <table:table-cell table:formula="of:=[$jemalloc.V36]" office:value-type="float" office:value="3578432" calcext:value-type="float">
            <text:p>3578432</text:p>
          </table:table-cell>
        </table:table-row>
        <table:table-row table:style-name="ro1">
          <table:table-cell table:formula="of:=[$glibc.V37]" office:value-type="float" office:value="3631504" calcext:value-type="float">
            <text:p>3631504</text:p>
          </table:table-cell>
          <table:table-cell table:formula="of:=[$jemalloc.V37]" office:value-type="float" office:value="3645860" calcext:value-type="float">
            <text:p>3645860</text:p>
          </table:table-cell>
        </table:table-row>
        <table:table-row table:style-name="ro1">
          <table:table-cell table:formula="of:=[$glibc.V38]" office:value-type="float" office:value="3632560" calcext:value-type="float">
            <text:p>3632560</text:p>
          </table:table-cell>
          <table:table-cell table:formula="of:=[$jemalloc.V38]" office:value-type="float" office:value="3700920" calcext:value-type="float">
            <text:p>3700920</text:p>
          </table:table-cell>
        </table:table-row>
        <table:table-row table:style-name="ro1">
          <table:table-cell table:formula="of:=[$glibc.V39]" office:value-type="float" office:value="3686288" calcext:value-type="float">
            <text:p>3686288</text:p>
          </table:table-cell>
          <table:table-cell table:formula="of:=[$jemalloc.V39]" office:value-type="float" office:value="3739412" calcext:value-type="float">
            <text:p>3739412</text:p>
          </table:table-cell>
        </table:table-row>
        <table:table-row table:style-name="ro1">
          <table:table-cell table:formula="of:=[$glibc.V40]" office:value-type="float" office:value="3738796" calcext:value-type="float">
            <text:p>3738796</text:p>
          </table:table-cell>
          <table:table-cell table:formula="of:=[$jemalloc.V40]" office:value-type="float" office:value="3696248" calcext:value-type="float">
            <text:p>3696248</text:p>
          </table:table-cell>
        </table:table-row>
        <table:table-row table:style-name="ro1">
          <table:table-cell table:formula="of:=[$glibc.V41]" office:value-type="float" office:value="3739984" calcext:value-type="float">
            <text:p>3739984</text:p>
          </table:table-cell>
          <table:table-cell table:formula="of:=[$jemalloc.V41]" office:value-type="float" office:value="3769388" calcext:value-type="float">
            <text:p>3769388</text:p>
          </table:table-cell>
        </table:table-row>
        <table:table-row table:style-name="ro1">
          <table:table-cell table:formula="of:=[$glibc.V42]" office:value-type="float" office:value="3750764" calcext:value-type="float">
            <text:p>3750764</text:p>
          </table:table-cell>
          <table:table-cell table:formula="of:=[$jemalloc.V42]" office:value-type="float" office:value="3826256" calcext:value-type="float">
            <text:p>3826256</text:p>
          </table:table-cell>
        </table:table-row>
        <table:table-row table:style-name="ro1">
          <table:table-cell table:formula="of:=[$glibc.V43]" office:value-type="float" office:value="3795596" calcext:value-type="float">
            <text:p>3795596</text:p>
          </table:table-cell>
          <table:table-cell table:formula="of:=[$jemalloc.V43]" office:value-type="float" office:value="3835004" calcext:value-type="float">
            <text:p>3835004</text:p>
          </table:table-cell>
        </table:table-row>
        <table:table-row table:style-name="ro1">
          <table:table-cell table:formula="of:=[$glibc.V44]" office:value-type="float" office:value="3816500" calcext:value-type="float">
            <text:p>3816500</text:p>
          </table:table-cell>
          <table:table-cell table:formula="of:=[$jemalloc.V44]" office:value-type="float" office:value="3797604" calcext:value-type="float">
            <text:p>3797604</text:p>
          </table:table-cell>
        </table:table-row>
        <table:table-row table:style-name="ro1">
          <table:table-cell table:formula="of:=[$glibc.V45]" office:value-type="float" office:value="3820896" calcext:value-type="float">
            <text:p>3820896</text:p>
          </table:table-cell>
          <table:table-cell table:formula="of:=[$jemalloc.V45]" office:value-type="float" office:value="3892316" calcext:value-type="float">
            <text:p>3892316</text:p>
          </table:table-cell>
        </table:table-row>
        <table:table-row table:style-name="ro1">
          <table:table-cell table:formula="of:=[$glibc.V46]" office:value-type="float" office:value="3876240" calcext:value-type="float">
            <text:p>3876240</text:p>
          </table:table-cell>
          <table:table-cell table:formula="of:=[$jemalloc.V46]" office:value-type="float" office:value="3954092" calcext:value-type="float">
            <text:p>3954092</text:p>
          </table:table-cell>
        </table:table-row>
        <table:table-row table:style-name="ro1">
          <table:table-cell table:formula="of:=[$glibc.V47]" office:value-type="float" office:value="3911616" calcext:value-type="float">
            <text:p>3911616</text:p>
          </table:table-cell>
          <table:table-cell table:formula="of:=[$jemalloc.V47]" office:value-type="float" office:value="3945156" calcext:value-type="float">
            <text:p>3945156</text:p>
          </table:table-cell>
        </table:table-row>
        <table:table-row table:style-name="ro1">
          <table:table-cell table:formula="of:=[$glibc.V48]" office:value-type="float" office:value="3931160" calcext:value-type="float">
            <text:p>3931160</text:p>
          </table:table-cell>
          <table:table-cell table:formula="of:=[$jemalloc.V48]" office:value-type="float" office:value="3934712" calcext:value-type="float">
            <text:p>3934712</text:p>
          </table:table-cell>
        </table:table-row>
        <table:table-row table:style-name="ro1">
          <table:table-cell table:formula="of:=[$glibc.V49]" office:value-type="float" office:value="3966036" calcext:value-type="float">
            <text:p>3966036</text:p>
          </table:table-cell>
          <table:table-cell table:formula="of:=[$jemalloc.V49]" office:value-type="float" office:value="4005536" calcext:value-type="float">
            <text:p>4005536</text:p>
          </table:table-cell>
        </table:table-row>
        <table:table-row table:style-name="ro1">
          <table:table-cell table:formula="of:=[$glibc.V50]" office:value-type="float" office:value="4003432" calcext:value-type="float">
            <text:p>4003432</text:p>
          </table:table-cell>
          <table:table-cell table:formula="of:=[$jemalloc.V50]" office:value-type="float" office:value="4051436" calcext:value-type="float">
            <text:p>4051436</text:p>
          </table:table-cell>
        </table:table-row>
        <table:table-row table:style-name="ro1">
          <table:table-cell table:formula="of:=[$glibc.V51]" office:value-type="float" office:value="4008976" calcext:value-type="float">
            <text:p>4008976</text:p>
          </table:table-cell>
          <table:table-cell table:formula="of:=[$jemalloc.V51]" office:value-type="float" office:value="4038932" calcext:value-type="float">
            <text:p>4038932</text:p>
          </table:table-cell>
        </table:table-row>
        <table:table-row table:style-name="ro1">
          <table:table-cell table:formula="of:=[$glibc.V52]" office:value-type="float" office:value="4071436" calcext:value-type="float">
            <text:p>4071436</text:p>
          </table:table-cell>
          <table:table-cell table:formula="of:=[$jemalloc.V52]" office:value-type="float" office:value="4016644" calcext:value-type="float">
            <text:p>4016644</text:p>
          </table:table-cell>
        </table:table-row>
        <table:table-row table:style-name="ro1">
          <table:table-cell table:formula="of:=[$glibc.V53]" office:value-type="float" office:value="4097908" calcext:value-type="float">
            <text:p>4097908</text:p>
          </table:table-cell>
          <table:table-cell table:formula="of:=[$jemalloc.V53]" office:value-type="float" office:value="4102048" calcext:value-type="float">
            <text:p>4102048</text:p>
          </table:table-cell>
        </table:table-row>
        <table:table-row table:style-name="ro1">
          <table:table-cell table:formula="of:=[$glibc.V54]" office:value-type="float" office:value="4104236" calcext:value-type="float">
            <text:p>4104236</text:p>
          </table:table-cell>
          <table:table-cell table:formula="of:=[$jemalloc.V54]" office:value-type="float" office:value="4145980" calcext:value-type="float">
            <text:p>4145980</text:p>
          </table:table-cell>
        </table:table-row>
        <table:table-row table:style-name="ro1">
          <table:table-cell table:formula="of:=[$glibc.V55]" office:value-type="float" office:value="4155556" calcext:value-type="float">
            <text:p>4155556</text:p>
          </table:table-cell>
          <table:table-cell table:formula="of:=[$jemalloc.V55]" office:value-type="float" office:value="4141584" calcext:value-type="float">
            <text:p>4141584</text:p>
          </table:table-cell>
        </table:table-row>
        <table:table-row table:style-name="ro1">
          <table:table-cell table:formula="of:=[$glibc.V56]" office:value-type="float" office:value="4197832" calcext:value-type="float">
            <text:p>4197832</text:p>
          </table:table-cell>
          <table:table-cell table:formula="of:=[$jemalloc.V56]" office:value-type="float" office:value="4133928" calcext:value-type="float">
            <text:p>4133928</text:p>
          </table:table-cell>
        </table:table-row>
        <table:table-row table:style-name="ro1">
          <table:table-cell table:formula="of:=[$glibc.V57]" office:value-type="float" office:value="4199024" calcext:value-type="float">
            <text:p>4199024</text:p>
          </table:table-cell>
          <table:table-cell table:formula="of:=[$jemalloc.V57]" office:value-type="float" office:value="4223152" calcext:value-type="float">
            <text:p>4223152</text:p>
          </table:table-cell>
        </table:table-row>
        <table:table-row table:style-name="ro1">
          <table:table-cell table:formula="of:=[$glibc.V58]" office:value-type="float" office:value="4213992" calcext:value-type="float">
            <text:p>4213992</text:p>
          </table:table-cell>
          <table:table-cell table:formula="of:=[$jemalloc.V58]" office:value-type="float" office:value="4231524" calcext:value-type="float">
            <text:p>4231524</text:p>
          </table:table-cell>
        </table:table-row>
        <table:table-row table:style-name="ro1">
          <table:table-cell table:formula="of:=[$glibc.V59]" office:value-type="float" office:value="4267452" calcext:value-type="float">
            <text:p>4267452</text:p>
          </table:table-cell>
          <table:table-cell table:formula="of:=[$jemalloc.V59]" office:value-type="float" office:value="4247932" calcext:value-type="float">
            <text:p>4247932</text:p>
          </table:table-cell>
        </table:table-row>
        <table:table-row table:style-name="ro1">
          <table:table-cell table:formula="of:=[$glibc.V60]" office:value-type="float" office:value="4271968" calcext:value-type="float">
            <text:p>4271968</text:p>
          </table:table-cell>
          <table:table-cell table:formula="of:=[$jemalloc.V60]" office:value-type="float" office:value="4253568" calcext:value-type="float">
            <text:p>4253568</text:p>
          </table:table-cell>
        </table:table-row>
        <table:table-row table:style-name="ro1">
          <table:table-cell table:formula="of:=[$glibc.V61]" office:value-type="float" office:value="4296792" calcext:value-type="float">
            <text:p>4296792</text:p>
          </table:table-cell>
          <table:table-cell table:formula="of:=[$jemalloc.V61]" office:value-type="float" office:value="4316032" calcext:value-type="float">
            <text:p>4316032</text:p>
          </table:table-cell>
        </table:table-row>
        <table:table-row table:style-name="ro1">
          <table:table-cell table:formula="of:=[$glibc.V62]" office:value-type="float" office:value="4309144" calcext:value-type="float">
            <text:p>4309144</text:p>
          </table:table-cell>
          <table:table-cell table:formula="of:=[$jemalloc.V62]" office:value-type="float" office:value="4317760" calcext:value-type="float">
            <text:p>4317760</text:p>
          </table:table-cell>
        </table:table-row>
        <table:table-row table:style-name="ro1">
          <table:table-cell table:formula="of:=[$glibc.V63]" office:value-type="float" office:value="4321544" calcext:value-type="float">
            <text:p>4321544</text:p>
          </table:table-cell>
          <table:table-cell table:formula="of:=[$jemalloc.V63]" office:value-type="float" office:value="4348368" calcext:value-type="float">
            <text:p>4348368</text:p>
          </table:table-cell>
        </table:table-row>
        <table:table-row table:style-name="ro1">
          <table:table-cell table:formula="of:=[$glibc.V64]" office:value-type="float" office:value="4352400" calcext:value-type="float">
            <text:p>4352400</text:p>
          </table:table-cell>
          <table:table-cell table:formula="of:=[$jemalloc.V64]" office:value-type="float" office:value="4335728" calcext:value-type="float">
            <text:p>4335728</text:p>
          </table:table-cell>
        </table:table-row>
        <table:table-row table:style-name="ro1">
          <table:table-cell table:formula="of:=[$glibc.V65]" office:value-type="float" office:value="4353788" calcext:value-type="float">
            <text:p>4353788</text:p>
          </table:table-cell>
          <table:table-cell table:formula="of:=[$jemalloc.V65]" office:value-type="float" office:value="4428904" calcext:value-type="float">
            <text:p>4428904</text:p>
          </table:table-cell>
        </table:table-row>
        <table:table-row table:style-name="ro1">
          <table:table-cell table:formula="of:=[$glibc.V66]" office:value-type="float" office:value="4358008" calcext:value-type="float">
            <text:p>4358008</text:p>
          </table:table-cell>
          <table:table-cell table:formula="of:=[$jemalloc.V66]" office:value-type="float" office:value="4431992" calcext:value-type="float">
            <text:p>4431992</text:p>
          </table:table-cell>
        </table:table-row>
        <table:table-row table:style-name="ro1">
          <table:table-cell table:formula="of:=[$glibc.V67]" office:value-type="float" office:value="4369616" calcext:value-type="float">
            <text:p>4369616</text:p>
          </table:table-cell>
          <table:table-cell table:formula="of:=[$jemalloc.V67]" office:value-type="float" office:value="4451744" calcext:value-type="float">
            <text:p>4451744</text:p>
          </table:table-cell>
        </table:table-row>
        <table:table-row table:style-name="ro1">
          <table:table-cell table:formula="of:=[$glibc.V68]" office:value-type="float" office:value="4370672" calcext:value-type="float">
            <text:p>4370672</text:p>
          </table:table-cell>
          <table:table-cell table:formula="of:=[$jemalloc.V68]" office:value-type="float" office:value="4357052" calcext:value-type="float">
            <text:p>4357052</text:p>
          </table:table-cell>
        </table:table-row>
        <table:table-row table:style-name="ro1">
          <table:table-cell table:formula="of:=[$glibc.V69]" office:value-type="float" office:value="4382680" calcext:value-type="float">
            <text:p>4382680</text:p>
          </table:table-cell>
          <table:table-cell table:formula="of:=[$jemalloc.V69]" office:value-type="float" office:value="4358480" calcext:value-type="float">
            <text:p>4358480</text:p>
          </table:table-cell>
        </table:table-row>
        <table:table-row table:style-name="ro1">
          <table:table-cell table:formula="of:=[$glibc.V70]" office:value-type="float" office:value="4397692" calcext:value-type="float">
            <text:p>4397692</text:p>
          </table:table-cell>
          <table:table-cell table:formula="of:=[$jemalloc.V70]" office:value-type="float" office:value="4408476" calcext:value-type="float">
            <text:p>4408476</text:p>
          </table:table-cell>
        </table:table-row>
        <table:table-row table:style-name="ro1">
          <table:table-cell table:formula="of:=[$glibc.V71]" office:value-type="float" office:value="4402164" calcext:value-type="float">
            <text:p>4402164</text:p>
          </table:table-cell>
          <table:table-cell table:formula="of:=[$jemalloc.V71]" office:value-type="float" office:value="4458596" calcext:value-type="float">
            <text:p>4458596</text:p>
          </table:table-cell>
        </table:table-row>
        <table:table-row table:style-name="ro1">
          <table:table-cell table:formula="of:=[$glibc.V72]" office:value-type="float" office:value="4423780" calcext:value-type="float">
            <text:p>4423780</text:p>
          </table:table-cell>
          <table:table-cell table:formula="of:=[$jemalloc.V72]" office:value-type="float" office:value="4426500" calcext:value-type="float">
            <text:p>4426500</text:p>
          </table:table-cell>
        </table:table-row>
        <table:table-row table:style-name="ro1">
          <table:table-cell table:formula="of:=[$glibc.V73]" office:value-type="float" office:value="4426008" calcext:value-type="float">
            <text:p>4426008</text:p>
          </table:table-cell>
          <table:table-cell table:formula="of:=[$jemalloc.V73]" office:value-type="float" office:value="4462852" calcext:value-type="float">
            <text:p>4462852</text:p>
          </table:table-cell>
        </table:table-row>
        <table:table-row table:style-name="ro1">
          <table:table-cell table:formula="of:=[$glibc.V74]" office:value-type="float" office:value="4426008" calcext:value-type="float">
            <text:p>4426008</text:p>
          </table:table-cell>
          <table:table-cell table:formula="of:=[$jemalloc.V74]" office:value-type="float" office:value="4497992" calcext:value-type="float">
            <text:p>4497992</text:p>
          </table:table-cell>
        </table:table-row>
        <table:table-row table:style-name="ro1">
          <table:table-cell table:formula="of:=[$glibc.V75]" office:value-type="float" office:value="4426008" calcext:value-type="float">
            <text:p>4426008</text:p>
          </table:table-cell>
          <table:table-cell table:formula="of:=[$jemalloc.V75]" office:value-type="float" office:value="4453220" calcext:value-type="float">
            <text:p>4453220</text:p>
          </table:table-cell>
        </table:table-row>
        <table:table-row table:style-name="ro1">
          <table:table-cell table:formula="of:=[$glibc.V76]" office:value-type="float" office:value="4426532" calcext:value-type="float">
            <text:p>4426532</text:p>
          </table:table-cell>
          <table:table-cell table:formula="of:=[$jemalloc.V76]" office:value-type="float" office:value="4276108" calcext:value-type="float">
            <text:p>4276108</text:p>
          </table:table-cell>
        </table:table-row>
        <table:table-row table:style-name="ro1">
          <table:table-cell table:formula="of:=[$glibc.V77]" office:value-type="float" office:value="4440188" calcext:value-type="float">
            <text:p>4440188</text:p>
          </table:table-cell>
          <table:table-cell table:formula="of:=[$jemalloc.V77]" office:value-type="float" office:value="4399000" calcext:value-type="float">
            <text:p>4399000</text:p>
          </table:table-cell>
        </table:table-row>
        <table:table-row table:style-name="ro1">
          <table:table-cell table:formula="of:=[$glibc.V78]" office:value-type="float" office:value="4440188" calcext:value-type="float">
            <text:p>4440188</text:p>
          </table:table-cell>
          <table:table-cell table:formula="of:=[$jemalloc.V78]" office:value-type="float" office:value="4453024" calcext:value-type="float">
            <text:p>4453024</text:p>
          </table:table-cell>
        </table:table-row>
        <table:table-row table:style-name="ro1">
          <table:table-cell table:formula="of:=[$glibc.V79]" office:value-type="float" office:value="4440188" calcext:value-type="float">
            <text:p>4440188</text:p>
          </table:table-cell>
          <table:table-cell table:formula="of:=[$jemalloc.V79]" office:value-type="float" office:value="4452936" calcext:value-type="float">
            <text:p>4452936</text:p>
          </table:table-cell>
        </table:table-row>
        <table:table-row table:style-name="ro1">
          <table:table-cell table:formula="of:=[$glibc.V80]" office:value-type="float" office:value="4440188" calcext:value-type="float">
            <text:p>4440188</text:p>
          </table:table-cell>
          <table:table-cell table:formula="of:=[$jemalloc.V80]" office:value-type="float" office:value="4390904" calcext:value-type="float">
            <text:p>4390904</text:p>
          </table:table-cell>
        </table:table-row>
        <table:table-row table:style-name="ro1">
          <table:table-cell table:formula="of:=[$glibc.V81]" office:value-type="float" office:value="4440188" calcext:value-type="float">
            <text:p>4440188</text:p>
          </table:table-cell>
          <table:table-cell table:formula="of:=[$jemalloc.V81]" office:value-type="float" office:value="4512544" calcext:value-type="float">
            <text:p>4512544</text:p>
          </table:table-cell>
        </table:table-row>
        <table:table-row table:style-name="ro1">
          <table:table-cell table:formula="of:=[$glibc.V82]" office:value-type="float" office:value="4440188" calcext:value-type="float">
            <text:p>4440188</text:p>
          </table:table-cell>
          <table:table-cell table:formula="of:=[$jemalloc.V82]" office:value-type="float" office:value="4459372" calcext:value-type="float">
            <text:p>4459372</text:p>
          </table:table-cell>
        </table:table-row>
        <table:table-row table:style-name="ro1">
          <table:table-cell table:formula="of:=[$glibc.V83]" office:value-type="float" office:value="4442284" calcext:value-type="float">
            <text:p>4442284</text:p>
          </table:table-cell>
          <table:table-cell table:formula="of:=[$jemalloc.V83]" office:value-type="float" office:value="4460452" calcext:value-type="float">
            <text:p>4460452</text:p>
          </table:table-cell>
        </table:table-row>
        <table:table-row table:style-name="ro1">
          <table:table-cell table:formula="of:=[$glibc.V84]" office:value-type="float" office:value="4458496" calcext:value-type="float">
            <text:p>4458496</text:p>
          </table:table-cell>
          <table:table-cell table:formula="of:=[$jemalloc.V84]" office:value-type="float" office:value="4436844" calcext:value-type="float">
            <text:p>4436844</text:p>
          </table:table-cell>
        </table:table-row>
        <table:table-row table:style-name="ro1">
          <table:table-cell table:formula="of:=[$glibc.V85]" office:value-type="float" office:value="4474964" calcext:value-type="float">
            <text:p>4474964</text:p>
          </table:table-cell>
          <table:table-cell table:formula="of:=[$jemalloc.V85]" office:value-type="float" office:value="4430372" calcext:value-type="float">
            <text:p>4430372</text:p>
          </table:table-cell>
        </table:table-row>
        <table:table-row table:style-name="ro1">
          <table:table-cell table:formula="of:=[$glibc.V86]" office:value-type="float" office:value="4476424" calcext:value-type="float">
            <text:p>4476424</text:p>
          </table:table-cell>
          <table:table-cell table:formula="of:=[$jemalloc.V86]" office:value-type="float" office:value="4463160" calcext:value-type="float">
            <text:p>4463160</text:p>
          </table:table-cell>
        </table:table-row>
        <table:table-row table:style-name="ro1">
          <table:table-cell table:formula="of:=[$glibc.V87]" office:value-type="float" office:value="4476424" calcext:value-type="float">
            <text:p>4476424</text:p>
          </table:table-cell>
          <table:table-cell table:formula="of:=[$jemalloc.V87]" office:value-type="float" office:value="4496860" calcext:value-type="float">
            <text:p>4496860</text:p>
          </table:table-cell>
        </table:table-row>
        <table:table-row table:style-name="ro1">
          <table:table-cell table:formula="of:=[$glibc.V88]" office:value-type="float" office:value="4476424" calcext:value-type="float">
            <text:p>4476424</text:p>
          </table:table-cell>
          <table:table-cell table:formula="of:=[$jemalloc.V88]" office:value-type="float" office:value="4311628" calcext:value-type="float">
            <text:p>4311628</text:p>
          </table:table-cell>
        </table:table-row>
        <table:table-row table:style-name="ro1">
          <table:table-cell table:formula="of:=[$glibc.V89]" office:value-type="float" office:value="4479724" calcext:value-type="float">
            <text:p>4479724</text:p>
          </table:table-cell>
          <table:table-cell table:formula="of:=[$jemalloc.V89]" office:value-type="float" office:value="4376504" calcext:value-type="float">
            <text:p>4376504</text:p>
          </table:table-cell>
        </table:table-row>
        <table:table-row table:style-name="ro1">
          <table:table-cell table:formula="of:=[$glibc.V90]" office:value-type="float" office:value="4481348" calcext:value-type="float">
            <text:p>4481348</text:p>
          </table:table-cell>
          <table:table-cell table:formula="of:=[$jemalloc.V90]" office:value-type="float" office:value="4425108" calcext:value-type="float">
            <text:p>4425108</text:p>
          </table:table-cell>
        </table:table-row>
        <table:table-row table:style-name="ro1">
          <table:table-cell table:formula="of:=[$glibc.V91]" office:value-type="float" office:value="4487168" calcext:value-type="float">
            <text:p>4487168</text:p>
          </table:table-cell>
          <table:table-cell table:formula="of:=[$jemalloc.V91]" office:value-type="float" office:value="4455412" calcext:value-type="float">
            <text:p>4455412</text:p>
          </table:table-cell>
        </table:table-row>
        <table:table-row table:style-name="ro1">
          <table:table-cell table:formula="of:=[$glibc.V92]" office:value-type="float" office:value="4503744" calcext:value-type="float">
            <text:p>4503744</text:p>
          </table:table-cell>
          <table:table-cell table:formula="of:=[$jemalloc.V92]" office:value-type="float" office:value="4401264" calcext:value-type="float">
            <text:p>4401264</text:p>
          </table:table-cell>
        </table:table-row>
        <table:table-row table:style-name="ro1">
          <table:table-cell table:formula="of:=[$glibc.V93]" office:value-type="float" office:value="4504324" calcext:value-type="float">
            <text:p>4504324</text:p>
          </table:table-cell>
          <table:table-cell table:formula="of:=[$jemalloc.V93]" office:value-type="float" office:value="4488564" calcext:value-type="float">
            <text:p>4488564</text:p>
          </table:table-cell>
        </table:table-row>
        <table:table-row table:style-name="ro1">
          <table:table-cell table:formula="of:=[$glibc.V94]" office:value-type="float" office:value="4506460" calcext:value-type="float">
            <text:p>4506460</text:p>
          </table:table-cell>
          <table:table-cell table:formula="of:=[$jemalloc.V94]" office:value-type="float" office:value="4549012" calcext:value-type="float">
            <text:p>4549012</text:p>
          </table:table-cell>
        </table:table-row>
        <table:table-row table:style-name="ro1">
          <table:table-cell table:formula="of:=[$glibc.V95]" office:value-type="float" office:value="4506460" calcext:value-type="float">
            <text:p>4506460</text:p>
          </table:table-cell>
          <table:table-cell table:formula="of:=[$jemalloc.V95]" office:value-type="float" office:value="4507352" calcext:value-type="float">
            <text:p>4507352</text:p>
          </table:table-cell>
        </table:table-row>
        <table:table-row table:style-name="ro1">
          <table:table-cell table:formula="of:=[$glibc.V96]" office:value-type="float" office:value="4506460" calcext:value-type="float">
            <text:p>4506460</text:p>
          </table:table-cell>
          <table:table-cell table:formula="of:=[$jemalloc.V96]" office:value-type="float" office:value="4366312" calcext:value-type="float">
            <text:p>4366312</text:p>
          </table:table-cell>
        </table:table-row>
        <table:table-row table:style-name="ro1">
          <table:table-cell table:formula="of:=[$glibc.V97]" office:value-type="float" office:value="4513384" calcext:value-type="float">
            <text:p>4513384</text:p>
          </table:table-cell>
          <table:table-cell table:formula="of:=[$jemalloc.V97]" office:value-type="float" office:value="4470492" calcext:value-type="float">
            <text:p>4470492</text:p>
          </table:table-cell>
        </table:table-row>
        <table:table-row table:style-name="ro1">
          <table:table-cell table:formula="of:=[$glibc.V98]" office:value-type="float" office:value="4514568" calcext:value-type="float">
            <text:p>4514568</text:p>
          </table:table-cell>
          <table:table-cell table:formula="of:=[$jemalloc.V98]" office:value-type="float" office:value="4465588" calcext:value-type="float">
            <text:p>4465588</text:p>
          </table:table-cell>
        </table:table-row>
        <table:table-row table:style-name="ro1">
          <table:table-cell table:formula="of:=[$glibc.V99]" office:value-type="float" office:value="4514568" calcext:value-type="float">
            <text:p>4514568</text:p>
          </table:table-cell>
          <table:table-cell table:formula="of:=[$jemalloc.V99]" office:value-type="float" office:value="4504064" calcext:value-type="float">
            <text:p>4504064</text:p>
          </table:table-cell>
        </table:table-row>
        <table:table-row table:style-name="ro1">
          <table:table-cell table:formula="of:=[$glibc.V100]" office:value-type="float" office:value="4514568" calcext:value-type="float">
            <text:p>4514568</text:p>
          </table:table-cell>
          <table:table-cell table:formula="of:=[$jemalloc.V100]" office:value-type="float" office:value="4434340" calcext:value-type="float">
            <text:p>4434340</text:p>
          </table:table-cell>
        </table:table-row>
        <table:table-row table:style-name="ro1">
          <table:table-cell table:formula="of:=[$glibc.V101]" office:value-type="float" office:value="4514568" calcext:value-type="float">
            <text:p>4514568</text:p>
          </table:table-cell>
          <table:table-cell table:formula="of:=[$jemalloc.V101]" office:value-type="float" office:value="4416824" calcext:value-type="float">
            <text:p>4416824</text:p>
          </table:table-cell>
        </table:table-row>
        <table:table-row table:style-name="ro1">
          <table:table-cell table:formula="of:=[$glibc.V102]" office:value-type="float" office:value="4516408" calcext:value-type="float">
            <text:p>4516408</text:p>
          </table:table-cell>
          <table:table-cell table:formula="of:=[$jemalloc.V102]" office:value-type="float" office:value="4425036" calcext:value-type="float">
            <text:p>4425036</text:p>
          </table:table-cell>
        </table:table-row>
        <table:table-row table:style-name="ro1">
          <table:table-cell table:formula="of:=[$glibc.V103]" office:value-type="float" office:value="4516408" calcext:value-type="float">
            <text:p>4516408</text:p>
          </table:table-cell>
          <table:table-cell table:formula="of:=[$jemalloc.V103]" office:value-type="float" office:value="4456856" calcext:value-type="float">
            <text:p>4456856</text:p>
          </table:table-cell>
        </table:table-row>
        <table:table-row table:style-name="ro1">
          <table:table-cell table:formula="of:=[$glibc.V104]" office:value-type="float" office:value="4526404" calcext:value-type="float">
            <text:p>4526404</text:p>
          </table:table-cell>
          <table:table-cell table:formula="of:=[$jemalloc.V104]" office:value-type="float" office:value="4471812" calcext:value-type="float">
            <text:p>4471812</text:p>
          </table:table-cell>
        </table:table-row>
        <table:table-row table:style-name="ro1">
          <table:table-cell table:formula="of:=[$glibc.V105]" office:value-type="float" office:value="4526756" calcext:value-type="float">
            <text:p>4526756</text:p>
          </table:table-cell>
          <table:table-cell table:formula="of:=[$jemalloc.V105]" office:value-type="float" office:value="4461452" calcext:value-type="float">
            <text:p>4461452</text:p>
          </table:table-cell>
        </table:table-row>
        <table:table-row table:style-name="ro1">
          <table:table-cell table:formula="of:=[$glibc.V106]" office:value-type="float" office:value="4527972" calcext:value-type="float">
            <text:p>4527972</text:p>
          </table:table-cell>
          <table:table-cell table:formula="of:=[$jemalloc.V106]" office:value-type="float" office:value="4508156" calcext:value-type="float">
            <text:p>4508156</text:p>
          </table:table-cell>
        </table:table-row>
        <table:table-row table:style-name="ro1">
          <table:table-cell table:formula="of:=[$glibc.V107]" office:value-type="float" office:value="4527972" calcext:value-type="float">
            <text:p>4527972</text:p>
          </table:table-cell>
          <table:table-cell table:formula="of:=[$jemalloc.V107]" office:value-type="float" office:value="4556488" calcext:value-type="float">
            <text:p>4556488</text:p>
          </table:table-cell>
        </table:table-row>
        <table:table-row table:style-name="ro1">
          <table:table-cell table:formula="of:=[$glibc.V108]" office:value-type="float" office:value="4527972" calcext:value-type="float">
            <text:p>4527972</text:p>
          </table:table-cell>
          <table:table-cell table:formula="of:=[$jemalloc.V108]" office:value-type="float" office:value="4327112" calcext:value-type="float">
            <text:p>4327112</text:p>
          </table:table-cell>
        </table:table-row>
        <table:table-row table:style-name="ro1">
          <table:table-cell table:formula="of:=[$glibc.V109]" office:value-type="float" office:value="4527972" calcext:value-type="float">
            <text:p>4527972</text:p>
          </table:table-cell>
          <table:table-cell table:formula="of:=[$jemalloc.V109]" office:value-type="float" office:value="4424000" calcext:value-type="float">
            <text:p>4424000</text:p>
          </table:table-cell>
        </table:table-row>
        <table:table-row table:style-name="ro1">
          <table:table-cell table:formula="of:=[$glibc.V110]" office:value-type="float" office:value="4528956" calcext:value-type="float">
            <text:p>4528956</text:p>
          </table:table-cell>
          <table:table-cell table:formula="of:=[$jemalloc.V110]" office:value-type="float" office:value="4467360" calcext:value-type="float">
            <text:p>4467360</text:p>
          </table:table-cell>
        </table:table-row>
        <table:table-row table:style-name="ro1">
          <table:table-cell table:formula="of:=[$glibc.V111]" office:value-type="float" office:value="4532884" calcext:value-type="float">
            <text:p>4532884</text:p>
          </table:table-cell>
          <table:table-cell table:formula="of:=[$jemalloc.V111]" office:value-type="float" office:value="4467612" calcext:value-type="float">
            <text:p>4467612</text:p>
          </table:table-cell>
        </table:table-row>
        <table:table-row table:style-name="ro1">
          <table:table-cell table:formula="of:=[$glibc.V112]" office:value-type="float" office:value="4540784" calcext:value-type="float">
            <text:p>4540784</text:p>
          </table:table-cell>
          <table:table-cell table:formula="of:=[$jemalloc.V112]" office:value-type="float" office:value="4411340" calcext:value-type="float">
            <text:p>4411340</text:p>
          </table:table-cell>
        </table:table-row>
        <table:table-row table:style-name="ro1">
          <table:table-cell table:formula="of:=[$glibc.V113]" office:value-type="float" office:value="4540904" calcext:value-type="float">
            <text:p>4540904</text:p>
          </table:table-cell>
          <table:table-cell table:formula="of:=[$jemalloc.V113]" office:value-type="float" office:value="4516692" calcext:value-type="float">
            <text:p>4516692</text:p>
          </table:table-cell>
        </table:table-row>
        <table:table-row table:style-name="ro1">
          <table:table-cell table:formula="of:=[$glibc.V114]" office:value-type="float" office:value="4542644" calcext:value-type="float">
            <text:p>4542644</text:p>
          </table:table-cell>
          <table:table-cell table:formula="of:=[$jemalloc.V114]" office:value-type="float" office:value="4580556" calcext:value-type="float">
            <text:p>4580556</text:p>
          </table:table-cell>
        </table:table-row>
        <table:table-row table:style-name="ro1">
          <table:table-cell table:formula="of:=[$glibc.V115]" office:value-type="float" office:value="4542644" calcext:value-type="float">
            <text:p>4542644</text:p>
          </table:table-cell>
          <table:table-cell table:formula="of:=[$jemalloc.V115]" office:value-type="float" office:value="4527492" calcext:value-type="float">
            <text:p>4527492</text:p>
          </table:table-cell>
        </table:table-row>
        <table:table-row table:style-name="ro1">
          <table:table-cell table:formula="of:=[$glibc.V116]" office:value-type="float" office:value="4548160" calcext:value-type="float">
            <text:p>4548160</text:p>
          </table:table-cell>
          <table:table-cell table:formula="of:=[$jemalloc.V116]" office:value-type="float" office:value="4388360" calcext:value-type="float">
            <text:p>4388360</text:p>
          </table:table-cell>
        </table:table-row>
        <table:table-row table:style-name="ro1">
          <table:table-cell table:formula="of:=[$glibc.V117]" office:value-type="float" office:value="4548160" calcext:value-type="float">
            <text:p>4548160</text:p>
          </table:table-cell>
          <table:table-cell table:formula="of:=[$jemalloc.V117]" office:value-type="float" office:value="4480472" calcext:value-type="float">
            <text:p>4480472</text:p>
          </table:table-cell>
        </table:table-row>
        <table:table-row table:style-name="ro1">
          <table:table-cell table:formula="of:=[$glibc.V118]" office:value-type="float" office:value="4567168" calcext:value-type="float">
            <text:p>4567168</text:p>
          </table:table-cell>
          <table:table-cell table:formula="of:=[$jemalloc.V118]" office:value-type="float" office:value="4473880" calcext:value-type="float">
            <text:p>4473880</text:p>
          </table:table-cell>
        </table:table-row>
        <table:table-row table:style-name="ro1">
          <table:table-cell table:formula="of:=[$glibc.V119]" office:value-type="float" office:value="4572676" calcext:value-type="float">
            <text:p>4572676</text:p>
          </table:table-cell>
          <table:table-cell table:formula="of:=[$jemalloc.V119]" office:value-type="float" office:value="4513360" calcext:value-type="float">
            <text:p>4513360</text:p>
          </table:table-cell>
        </table:table-row>
        <table:table-row table:style-name="ro1">
          <table:table-cell table:formula="of:=[$glibc.V120]" office:value-type="float" office:value="4572676" calcext:value-type="float">
            <text:p>4572676</text:p>
          </table:table-cell>
          <table:table-cell table:formula="of:=[$jemalloc.V120]" office:value-type="float" office:value="4466564" calcext:value-type="float">
            <text:p>4466564</text:p>
          </table:table-cell>
        </table:table-row>
        <table:table-row table:style-name="ro1">
          <table:table-cell table:formula="of:=[$glibc.V121]" office:value-type="float" office:value="4572676" calcext:value-type="float">
            <text:p>4572676</text:p>
          </table:table-cell>
          <table:table-cell table:formula="of:=[$jemalloc.V121]" office:value-type="float" office:value="4578604" calcext:value-type="float">
            <text:p>4578604</text:p>
          </table:table-cell>
        </table:table-row>
        <table:table-row table:style-name="ro1">
          <table:table-cell table:formula="of:=[$glibc.V122]" office:value-type="float" office:value="4574288" calcext:value-type="float">
            <text:p>4574288</text:p>
          </table:table-cell>
          <table:table-cell table:formula="of:=[$jemalloc.V122]" office:value-type="float" office:value="4516896" calcext:value-type="float">
            <text:p>4516896</text:p>
          </table:table-cell>
        </table:table-row>
        <table:table-row table:style-name="ro1">
          <table:table-cell table:formula="of:=[$glibc.V123]" office:value-type="float" office:value="4574288" calcext:value-type="float">
            <text:p>4574288</text:p>
          </table:table-cell>
          <table:table-cell table:formula="of:=[$jemalloc.V123]" office:value-type="float" office:value="4517872" calcext:value-type="float">
            <text:p>4517872</text:p>
          </table:table-cell>
        </table:table-row>
        <table:table-row table:style-name="ro1">
          <table:table-cell table:formula="of:=[$glibc.V124]" office:value-type="float" office:value="4578496" calcext:value-type="float">
            <text:p>4578496</text:p>
          </table:table-cell>
          <table:table-cell table:formula="of:=[$jemalloc.V124]" office:value-type="float" office:value="4475420" calcext:value-type="float">
            <text:p>4475420</text:p>
          </table:table-cell>
        </table:table-row>
        <table:table-row table:style-name="ro1">
          <table:table-cell table:formula="of:=[$glibc.V125]" office:value-type="float" office:value="4578496" calcext:value-type="float">
            <text:p>4578496</text:p>
          </table:table-cell>
          <table:table-cell table:formula="of:=[$jemalloc.V125]" office:value-type="float" office:value="0" calcext:value-type="float">
            <text:p>0</text:p>
          </table:table-cell>
        </table:table-row>
        <table:table-row table:style-name="ro1">
          <table:table-cell table:formula="of:=[$glibc.V126]" office:value-type="float" office:value="0" calcext:value-type="float">
            <text:p>0</text:p>
          </table:table-cell>
          <table:table-cell table:formula="of:=[$jemalloc.V126]" office:value-type="float" office:value="0" calcext:value-type="float">
            <text:p>0</text:p>
          </table:table-cell>
        </table:table-row>
        <table:table-row table:style-name="ro1">
          <table:table-cell table:formula="of:=[$glibc.V127]" office:value-type="float" office:value="0" calcext:value-type="float">
            <text:p>0</text:p>
          </table:table-cell>
          <table:table-cell table:formula="of:=[$jemalloc.V127]" office:value-type="float" office:value="0" calcext:value-type="float">
            <text:p>0</text:p>
          </table:table-cell>
        </table:table-row>
        <table:table-row table:style-name="ro1">
          <table:table-cell table:formula="of:=[$glibc.V128]" office:value-type="float" office:value="0" calcext:value-type="float">
            <text:p>0</text:p>
          </table:table-cell>
          <table:table-cell table:formula="of:=[$jemalloc.V128]" office:value-type="float" office:value="0" calcext:value-type="float">
            <text:p>0</text:p>
          </table:table-cell>
        </table:table-row>
        <table:table-row table:style-name="ro1">
          <table:table-cell table:formula="of:=[$glibc.V129]" office:value-type="float" office:value="0" calcext:value-type="float">
            <text:p>0</text:p>
          </table:table-cell>
          <table:table-cell table:formula="of:=[$jemalloc.V129]" office:value-type="float" office:value="0" calcext:value-type="float">
            <text:p>0</text:p>
          </table:table-cell>
        </table:table-row>
        <table:table-row table:style-name="ro1">
          <table:table-cell table:formula="of:=[$glibc.V130]" office:value-type="float" office:value="0" calcext:value-type="float">
            <text:p>0</text:p>
          </table:table-cell>
          <table:table-cell table:formula="of:=[$jemalloc.V130]" office:value-type="float" office:value="0" calcext:value-type="float">
            <text:p>0</text:p>
          </table:table-cell>
        </table:table-row>
        <table:table-row table:style-name="ro1">
          <table:table-cell table:formula="of:=[$glibc.V131]" office:value-type="float" office:value="0" calcext:value-type="float">
            <text:p>0</text:p>
          </table:table-cell>
          <table:table-cell table:formula="of:=[$jemalloc.V131]" office:value-type="float" office:value="0" calcext:value-type="float">
            <text:p>0</text:p>
          </table:table-cell>
        </table:table-row>
        <table:table-row table:style-name="ro1">
          <table:table-cell table:formula="of:=[$glibc.V132]" office:value-type="float" office:value="0" calcext:value-type="float">
            <text:p>0</text:p>
          </table:table-cell>
          <table:table-cell table:formula="of:=[$jemalloc.V132]" office:value-type="float" office:value="0" calcext:value-type="float">
            <text:p>0</text:p>
          </table:table-cell>
        </table:table-row>
        <table:table-row table:style-name="ro1">
          <table:table-cell table:formula="of:=[$glibc.V133]" office:value-type="float" office:value="0" calcext:value-type="float">
            <text:p>0</text:p>
          </table:table-cell>
          <table:table-cell table:formula="of:=[$jemalloc.V133]" office:value-type="float" office:value="0" calcext:value-type="float">
            <text:p>0</text:p>
          </table:table-cell>
        </table:table-row>
        <table:table-row table:style-name="ro1">
          <table:table-cell table:formula="of:=[$glibc.V134]" office:value-type="float" office:value="0" calcext:value-type="float">
            <text:p>0</text:p>
          </table:table-cell>
          <table:table-cell table:formula="of:=[$jemalloc.V134]" office:value-type="float" office:value="0" calcext:value-type="float">
            <text:p>0</text:p>
          </table:table-cell>
        </table:table-row>
        <table:table-row table:style-name="ro1">
          <table:table-cell table:formula="of:=[$glibc.V135]" office:value-type="float" office:value="0" calcext:value-type="float">
            <text:p>0</text:p>
          </table:table-cell>
          <table:table-cell table:formula="of:=[$jemalloc.V135]" office:value-type="float" office:value="0" calcext:value-type="float">
            <text:p>0</text:p>
          </table:table-cell>
        </table:table-row>
        <table:table-row table:style-name="ro1">
          <table:table-cell table:formula="of:=[$glibc.V136]" office:value-type="float" office:value="0" calcext:value-type="float">
            <text:p>0</text:p>
          </table:table-cell>
          <table:table-cell table:formula="of:=[$jemalloc.V136]" office:value-type="float" office:value="0" calcext:value-type="float">
            <text:p>0</text:p>
          </table:table-cell>
        </table:table-row>
        <table:table-row table:style-name="ro1">
          <table:table-cell table:formula="of:=[$glibc.V137]" office:value-type="float" office:value="0" calcext:value-type="float">
            <text:p>0</text:p>
          </table:table-cell>
          <table:table-cell table:formula="of:=[$jemalloc.V137]" office:value-type="float" office:value="0" calcext:value-type="float">
            <text:p>0</text:p>
          </table:table-cell>
        </table:table-row>
        <table:table-row table:style-name="ro1">
          <table:table-cell table:formula="of:=[$glibc.V138]" office:value-type="float" office:value="0" calcext:value-type="float">
            <text:p>0</text:p>
          </table:table-cell>
          <table:table-cell table:formula="of:=[$jemalloc.V138]" office:value-type="float" office:value="0" calcext:value-type="float">
            <text:p>0</text:p>
          </table:table-cell>
        </table:table-row>
        <table:table-row table:style-name="ro1">
          <table:table-cell table:formula="of:=[$glibc.V139]" office:value-type="float" office:value="0" calcext:value-type="float">
            <text:p>0</text:p>
          </table:table-cell>
          <table:table-cell table:formula="of:=[$jemalloc.V139]" office:value-type="float" office:value="0" calcext:value-type="float">
            <text:p>0</text:p>
          </table:table-cell>
        </table:table-row>
        <table:table-row table:style-name="ro1">
          <table:table-cell table:formula="of:=[$glibc.V140]" office:value-type="float" office:value="0" calcext:value-type="float">
            <text:p>0</text:p>
          </table:table-cell>
          <table:table-cell table:formula="of:=[$jemalloc.V140]" office:value-type="float" office:value="0" calcext:value-type="float">
            <text:p>0</text:p>
          </table:table-cell>
        </table:table-row>
        <table:table-row table:style-name="ro1">
          <table:table-cell table:formula="of:=[$glibc.V141]" office:value-type="float" office:value="0" calcext:value-type="float">
            <text:p>0</text:p>
          </table:table-cell>
          <table:table-cell table:formula="of:=[$jemalloc.V141]" office:value-type="float" office:value="0" calcext:value-type="float">
            <text:p>0</text:p>
          </table:table-cell>
        </table:table-row>
        <table:table-row table:style-name="ro1">
          <table:table-cell table:formula="of:=[$glibc.V142]" office:value-type="float" office:value="0" calcext:value-type="float">
            <text:p>0</text:p>
          </table:table-cell>
          <table:table-cell table:formula="of:=[$jemalloc.V142]" office:value-type="float" office:value="0" calcext:value-type="float">
            <text:p>0</text:p>
          </table:table-cell>
        </table:table-row>
        <table:table-row table:style-name="ro1">
          <table:table-cell table:formula="of:=[$glibc.V143]" office:value-type="float" office:value="0" calcext:value-type="float">
            <text:p>0</text:p>
          </table:table-cell>
          <table:table-cell table:formula="of:=[$jemalloc.V143]" office:value-type="float" office:value="0" calcext:value-type="float">
            <text:p>0</text:p>
          </table:table-cell>
        </table:table-row>
        <table:table-row table:style-name="ro1">
          <table:table-cell table:formula="of:=[$glibc.V144]" office:value-type="float" office:value="0" calcext:value-type="float">
            <text:p>0</text:p>
          </table:table-cell>
          <table:table-cell table:formula="of:=[$jemalloc.V144]" office:value-type="float" office:value="0" calcext:value-type="float">
            <text:p>0</text:p>
          </table:table-cell>
        </table:table-row>
        <table:table-row table:style-name="ro1">
          <table:table-cell table:formula="of:=[$glibc.V145]" office:value-type="float" office:value="0" calcext:value-type="float">
            <text:p>0</text:p>
          </table:table-cell>
          <table:table-cell table:formula="of:=[$jemalloc.V145]" office:value-type="float" office:value="0" calcext:value-type="float">
            <text:p>0</text:p>
          </table:table-cell>
        </table:table-row>
        <table:table-row table:style-name="ro1">
          <table:table-cell table:formula="of:=[$glibc.V146]" office:value-type="float" office:value="0" calcext:value-type="float">
            <text:p>0</text:p>
          </table:table-cell>
          <table:table-cell table:formula="of:=[$jemalloc.V146]" office:value-type="float" office:value="0" calcext:value-type="float">
            <text:p>0</text:p>
          </table:table-cell>
        </table:table-row>
        <table:table-row table:style-name="ro1">
          <table:table-cell table:formula="of:=[$glibc.V147]" office:value-type="float" office:value="0" calcext:value-type="float">
            <text:p>0</text:p>
          </table:table-cell>
          <table:table-cell table:formula="of:=[$jemalloc.V147]" office:value-type="float" office:value="0" calcext:value-type="float">
            <text:p>0</text:p>
          </table:table-cell>
        </table:table-row>
        <table:table-row table:style-name="ro1">
          <table:table-cell table:formula="of:=[$glibc.V148]" office:value-type="float" office:value="0" calcext:value-type="float">
            <text:p>0</text:p>
          </table:table-cell>
          <table:table-cell table:formula="of:=[$jemalloc.V148]" office:value-type="float" office:value="0" calcext:value-type="float">
            <text:p>0</text:p>
          </table:table-cell>
        </table:table-row>
        <table:table-row table:style-name="ro1">
          <table:table-cell table:formula="of:=[$glibc.V149]" office:value-type="float" office:value="0" calcext:value-type="float">
            <text:p>0</text:p>
          </table:table-cell>
          <table:table-cell table:formula="of:=[$jemalloc.V149]" office:value-type="float" office:value="0" calcext:value-type="float">
            <text:p>0</text:p>
          </table:table-cell>
        </table:table-row>
        <table:table-row table:style-name="ro1">
          <table:table-cell table:formula="of:=[$glibc.V150]" office:value-type="float" office:value="0" calcext:value-type="float">
            <text:p>0</text:p>
          </table:table-cell>
          <table:table-cell table:formula="of:=[$jemalloc.V150]" office:value-type="float" office:value="0" calcext:value-type="float">
            <text:p>0</text:p>
          </table:table-cell>
        </table:table-row>
        <table:table-row table:style-name="ro1">
          <table:table-cell table:formula="of:=[$glibc.V151]" office:value-type="float" office:value="0" calcext:value-type="float">
            <text:p>0</text:p>
          </table:table-cell>
          <table:table-cell table:formula="of:=[$jemalloc.V151]" office:value-type="float" office:value="0" calcext:value-type="float">
            <text:p>0</text:p>
          </table:table-cell>
        </table:table-row>
        <table:table-row table:style-name="ro1">
          <table:table-cell table:formula="of:=[$glibc.V152]" office:value-type="float" office:value="0" calcext:value-type="float">
            <text:p>0</text:p>
          </table:table-cell>
          <table:table-cell table:formula="of:=[$jemalloc.V152]" office:value-type="float" office:value="0" calcext:value-type="float">
            <text:p>0</text:p>
          </table:table-cell>
        </table:table-row>
        <table:table-row table:style-name="ro1">
          <table:table-cell table:formula="of:=[$glibc.V153]" office:value-type="float" office:value="0" calcext:value-type="float">
            <text:p>0</text:p>
          </table:table-cell>
          <table:table-cell table:formula="of:=[$jemalloc.V153]" office:value-type="float" office:value="0" calcext:value-type="float">
            <text:p>0</text:p>
          </table:table-cell>
        </table:table-row>
        <table:table-row table:style-name="ro1">
          <table:table-cell table:formula="of:=[$glibc.V154]" office:value-type="float" office:value="0" calcext:value-type="float">
            <text:p>0</text:p>
          </table:table-cell>
          <table:table-cell table:formula="of:=[$jemalloc.V15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6:45:13.255539988</meta:creation-date>
    <dc:date>2022-07-19T16:48:42.130953258</dc:date>
    <meta:editing-duration>PT3M29S</meta:editing-duration>
    <meta:editing-cycles>1</meta:editing-cycles>
    <meta:document-statistic meta:table-count="3" meta:cell-count="1196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785cm" svg:height="16.204cm" xlink:href=".." xlink:type="simple" chart:class="chart:line" chart:style-name="ch1">
        <chart:legend chart:legend-position="end" svg:x="25.589cm" svg:y="7.554cm" style:legend-expansion="high" chart:style-name="ch2"/>
        <chart:plot-area chart:style-name="ch3" table:cell-range-address="Sheet3.A1:Sheet3.B154" chart:data-source-has-labels="row" svg:x="0.575cm" svg:y="0.324cm" svg:width="24.439cm" svg:height="15.556cm">
          <chartooo:coordinate-region svg:x="2.122cm" svg:y="0.445cm" svg:width="22.751cm" svg:height="14.4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154" chart:label-cell-address="Sheet3.A1:Sheet3.A1" chart:class="chart:line">
            <chart:data-point chart:repeated="153"/>
          </chart:series>
          <chart:series chart:style-name="ch7" chart:values-cell-range-address="Sheet3.B2:Sheet3.B154" chart:label-cell-address="Sheet3.B1:Sheet3.B1" chart:class="chart:line">
            <chart:data-point chart:repeated="1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ibc rss</text:p>
                <draw:g>
                  <svg:desc>Sheet3.A1:Sheet3.A1</svg:desc>
                </draw:g>
              </table:table-cell>
              <table:table-cell office:value-type="string">
                <text:p>jemalloc rss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6800">
                <text:p>2186800</text:p>
                <draw:g>
                  <svg:desc>Sheet3.A2:Sheet3.A154</svg:desc>
                </draw:g>
              </table:table-cell>
              <table:table-cell office:value-type="float" office:value="2188036">
                <text:p>2188036</text:p>
                <draw:g>
                  <svg:desc>Sheet3.B2:Sheet3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50860">
                <text:p>2350860</text:p>
              </table:table-cell>
              <table:table-cell office:value-type="float" office:value="2390568">
                <text:p>2390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7452">
                <text:p>2507452</text:p>
              </table:table-cell>
              <table:table-cell office:value-type="float" office:value="2470792">
                <text:p>2470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2828">
                <text:p>2542828</text:p>
              </table:table-cell>
              <table:table-cell office:value-type="float" office:value="2515604">
                <text:p>2515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3324">
                <text:p>2633324</text:p>
              </table:table-cell>
              <table:table-cell office:value-type="float" office:value="2592288">
                <text:p>2592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4336">
                <text:p>2704336</text:p>
              </table:table-cell>
              <table:table-cell office:value-type="float" office:value="2609424">
                <text:p>2609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10112">
                <text:p>2710112</text:p>
              </table:table-cell>
              <table:table-cell office:value-type="float" office:value="2617016">
                <text:p>2617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8328">
                <text:p>2828328</text:p>
              </table:table-cell>
              <table:table-cell office:value-type="float" office:value="2785316">
                <text:p>2785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92172">
                <text:p>2892172</text:p>
              </table:table-cell>
              <table:table-cell office:value-type="float" office:value="2802164">
                <text:p>2802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37084">
                <text:p>2937084</text:p>
              </table:table-cell>
              <table:table-cell office:value-type="float" office:value="2847584">
                <text:p>2847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45960">
                <text:p>2945960</text:p>
              </table:table-cell>
              <table:table-cell office:value-type="float" office:value="2879988">
                <text:p>2879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0760">
                <text:p>2980760</text:p>
              </table:table-cell>
              <table:table-cell office:value-type="float" office:value="2901444">
                <text:p>2901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28528">
                <text:p>3028528</text:p>
              </table:table-cell>
              <table:table-cell office:value-type="float" office:value="2925224">
                <text:p>2925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52552">
                <text:p>3052552</text:p>
              </table:table-cell>
              <table:table-cell office:value-type="float" office:value="2983332">
                <text:p>2983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9400">
                <text:p>3089400</text:p>
              </table:table-cell>
              <table:table-cell office:value-type="float" office:value="3010936">
                <text:p>3010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4956">
                <text:p>3114956</text:p>
              </table:table-cell>
              <table:table-cell office:value-type="float" office:value="3016156">
                <text:p>3016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35248">
                <text:p>3135248</text:p>
              </table:table-cell>
              <table:table-cell office:value-type="float" office:value="3055308">
                <text:p>3055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9188">
                <text:p>3149188</text:p>
              </table:table-cell>
              <table:table-cell office:value-type="float" office:value="3094020">
                <text:p>30940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2072">
                <text:p>3202072</text:p>
              </table:table-cell>
              <table:table-cell office:value-type="float" office:value="3145232">
                <text:p>314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16812">
                <text:p>3216812</text:p>
              </table:table-cell>
              <table:table-cell office:value-type="float" office:value="3140332">
                <text:p>3140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17596">
                <text:p>3217596</text:p>
              </table:table-cell>
              <table:table-cell office:value-type="float" office:value="3182196">
                <text:p>3182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60848">
                <text:p>3260848</text:p>
              </table:table-cell>
              <table:table-cell office:value-type="float" office:value="3232320">
                <text:p>32323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5740">
                <text:p>3305740</text:p>
              </table:table-cell>
              <table:table-cell office:value-type="float" office:value="3242132">
                <text:p>3242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6000">
                <text:p>3306000</text:p>
              </table:table-cell>
              <table:table-cell office:value-type="float" office:value="3264644">
                <text:p>3264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15200">
                <text:p>3315200</text:p>
              </table:table-cell>
              <table:table-cell office:value-type="float" office:value="3307784">
                <text:p>3307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63988">
                <text:p>3363988</text:p>
              </table:table-cell>
              <table:table-cell office:value-type="float" office:value="3372920">
                <text:p>33729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87240">
                <text:p>3387240</text:p>
              </table:table-cell>
              <table:table-cell office:value-type="float" office:value="3350352">
                <text:p>3350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88564">
                <text:p>3388564</text:p>
              </table:table-cell>
              <table:table-cell office:value-type="float" office:value="3384196">
                <text:p>3384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25396">
                <text:p>3425396</text:p>
              </table:table-cell>
              <table:table-cell office:value-type="float" office:value="3434532">
                <text:p>3434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77388">
                <text:p>3477388</text:p>
              </table:table-cell>
              <table:table-cell office:value-type="float" office:value="3507656">
                <text:p>3507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82384">
                <text:p>3482384</text:p>
              </table:table-cell>
              <table:table-cell office:value-type="float" office:value="3463780">
                <text:p>34637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4176">
                <text:p>3504176</text:p>
              </table:table-cell>
              <table:table-cell office:value-type="float" office:value="3518380">
                <text:p>35183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53648">
                <text:p>3553648</text:p>
              </table:table-cell>
              <table:table-cell office:value-type="float" office:value="3570572">
                <text:p>3570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53648">
                <text:p>3553648</text:p>
              </table:table-cell>
              <table:table-cell office:value-type="float" office:value="3625628">
                <text:p>3625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9476">
                <text:p>3609476</text:p>
              </table:table-cell>
              <table:table-cell office:value-type="float" office:value="3578432">
                <text:p>3578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31504">
                <text:p>3631504</text:p>
              </table:table-cell>
              <table:table-cell office:value-type="float" office:value="3645860">
                <text:p>36458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32560">
                <text:p>3632560</text:p>
              </table:table-cell>
              <table:table-cell office:value-type="float" office:value="3700920">
                <text:p>37009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86288">
                <text:p>3686288</text:p>
              </table:table-cell>
              <table:table-cell office:value-type="float" office:value="3739412">
                <text:p>3739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38796">
                <text:p>3738796</text:p>
              </table:table-cell>
              <table:table-cell office:value-type="float" office:value="3696248">
                <text:p>3696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39984">
                <text:p>3739984</text:p>
              </table:table-cell>
              <table:table-cell office:value-type="float" office:value="3769388">
                <text:p>3769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50764">
                <text:p>3750764</text:p>
              </table:table-cell>
              <table:table-cell office:value-type="float" office:value="3826256">
                <text:p>3826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95596">
                <text:p>3795596</text:p>
              </table:table-cell>
              <table:table-cell office:value-type="float" office:value="3835004">
                <text:p>3835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16500">
                <text:p>3816500</text:p>
              </table:table-cell>
              <table:table-cell office:value-type="float" office:value="3797604">
                <text:p>3797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20896">
                <text:p>3820896</text:p>
              </table:table-cell>
              <table:table-cell office:value-type="float" office:value="3892316">
                <text:p>3892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76240">
                <text:p>3876240</text:p>
              </table:table-cell>
              <table:table-cell office:value-type="float" office:value="3954092">
                <text:p>39540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11616">
                <text:p>3911616</text:p>
              </table:table-cell>
              <table:table-cell office:value-type="float" office:value="3945156">
                <text:p>3945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31160">
                <text:p>3931160</text:p>
              </table:table-cell>
              <table:table-cell office:value-type="float" office:value="3934712">
                <text:p>39347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66036">
                <text:p>3966036</text:p>
              </table:table-cell>
              <table:table-cell office:value-type="float" office:value="4005536">
                <text:p>4005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3432">
                <text:p>4003432</text:p>
              </table:table-cell>
              <table:table-cell office:value-type="float" office:value="4051436">
                <text:p>4051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8976">
                <text:p>4008976</text:p>
              </table:table-cell>
              <table:table-cell office:value-type="float" office:value="4038932">
                <text:p>40389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71436">
                <text:p>4071436</text:p>
              </table:table-cell>
              <table:table-cell office:value-type="float" office:value="4016644">
                <text:p>40166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97908">
                <text:p>4097908</text:p>
              </table:table-cell>
              <table:table-cell office:value-type="float" office:value="4102048">
                <text:p>4102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04236">
                <text:p>4104236</text:p>
              </table:table-cell>
              <table:table-cell office:value-type="float" office:value="4145980">
                <text:p>41459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55556">
                <text:p>4155556</text:p>
              </table:table-cell>
              <table:table-cell office:value-type="float" office:value="4141584">
                <text:p>4141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97832">
                <text:p>4197832</text:p>
              </table:table-cell>
              <table:table-cell office:value-type="float" office:value="4133928">
                <text:p>4133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99024">
                <text:p>4199024</text:p>
              </table:table-cell>
              <table:table-cell office:value-type="float" office:value="4223152">
                <text:p>4223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13992">
                <text:p>4213992</text:p>
              </table:table-cell>
              <table:table-cell office:value-type="float" office:value="4231524">
                <text:p>4231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67452">
                <text:p>4267452</text:p>
              </table:table-cell>
              <table:table-cell office:value-type="float" office:value="4247932">
                <text:p>42479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71968">
                <text:p>4271968</text:p>
              </table:table-cell>
              <table:table-cell office:value-type="float" office:value="4253568">
                <text:p>4253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96792">
                <text:p>4296792</text:p>
              </table:table-cell>
              <table:table-cell office:value-type="float" office:value="4316032">
                <text:p>4316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09144">
                <text:p>4309144</text:p>
              </table:table-cell>
              <table:table-cell office:value-type="float" office:value="4317760">
                <text:p>4317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21544">
                <text:p>4321544</text:p>
              </table:table-cell>
              <table:table-cell office:value-type="float" office:value="4348368">
                <text:p>4348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52400">
                <text:p>4352400</text:p>
              </table:table-cell>
              <table:table-cell office:value-type="float" office:value="4335728">
                <text:p>4335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53788">
                <text:p>4353788</text:p>
              </table:table-cell>
              <table:table-cell office:value-type="float" office:value="4428904">
                <text:p>44289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58008">
                <text:p>4358008</text:p>
              </table:table-cell>
              <table:table-cell office:value-type="float" office:value="4431992">
                <text:p>4431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69616">
                <text:p>4369616</text:p>
              </table:table-cell>
              <table:table-cell office:value-type="float" office:value="4451744">
                <text:p>44517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70672">
                <text:p>4370672</text:p>
              </table:table-cell>
              <table:table-cell office:value-type="float" office:value="4357052">
                <text:p>4357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82680">
                <text:p>4382680</text:p>
              </table:table-cell>
              <table:table-cell office:value-type="float" office:value="4358480">
                <text:p>43584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97692">
                <text:p>4397692</text:p>
              </table:table-cell>
              <table:table-cell office:value-type="float" office:value="4408476">
                <text:p>4408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02164">
                <text:p>4402164</text:p>
              </table:table-cell>
              <table:table-cell office:value-type="float" office:value="4458596">
                <text:p>44585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23780">
                <text:p>4423780</text:p>
              </table:table-cell>
              <table:table-cell office:value-type="float" office:value="4426500">
                <text:p>4426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26008">
                <text:p>4426008</text:p>
              </table:table-cell>
              <table:table-cell office:value-type="float" office:value="4462852">
                <text:p>4462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26008">
                <text:p>4426008</text:p>
              </table:table-cell>
              <table:table-cell office:value-type="float" office:value="4497992">
                <text:p>44979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26008">
                <text:p>4426008</text:p>
              </table:table-cell>
              <table:table-cell office:value-type="float" office:value="4453220">
                <text:p>44532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26532">
                <text:p>4426532</text:p>
              </table:table-cell>
              <table:table-cell office:value-type="float" office:value="4276108">
                <text:p>42761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40188">
                <text:p>4440188</text:p>
              </table:table-cell>
              <table:table-cell office:value-type="float" office:value="4399000">
                <text:p>4399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40188">
                <text:p>4440188</text:p>
              </table:table-cell>
              <table:table-cell office:value-type="float" office:value="4453024">
                <text:p>4453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40188">
                <text:p>4440188</text:p>
              </table:table-cell>
              <table:table-cell office:value-type="float" office:value="4452936">
                <text:p>4452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40188">
                <text:p>4440188</text:p>
              </table:table-cell>
              <table:table-cell office:value-type="float" office:value="4390904">
                <text:p>4390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40188">
                <text:p>4440188</text:p>
              </table:table-cell>
              <table:table-cell office:value-type="float" office:value="4512544">
                <text:p>4512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40188">
                <text:p>4440188</text:p>
              </table:table-cell>
              <table:table-cell office:value-type="float" office:value="4459372">
                <text:p>4459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42284">
                <text:p>4442284</text:p>
              </table:table-cell>
              <table:table-cell office:value-type="float" office:value="4460452">
                <text:p>4460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58496">
                <text:p>4458496</text:p>
              </table:table-cell>
              <table:table-cell office:value-type="float" office:value="4436844">
                <text:p>44368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74964">
                <text:p>4474964</text:p>
              </table:table-cell>
              <table:table-cell office:value-type="float" office:value="4430372">
                <text:p>4430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76424">
                <text:p>4476424</text:p>
              </table:table-cell>
              <table:table-cell office:value-type="float" office:value="4463160">
                <text:p>44631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76424">
                <text:p>4476424</text:p>
              </table:table-cell>
              <table:table-cell office:value-type="float" office:value="4496860">
                <text:p>4496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76424">
                <text:p>4476424</text:p>
              </table:table-cell>
              <table:table-cell office:value-type="float" office:value="4311628">
                <text:p>43116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79724">
                <text:p>4479724</text:p>
              </table:table-cell>
              <table:table-cell office:value-type="float" office:value="4376504">
                <text:p>4376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81348">
                <text:p>4481348</text:p>
              </table:table-cell>
              <table:table-cell office:value-type="float" office:value="4425108">
                <text:p>4425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7168">
                <text:p>4487168</text:p>
              </table:table-cell>
              <table:table-cell office:value-type="float" office:value="4455412">
                <text:p>4455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3744">
                <text:p>4503744</text:p>
              </table:table-cell>
              <table:table-cell office:value-type="float" office:value="4401264">
                <text:p>4401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04324">
                <text:p>4504324</text:p>
              </table:table-cell>
              <table:table-cell office:value-type="float" office:value="4488564">
                <text:p>4488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06460">
                <text:p>4506460</text:p>
              </table:table-cell>
              <table:table-cell office:value-type="float" office:value="4549012">
                <text:p>4549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06460">
                <text:p>4506460</text:p>
              </table:table-cell>
              <table:table-cell office:value-type="float" office:value="4507352">
                <text:p>4507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06460">
                <text:p>4506460</text:p>
              </table:table-cell>
              <table:table-cell office:value-type="float" office:value="4366312">
                <text:p>43663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13384">
                <text:p>4513384</text:p>
              </table:table-cell>
              <table:table-cell office:value-type="float" office:value="4470492">
                <text:p>44704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14568">
                <text:p>4514568</text:p>
              </table:table-cell>
              <table:table-cell office:value-type="float" office:value="4465588">
                <text:p>44655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14568">
                <text:p>4514568</text:p>
              </table:table-cell>
              <table:table-cell office:value-type="float" office:value="4504064">
                <text:p>45040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14568">
                <text:p>4514568</text:p>
              </table:table-cell>
              <table:table-cell office:value-type="float" office:value="4434340">
                <text:p>44343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14568">
                <text:p>4514568</text:p>
              </table:table-cell>
              <table:table-cell office:value-type="float" office:value="4416824">
                <text:p>44168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16408">
                <text:p>4516408</text:p>
              </table:table-cell>
              <table:table-cell office:value-type="float" office:value="4425036">
                <text:p>44250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16408">
                <text:p>4516408</text:p>
              </table:table-cell>
              <table:table-cell office:value-type="float" office:value="4456856">
                <text:p>44568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26404">
                <text:p>4526404</text:p>
              </table:table-cell>
              <table:table-cell office:value-type="float" office:value="4471812">
                <text:p>44718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26756">
                <text:p>4526756</text:p>
              </table:table-cell>
              <table:table-cell office:value-type="float" office:value="4461452">
                <text:p>44614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27972">
                <text:p>4527972</text:p>
              </table:table-cell>
              <table:table-cell office:value-type="float" office:value="4508156">
                <text:p>45081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27972">
                <text:p>4527972</text:p>
              </table:table-cell>
              <table:table-cell office:value-type="float" office:value="4556488">
                <text:p>45564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27972">
                <text:p>4527972</text:p>
              </table:table-cell>
              <table:table-cell office:value-type="float" office:value="4327112">
                <text:p>43271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27972">
                <text:p>4527972</text:p>
              </table:table-cell>
              <table:table-cell office:value-type="float" office:value="4424000">
                <text:p>4424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28956">
                <text:p>4528956</text:p>
              </table:table-cell>
              <table:table-cell office:value-type="float" office:value="4467360">
                <text:p>44673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32884">
                <text:p>4532884</text:p>
              </table:table-cell>
              <table:table-cell office:value-type="float" office:value="4467612">
                <text:p>44676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40784">
                <text:p>4540784</text:p>
              </table:table-cell>
              <table:table-cell office:value-type="float" office:value="4411340">
                <text:p>44113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40904">
                <text:p>4540904</text:p>
              </table:table-cell>
              <table:table-cell office:value-type="float" office:value="4516692">
                <text:p>45166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42644">
                <text:p>4542644</text:p>
              </table:table-cell>
              <table:table-cell office:value-type="float" office:value="4580556">
                <text:p>45805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42644">
                <text:p>4542644</text:p>
              </table:table-cell>
              <table:table-cell office:value-type="float" office:value="4527492">
                <text:p>4527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48160">
                <text:p>4548160</text:p>
              </table:table-cell>
              <table:table-cell office:value-type="float" office:value="4388360">
                <text:p>43883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48160">
                <text:p>4548160</text:p>
              </table:table-cell>
              <table:table-cell office:value-type="float" office:value="4480472">
                <text:p>44804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67168">
                <text:p>4567168</text:p>
              </table:table-cell>
              <table:table-cell office:value-type="float" office:value="4473880">
                <text:p>44738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72676">
                <text:p>4572676</text:p>
              </table:table-cell>
              <table:table-cell office:value-type="float" office:value="4513360">
                <text:p>45133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2676">
                <text:p>4572676</text:p>
              </table:table-cell>
              <table:table-cell office:value-type="float" office:value="4466564">
                <text:p>44665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72676">
                <text:p>4572676</text:p>
              </table:table-cell>
              <table:table-cell office:value-type="float" office:value="4578604">
                <text:p>4578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74288">
                <text:p>4574288</text:p>
              </table:table-cell>
              <table:table-cell office:value-type="float" office:value="4516896">
                <text:p>45168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74288">
                <text:p>4574288</text:p>
              </table:table-cell>
              <table:table-cell office:value-type="float" office:value="4517872">
                <text:p>4517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78496">
                <text:p>4578496</text:p>
              </table:table-cell>
              <table:table-cell office:value-type="float" office:value="4475420">
                <text:p>44754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78496">
                <text:p>4578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